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1e293b" loext:opacity="100%" fo:letter-spacing="normal" fo:font-style="normal" fo:font-weight="normal"/>
    </style:style>
    <style:style style:name="P2"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OMMAIRE</text:p>
      <text:p text:style-name="P2"/>
      <text:p text:style-name="P1">## GENERALITES</text:p>
      <text:p text:style-name="P2"/>
      <text:p text:style-name="P1">### Objet du Marché</text:p>
      <text:p text:style-name="P1">Le présent document a pour objet la définition des travaux du lot « Chauffage Sanitaire Ventilation », dans le cadre de la construction d’un ensemble comprenant 45 logements collectifs et 4 villas :</text:p>
      <text:p text:style-name="P1">Bâtiment A : <text:s text:c="3"/>9 logements en accession et 1 logement BRS (A1-101),</text:p>
      <text:p text:style-name="P1">Bâtiment B : <text:s text:c="3"/>5 logements en accession et 3 logements BRS (B001 – B002 et B003),</text:p>
      <text:p text:style-name="P1">Bâtiment C : <text:s text:c="3"/>8 logements locatifs sociaux (LLS),</text:p>
      <text:p text:style-name="P1">Bâtiment DE : <text:s text:c="2"/>7 logements en accession, 10 logements BRS ( D001, D002, D003, E1-101, E1-102, E1-103, E1-201, E1-202, /E2-101 et E2-102 ) et 2 logements locatifs sociaux LLS (E1-001 et E1-003),</text:p>
      <text:p text:style-name="P1">4 villas en accession.</text:p>
      <text:p text:style-name="P2"/>
      <text:p text:style-name="P1">### Règlementation thermique</text:p>
      <text:p text:style-name="P1">Le projet est d ‘un niveau de performance réglementaire RE2020 seuil 2022.</text:p>
      <text:p text:style-name="P1">L'ensemble des prescriptions permet de respecter ce niveau de performance. L'entreprise fournira avec son offre la liste de l'ensemble du matériel prévu et les fiches techniques correspondantes.</text:p>
      <text:p text:style-name="P2"/>
      <text:p text:style-name="P1">### Conditions générale de réalisation</text:p>
      <text:p text:style-name="P1">Les travaux comprennent la totalité des prestations nécessaires pour obtenir des installations complètes, réglementaires, en ordre de marche, de bonne qualité esthétique et conformes aux règles de l'art.</text:p>
      <text:p text:style-name="P1">Les travaux sont définis par :</text:p>
      <text:p text:style-name="P1">le présent CCTP et les plans techniques,</text:p>
      <text:p text:style-name="P1">les CCTP et plans des autres lots, pour ce qui concerne toute relation avec les ouvrages des autres lots.</text:p>
      <text:p text:style-name="P1">Les travaux comprennent également toutes les prestations et dispositions dépendant des éléments suivants :</text:p>
      <text:p text:style-name="P1">Prescriptions générales, administratives et techniques : CCAP, prescriptions communes,</text:p>
      <text:p text:style-name="P1">Gestion du chantier : Installation de chantier, échafaudages, nettoyage, compte-prorata, gardiennage,</text:p>
      <text:p text:style-name="P1">Coordination de travaux : PGC, SPS</text:p>
      <text:p text:style-name="P1">Particularités du site et des bâtiments existants et de leurs installations,</text:p>
      <text:p text:style-name="P1">Charte chantier propre.</text:p>
      <text:p text:style-name="P1">L'offre est forfaitaire : l'entreprise est tenue, avant la remise de son offre, de les vérifier, et s'engagera sur le montant global des ouvrages.</text:p>
      <text:p text:style-name="P1">Les travaux à exécuter au titre du présent marché comprennent :</text:p>
      <text:p text:style-name="P1">La fourniture, le transport à pied d’œuvre, le montage, les essais, et le réglage de tout le matériel nécessaire au fonctionnement correct des installations telles que décrites dans le présent devis descriptif,</text:p>
      <text:p text:style-name="P1">Les plans d'atelier et de chantier,</text:p>
      <text:p text:style-name="P1">La collecte et présentation de l'ensemble des notices d'exploitation des matériels, certificats de garantie, agréments CSTB éventuels,</text:p>
      <text:p text:style-name="P1">Les travaux nécessaires à la remise en état des défectuosités constatées pendant l'année de garantie,</text:p>
      <text:p text:style-name="P1">Les contrôles, essais et vérifications avant réception des travaux.</text:p>
      <text:p text:style-name="P2"/>
      <text:p text:style-name="P1">### Prescriptions CSPS</text:p>
      <text:p text:style-name="P1">Toutes les entreprises retenues sur le projet doivent appliquer les règles établies dans le PGC.</text:p>
      <text:p text:style-name="P1">Toutes les entreprises doivent appliquer le guide de l’OPPBTP concernant les mesures sanitaires à mettre en œuvre dans le cadre de la pandémie de la Covid-19.</text:p>
      <text:p text:style-name="P1">Toutes les entreprises retenues sur le projet doivent appliquer les principes généraux de prévention (art L4121- 2 du Code du Travail).</text:p>
      <text:p text:style-name="P1">Toutes les entreprises doivent prendre rdv avec le CSPS pour réaliser leurs visites d’inspections communes et transmettre leurs PPSPS pour avis.</text:p>
      <text:p text:style-name="P1"><text:soft-page-break/>Le PPSPS doit être transmis exclusivement version papier le jour de la VIC au CSPS.</text:p>
      <text:p text:style-name="P1">Le CSPS doit être en copie des demandes d’agrément pour les sous-traitants.</text:p>
      <text:p text:style-name="P1">Les VIC pour les titulaires et sous-traitants sont à programmer le plus en amont possible, minima 15 jours avant intervention sur le chantier.</text:p>
      <text:p text:style-name="P1">Après analyse du PPSPS par le CSPS des points peuvent être à compléter par l’entreprise.</text:p>
      <text:p text:style-name="P1">Celle-ci doit impérativement répondre aux observations du CSPS en modifiant son document et le soumettre à nouveau par mail au CSPS pour avis.</text:p>
      <text:p text:style-name="P1">Tant que celui-ci ne l’a pas reçu, l’entreprise n’est pas en règle vis-à-vis du PGC et du Code du Travail.</text:p>
      <text:p text:style-name="P1">Toutes les entreprises doivent prendre en compte les Registres Journaux du projet et les viser, conformément au Code du Travail.</text:p>
      <text:p text:style-name="P2"/>
      <text:p text:style-name="P1">### Prestations incluses</text:p>
      <text:p text:style-name="P1">Outre les travaux explicitement définis dans le présent document, l'entreprise doit la réalisation, dans le cadre du prix du marché, des diverses prestations indispensables à l'exécution complète des travaux, soit notamment :</text:p>
      <text:p text:style-name="P1">a) Préparation : Plans et Chantier</text:p>
      <text:p text:style-name="P1">Etablissement de documents :</text:p>
      <text:p text:style-name="P1">Réalisation de documents particuliers, liés à la technicité propre de l'entreprise, nécessaires à l'exécution, dont dispositions ayant une incidence sur les autres corps d'état : plans de câblage, plans de réservations, plans de percement, plans de fabrication, schémas d'installations, PPSPS, ...</text:p>
      <text:p text:style-name="P1">b) Travaux :</text:p>
      <text:p text:style-name="P1">Fourniture, pose de tout accessoire, support ou organe nécessaire à la réalisation complète des travaux</text:p>
      <text:p text:style-name="P1">Percements et saignées :</text:p>
      <text:p text:style-name="P1">Réalisation de tous carottage, percements et saignées divers, avec rebouchements "à l'identique"</text:p>
      <text:p text:style-name="P1">Rebouchements des planchers et de toutes parois traversées avec :</text:p>
      <text:p text:style-name="P1">reconstitution du degré coupe-feu, lorsqu'il existe, par manchons spéciaux</text:p>
      <text:p text:style-name="P1">traitement de manière à éviter tout pont phonique</text:p>
      <text:p text:style-name="P1">réalisation suivant prescriptions communes à tous les lots</text:p>
      <text:p text:style-name="P1">Protection antirouille</text:p>
      <text:p text:style-name="P1">Tous les accessoires, supports, auront une protection antirouille par nature (alu, plastique) ou par revêtement (galvanisation, métallisation, peinture)</text:p>
      <text:p text:style-name="P1">Repérage des réseaux</text:p>
      <text:p text:style-name="P1">c/ Finitions :</text:p>
      <text:p text:style-name="P1">Essais - Réglages :</text:p>
      <text:p text:style-name="P1">Réalisation des réglages divers</text:p>
      <text:p text:style-name="P1">Essais de fonctionnement de l'ensemble des installations, avec réalisation des mesures particulières nécessaires (foyer type, …)</text:p>
      <text:p text:style-name="P1">Etablissement et fourniture des P.V. d'essais suivant attestations de fonctionnement AQC</text:p>
      <text:p text:style-name="P1">Dossier de récolement DOE et DIUO :</text:p>
      <text:p text:style-name="P1">Fourniture des plans : 1 exemplaire papier, 1 exemplaire informatique format PDF et DWG sur clé USB.</text:p>
      <text:p text:style-name="P1">Fourniture de la liste des principaux appareillages installés avec bons de garantie et toutes données nécessaires à l'entretien</text:p>
      <text:p text:style-name="P1">Etablissement et fourniture des consignes d'exploitation des installations, en vue de l'établissement du DIUO</text:p>
      <text:p text:style-name="P2"/>
      <text:p text:style-name="P1">### Documents de référence</text:p>
      <text:p text:style-name="P1">Les installations devront satisfaire aux normes et règlements en vigueur au moment de leur réalisation et en particulier à ceux désignés ci-après de manière non exhaustive :</text:p>
      <text:p text:style-name="P1">Répertoire des Eléments et Ensembles Fabriqués du Bâtiment (REEF)</text:p>
      <text:p text:style-name="P1">Les avis du CSTB</text:p>
      <text:p text:style-name="P1">Les fiches de garantie des fournisseurs</text:p>
      <text:p text:style-name="P1">Le guide du Syndicat National des fabricants de tubes et de raccords plastiques dans le bâtiment</text:p>
      <text:p text:style-name="P1">Le décret relatif à la protection des travailleurs dans les établissements mettant en jeu des courants électriques.</text:p>
      <text:p text:style-name="P1"><text:soft-page-break/>Les spécifications ATG</text:p>
      <text:p text:style-name="P1">Les règles RAGE</text:p>
      <text:p text:style-name="P1">Le règlement sanitaire départemental type du 9 août 1978 (circulaire du ministère de la santé) modifié le 20.01.83</text:p>
      <text:p text:style-name="P1">Les Normes françaises ou européennes équivalentes</text:p>
      <text:p text:style-name="P1">Les Documents Techniques Unifiés</text:p>
      <text:p text:style-name="P1">Décret 2021-1004 + Arrêté 04/08/2021 (RE2020 / Th-BCE 2020)</text:p>
      <text:p text:style-name="P1">Ne sont pas considérés comme travaux supplémentaires les modifications imposées par les organismes de contrôle et notamment en cas d'application des règlements de sécurité, des normes, des textes de lois et des règles de l'art en vigueur un mois avant la remise de l'offre par l'entreprise.</text:p>
      <text:p text:style-name="P1">D'une manière générale, les indications données dans le présent devis ne portent que sur les points non précisés par les règlements, sur les bases à admettre pour les calculs et en aucun cas sur les règlements que l'entrepreneur déclare, par le fait même qu'il soumissionne, parfaitement connaître.</text:p>
      <text:p text:style-name="P1">Les projets remis seront étudiés en toute connaissance de cause.</text:p>
      <text:p text:style-name="P1">Si une modification à une norme ou à un règlement intervenait après la date d'établissement de l'étude d'appel d'offres, il appartiendra à l'adjudicataire, sous sa seule responsabilité, d'en informer le Maître d'Œuvre, par écrit, éventuellement avec accusé de réception (ou sur le compte rendu de chantier) en indiquant les conséquences techniques et financières résultant de cette modification.</text:p>
      <text:p text:style-name="P1">Le Maître d'Œuvre soumettra la proposition, avec éventuellement l'avis motivé du bureau de contrôle, au Maître d'Ouvrage, qui prendra la décision nécessaire. </text:p>
      <text:p text:style-name="P1">Si cette décision est négative, l'installateur devra en demander notification par écrit.</text:p>
      <text:p text:style-name="P2"/>
      <text:p text:style-name="P1">### Obligations diverses</text:p>
      <text:p text:style-name="P1">Accord avant réalisation</text:p>
      <text:p text:style-name="P1">L'entreprise soumettra à l'accord du Maître d'Œuvre, avant réalisation, ses plans de fabrication, ses schémas électriques d'exécution d'installations, ses notes de calcul et ses contraintes de planning à l'égard des autres corps d'état. De même, la sélection définitive de tout matériel à installer (armoire, appareillage, ...) sera soumise à l'accord du Maître d'Œuvre avec présentation d'échantillons avant commande.</text:p>
      <text:p text:style-name="P1">Démarches particulières</text:p>
      <text:p text:style-name="P1">L'entreprise effectuera toute démarche nécessaire, concernant ses installations, auprès des différents concessionnaires ou prestataire (titulaire de contrat d'exploitation) pour obtenir un fonctionnement normal, dans le cadre du Marché.</text:p>
      <text:p text:style-name="P1">Protection des ouvrages</text:p>
      <text:p text:style-name="P1">L'entrepreneur sera responsable, jusqu'à la réception, de la protection de ses ouvrages. A cet effet, il devra prendre toutes les mesures nécessaires pour éviter toutes dégradations.</text:p>
      <text:p text:style-name="P1">Garantie</text:p>
      <text:p text:style-name="P1">Pendant la période de garantie, l'entreprise réalisera, dans le cadre de son marché, les interventions nécessaires :</text:p>
      <text:p text:style-name="P1">aux dépannages et mesures d'urgences correspondantes (pièces, main d'Œuvre et déplacements)</text:p>
      <text:p text:style-name="P1">à la prise en main des installations par le Maître d'Ouvrage et/ou son exploitant : explications sur le fonctionnement, le contrôle, l'entretien et la conduite</text:p>
      <text:p text:style-name="P1">aux réglages divers</text:p>
      <text:p text:style-name="P2"/>
      <text:p text:style-name="P1">### Mission du bureau d'études</text:p>
      <text:p text:style-name="P1">La mission du BET est inscrite dans le cadre d’un marché privé avec, à sa charge :</text:p>
      <text:p text:style-name="P1">Etudes d’Avant-Projet,</text:p>
      <text:p text:style-name="P1">Etudes de Projet avec plans et CCTP,</text:p>
      <text:p text:style-name="P1">Analyse des offres,</text:p>
      <text:p text:style-name="P1">Suivi de chantier et réception.</text:p>
      <text:p text:style-name="P1">La réalisation des plans d’exécution et des plans d’atelier et de chantier est à la charge du présent lot</text:p>
      <text:p text:style-name="P2"/>
      <text:p text:style-name="P1">### Bases et Exigences Techniques</text:p>
      <text:p text:style-name="P1"><text:soft-page-break/>Plomberie</text:p>
      <text:p text:style-name="P1">Pression d'eau : réduite à 3 bars par la mise en place d'un réducteur de pression</text:p>
      <text:p text:style-name="P1">Alimentation d'eau des appareils : vitesse limitée à 1 m/s dans les logements et à 1.5 m/s dans les sous-sols et gaines techniques.</text:p>
      <text:p text:style-name="P1">Evacuations EU-EV et EP, pente mini :</text:p>
      <text:p text:style-name="P1">2 cm/m dans les logements</text:p>
      <text:p text:style-name="P1">1,5 cm/m pour les réseaux enterrés et encastrés, pour les réseaux aériens au plafond du sous-sol.</text:p>
      <text:p text:style-name="P1">Un rinçage de l’installation doit être réalisée juste après sa mise en œuvre et au plus tard avant la mise en place des robinetteries selon les procédures décrites par le guide technique du CSTB ou équivalent.</text:p>
      <text:p text:style-name="P1">L’analyse de l’eau effectuée avant le compteur en pied d’immeuble sera transmise au maitre d’ouvrage, et il devra être réalisé une analyse de l’eau après robinetterie après travaux et rinçage. (Cette analyse devra porter au minimum sur les mêmes points que l’analyse effectuée avant le compteur et sur la dureté de l’eau). En cas d’écarts constates, le maitre d’ouvrage devra mener les actions nécessaires pour lever ces derniers. Les tests seront effectués par bâtiment sur le logement le plus éloigne par rapport au point d’alimentation d’eau du bâtiment et sur logement choisi aléatoirement.</text:p>
      <text:p text:style-name="P1">VMC Logements</text:p>
      <text:p text:style-name="P1">Pression aux bouches d'extraction VMC : comprise entre 80 et 160 Pa.</text:p>
      <text:p text:style-name="P1">Réseaux VMC : vitesse maxi 4 m/s</text:p>
      <text:p text:style-name="P1">Le type de ventilateur, le choix du point de fonctionnement des ventilateurs à débit maximal, la constitution des réseaux, le type des bouches utilisés et les réglages de l'installation seront réalisés afin que les niveaux de bruits reçus ne dépassent pas 30 dB(A) en pièces principales et 35 dB(A) en cuisines</text:p>
      <text:p text:style-name="P1">A la charge du présent lot la fourniture d’une note de calcul de dimensionnement selon les dispositions du DTU 68-1.</text:p>
      <text:p text:style-name="P1">L’installation de ventilation respectera les normes XP P 50-410 (DTU 68-1) et NF P 50-411-1 et 2 (DTU 68-2), notamment en ce qui concerne l’implantation des équipements et leurs accès, afin de réaliser les interventions de vérification, d’entretien et de maintenance. La trappe d’accès au caisson de ventilation doit être dimensionnée pour le passage du caisson en cas de maintenance. En immeuble collectif, tous les conduits collectifs doivent être réalisés en matériau rigide, a l’exception des piquages individuels (vers les bouches d’extraction) situes dans une gaine technique ou un plenum qui peuvent être réalises en matériau flexible. Le réseau collectif et les piquages individuels doivent disposer de tous les éléments (trappe de visite, bouchon de pied de colonne, etc.) pour réaliser leur nettoyage sans devoir démonter les liaisons entre les canalisations.</text:p>
      <text:p text:style-name="P1">RE2020 et Vérification des systèmes de ventilation :</text:p>
      <text:p text:style-name="P1">L’installation du présent lot sera conforme aux exigences du protocole RE2020 :</text:p>
      <text:p text:style-name="P1">https://rt-re-batiment.developpement-durable.gouv.fr/IMG/pdf/protocole_ventilation_re2020_v2.pdf</text:p>
      <text:p text:style-name="P1">La vérification des systèmes de ventilation sera réalisée par le contrôleur technique en fin de travaux.</text:p>
      <text:p text:style-name="P1">Celle-ci sera réalisée selon le protocole RE 2020 avec notamment :</text:p>
      <text:p text:style-name="P1">- Les distances minimales entre chaque bouche et les parois et le sol,</text:p>
      <text:p text:style-name="P1">- La mesure de débit d'extraction.</text:p>
      <text:p text:style-name="P1">Chauffage</text:p>
      <text:p text:style-name="P1">Régime de dimensionnement des émetteurs</text:p>
      <text:p text:style-name="P1">Radiateur : 70 / 50 °C <text:s/>- Plancher chauffant 40/33°C</text:p>
      <text:p text:style-name="P1">Température intérieure à assurer : 19°C, pour une température extérieure de base de -11°C à l’exception des salles de bain 21°C pour une température extérieure de base de -11°C</text:p>
      <text:p text:style-name="P1">Surpuissance des émetteurs : 20 %</text:p>
      <text:p text:style-name="P1">Déperditions : calcul selon la norme EN 12831</text:p>
      <text:p text:style-name="P2"/>
      <text:p text:style-name="P1">### Limites de prestations</text:p>
      <text:p text:style-name="P2"/>
      <text:p text:style-name="P1">## BATIMENTS AB</text:p>
      <text:p text:style-name="P2"/>
      <text:p text:style-name="P1">### Spécifications techniques générales</text:p>
      <text:p text:style-name="P2"><text:soft-page-break/></text:p>
      <text:p text:style-name="P1">#### Prescriptions chauffage</text:p>
      <text:p text:style-name="P1">Tuyauteries</text:p>
      <text:p text:style-name="P1">Généralités</text:p>
      <text:p text:style-name="P1">Toutes les incompatibilités entre matériaux sont proscrites. Ainsi une attention particulière est apportée au choix des matériaux afin d'éviter les désordres électrolytiques (effet de pile).</text:p>
      <text:p text:style-name="P1">Les traversées des poutres se font en collaboration avec le maçon, le bureau d'études structure et leurs positions sont conformes aux plans</text:p>
      <text:p text:style-name="P1">Les traversées de joints de dilatation au niveau d'un voile se font selon les prescriptions suivantes</text:p>
      <text:p text:style-name="P1">un fourreau acier est scellé dans l'un des voiles ou l'une des poutres</text:p>
      <text:p text:style-name="P1">il est laissé libre dans l'autre voile ou poutre</text:p>
      <text:p text:style-name="P1">l'espace libre est rempli de résilient élastomère</text:p>
      <text:p text:style-name="P1">les canalisations passent à travers ces fourreaux avec un jeu de quelques centimètres.</text:p>
      <text:p text:style-name="P1">Les traversées de joint de dilatation au niveau d'une dalle ou d'un dallage se font en enrobant le fourreau d'une coquille isolante type ARMAFLEX NON FENDUE de 20 mm d'épaisseur sur une longueur de 30 cm de part et d'autre du joint. La coquille mesure donc 60 cm et est solidement scotchée sur le fourreau à ses deux extrémités.</text:p>
      <text:p text:style-name="P1">Mise en œuvre des tuyauteries</text:p>
      <text:p text:style-name="P1">Supports</text:p>
      <text:p text:style-name="P1">Ils doivent être conçus de telle manière qu'ils permettent la libre dilatation des tuyauteries sans engendrer ni bruit, ni détérioration du tuyau ou de son calorifuge; Ils sont protégés contre la corrosion.</text:p>
      <text:p text:style-name="P1">Dilatation</text:p>
      <text:p text:style-name="P1">Les points fixes, coudes, lyres, compensateurs, doivent être prévus de manière à éviter tout problème dû aux dilatations.</text:p>
      <text:p text:style-name="P1">Purge</text:p>
      <text:p text:style-name="P1">Les points hauts et bas de l'installation sont à éviter et sont respectivement pourvus de purgeurs automatiques isolables par vanne quart de tour et de vannes de vidange.</text:p>
      <text:p text:style-name="P1">Traversée de parois</text:p>
      <text:p text:style-name="P1">Les traversées de parois se font sous fourreaux. Les calorifuges sont conservés lors de ces traversées, excepté lors du franchissement de parois ayant une fonction acoustique.</text:p>
      <text:p text:style-name="P1">Mise en œuvre des tuyauteries en acier noir</text:p>
      <text:p text:style-name="P1">Définition</text:p>
      <text:p text:style-name="P1">NF A49-140 (ancien tarif 1) pour 21,3 – 2,3 (anciennement 15/21) à 48,3 – 2,9 (anciennement 40/49)</text:p>
      <text:p text:style-name="P1">NF A49-111 (ancien tarif 10) au-dessus de 60,3 –3,6 (anciennement 50/60) compris.</text:p>
      <text:p text:style-name="P1">Mise en œuvre</text:p>
      <text:p text:style-name="P1">Tous les raccordements se font par soudure autogène</text:p>
      <text:p text:style-name="P1">L'emploi de raccords vissés est interdit en partie non accessible et doit être limité à la notion de démontage de l'installation</text:p>
      <text:p text:style-name="P1">Les cintrages sont autorisés pour les diamètres inférieurs à 48,3 – 2,9 (anciennement 40/49. Pour les diamètres supérieurs, seuls les coudes du commerce de même qualité que les tubes sont admis.</text:p>
      <text:p text:style-name="P1">Toutes les canalisations et leurs supports sont protégés par deux couches de peinture antirouille résistante à la chaleur y compris en parties cachées <text:s/>(ex : fourreaux, etc..). La deuxième couche est appliquée après façonnage et mise en place des tuyauteries.</text:p>
      <text:p text:style-name="P1">Mise en œuvre des tuyauteries en cuivre</text:p>
      <text:p text:style-name="P1">Définition</text:p>
      <text:p text:style-name="P1">Parcours apparent <text:s text:c="6"/>: <text:s text:c="6"/>cuivre écroui du commerce</text:p>
      <text:p text:style-name="P1">Parcours encastré <text:s text:c="6"/>: <text:s text:c="6"/>cuivre recuit bénéficiant d'une garantie de 30 ans, type SANCO ou équivalent</text:p>
      <text:p text:style-name="P1">Mise en œuvre</text:p>
      <text:p text:style-name="P1">Tous les raccordements se font par soudo-brasage par capillarité</text:p>
      <text:p text:style-name="P1">L'emploi de raccords vissés est interdit en partie non accessible et doit être limité à la notion de démontage de l'installation</text:p>
      <text:p text:style-name="P1"><text:soft-page-break/>Chaque partie est composée d'un seul et unique tronçon. Il ne doit pas y avoir de raccord (soudé ou autre) encastré. La pose se fait sous fourreau type électricien ou type WICU. Le CINTROPLAST EST INTERDIT.</text:p>
      <text:p text:style-name="P1">Vitesses</text:p>
      <text:p text:style-name="P1">Les pertes de charge maximales dans les tuyauteries de chauffage sont de 20 mmCE /ml.</text:p>
      <text:p text:style-name="P1">Calorifuge</text:p>
      <text:p text:style-name="P1">CHAUFFAGE</text:p>
      <text:p text:style-name="P1">La protection peut être aluminium ou plastique classé M1. Cette protection doit être de type ou qualité équivalente à une coquille PVC type ISOGENOPACK, OKAPAK ou équivalent en chaufferie, locaux techniques, faux plafonds, gaine technique, etc…</text:p>
      <text:p text:style-name="P1">Chaque tuyauterie est calorifugée séparément excepté le cas où des tuyauteries sont voisines, et véhiculant au même moment des fluides à la même température.</text:p>
      <text:p text:style-name="P1">Epaisseur coquille laine de verre épaisseur 40 mm - <text:s/>= 0.034 W/m.°C</text:p>
      <text:p text:style-name="P1">Il peut être utilisé des matériaux différents (mousse type CLIMAFLEX, ARMAFLEX, etc.) à la seule condition que les performances thermiques de l'isolant soient maintenues et que l'isolant soit protégé de la même manière que la laine de verre.</text:p>
      <text:p text:style-name="P1">Mesures</text:p>
      <text:p text:style-name="P1">Les thermomètres, manomètres et autres appareils de mesure sont mis en place conformément aux schémas, plans et présent dossier. Cependant il doit être possible de mesurer la température au départ et au retour de chaque circuit réglable en température.</text:p>
      <text:p text:style-name="P1">Leur position doit permettre une lecture aisée (hauteur comprise entre 0,5 et 2,3 m).</text:p>
      <text:p text:style-name="P1">Chaque fois qu'un thermomètre ou un autre appareil de mesure est placé sur un circuit, le repérage de ce circuit est effectué à côté de cet appareil.</text:p>
      <text:p text:style-name="P1">Robinetteries</text:p>
      <text:p text:style-name="P1">Mise en œuvre</text:p>
      <text:p text:style-name="P1">La mise en place de la robinetterie se fait conformément aux plans et schémas ci-joints, sans toutefois manquer aux principes suivants :</text:p>
      <text:p text:style-name="P1">Isolement possible de chaque appareil risquant d'être démonté</text:p>
      <text:p text:style-name="P1">Vidange possible de toute portion de circuit isolable</text:p>
      <text:p text:style-name="P1">Vanne de vidange facilement accessible à chaque point bas</text:p>
      <text:p text:style-name="P1">Vanne type boisseau sphérique ¼ tour ou/et vanne papillon</text:p>
      <text:p text:style-name="P1">Robinet de réglage sur chaque portion de réseau devant être équilibrée.</text:p>
      <text:p text:style-name="P1">Pompes</text:p>
      <text:p text:style-name="P1">Chaque pompe de circulation est installée en respectant les dispositions ci-dessous :</text:p>
      <text:p text:style-name="P1">La pompe est installée de manière à ce que les tuyauteries n'exercent aucune contrainte sur les corps de pompe</text:p>
      <text:p text:style-name="P1">En cas de risque de transmission de vibrations, des transmissions souples sont obligatoires pour les pompes à moteur ventilé et pour les débits supérieurs à 20 m³/h</text:p>
      <text:p text:style-name="P1">La pompe doit toujours être en charge pour éviter la cavitation. Ainsi, la charge minimale requise (NPSH) doit être conforme pour chaque sélection</text:p>
      <text:p text:style-name="P1">Si la pompe est installée sur une canalisation véhiculant de l'eau chaude sanitaire, elle doit</text:p>
      <text:p text:style-name="P1">être constituée de matériaux compatibles avec cet usage</text:p>
      <text:p text:style-name="P1">être installée sur une partie verticale de la canalisation, avec flux de liquide ascendant</text:p>
      <text:p text:style-name="P1">Sur une tuyauterie verticale, avec flux descendant de liquide, la pompe doit fonctionner en vitesse maxi.</text:p>
      <text:p text:style-name="P1">Dans le cas d'utilisation de pompe double et de doublage de pompe, un système d'inversion automatique en cas de défaut est prévu.</text:p>
      <text:p text:style-name="P1">Essais</text:p>
      <text:p text:style-name="P1">Les essais sont effectués selon les dispositions figurant dans les attestations de fonctionnement AQC</text:p>
      <text:p text:style-name="P1">Ils comportent notamment :</text:p>
      <text:p text:style-name="P1">étalonnage des appareils de mesure et de protection</text:p>
      <text:p text:style-name="P1">contrôle de fonctionnement des organes de protection</text:p>
      <text:p text:style-name="P1">étanchéité des canalisations de tous les circuits hydrauliques (essais effectués sous une pression supérieure à 50 % à la pression normale)</text:p>
      <text:p text:style-name="P1"><text:soft-page-break/>contrôle du fonctionnement de toute l'installation de régulation (seuil de basculement, pentes, différentiels, écarts, consignes, températures (départs, retours, ECS) etc.</text:p>
      <text:p text:style-name="P1">contrôle du bon fonctionnement de l'appareillage hydraulique (vérification de la bonne manœuvre des robinets, vannes, soupapes de sécurité, groupe de sécurité des chauffe-eau et d'une manière générale tous les appareils de sécurité)</text:p>
      <text:p text:style-name="P1">contrôle du bon équilibrage hydraulique et aéraulique de l'installation, notamment par mesure de pression différentielle au niveau de chaque robinet et registre de réglage de débit.</text:p>
      <text:p text:style-name="P1">Les résultats d'essais sont à fournir sous forme d'une liste de relevés des organes réglés avec DN, débit, position.</text:p>
      <text:p text:style-name="P1">L'entreprise titulaire se doit d'obtenir la réception de ses installations par les services techniques des concessionnaires concernés.</text:p>
      <text:p text:style-name="P2"/>
      <text:p text:style-name="P1">#### Prescriptions plomberie</text:p>
      <text:p text:style-name="P1">Dimensionnement réseaux</text:p>
      <text:p text:style-name="P1">Les tuyauteries doivent être prévues pour assurer à chaque appareil le débit minimum conforme à la norme NF P 41 201.</text:p>
      <text:p text:style-name="P1">Les vitesses de l'eau dans les canalisations sont définies ci-dessous, selon la position des réseaux :</text:p>
      <text:p text:style-name="P1">Sanitaires <text:s text:c="13"/>V = 1 m/s si le débit est supérieur ou égal à 25 litres/minute</text:p>
      <text:p text:style-name="P1">Dérivations d'étage <text:s text:c="4"/>V &lt; 1 m/s</text:p>
      <text:p text:style-name="P1">Colonnes <text:s text:c="15"/>V = 1,5 m/s</text:p>
      <text:p text:style-name="P1">Infrastructures <text:s text:c="8"/>V = 2 m/s</text:p>
      <text:p text:style-name="P1">Le dimensionnement des canalisations d'alimentations (EF et ECS) des appareils sanitaires doit respecter les dispositions minimales prévues au DTU 60.11</text:p>
      <text:p text:style-name="P1">Appareils sanitaires</text:p>
      <text:p text:style-name="P1">La fixation des consoles des lavabos doit pouvoir supporter le poids d'une personne s'appuyant en bout de lavabo. Aussi, des dispositifs de renforcement sont à prévoir dans les parois d'adossement qui le nécessitent (colonne sous lavabos posés contre cloisons).</text:p>
      <text:p text:style-name="P1">D'une façon générale, il faut prévoir l'interposition de matériaux résilients entre appareils sanitaires et parois, afin de limiter la transmission de bruits.</text:p>
      <text:p text:style-name="P1">Les appareils sont raccordés au réseau d'alimentation et d'évacuation, grâce à des canalisations de diamètres intérieurs (en mm) conformes aux DTU en vigueur.</text:p>
      <text:p text:style-name="P1">Il pourra être demandé au présent lot de déposer les appareils pour exécuter les travaux de peinture des parois où ils sont adossés, puis de les reposer après achèvement de ces travaux.</text:p>
      <text:p text:style-name="P1">Vidange</text:p>
      <text:p text:style-name="P1">Les réseaux sont exécutés de façon à être vidangeables et les points bas (dont le nombre est réduit au minimum) sont munis de robinets de série légère, munis d'un embout où l'on peut adapter un tuyau souple. Ces robinets sont indépendants des vannes de sectionnement.</text:p>
      <text:p text:style-name="P1">Purge</text:p>
      <text:p text:style-name="P1">Les points hauts de l'installation (également réduits en nombre) comportent des dispositifs de purge d'air composés d'une bouteille de purge en acier munie de son purgeur. On les trouve en particulier en tête de colonne montante et sur les points hauts du réseau.</text:p>
      <text:p text:style-name="P2"/>
      <text:p text:style-name="P1">#### Coup de bélier</text:p>
      <text:p text:style-name="P1">Il est placé un anti-coup de bélier de type pneumatique avec membrane en tête de chaque colonne montante et en bout des grandes longueurs horizontales des canalisations d'eau froide et d'eau chaude. L'entreprise doit prendre toutes les précautions utiles, notamment en cas de forte pression du réseau, de longue portion d'allure rectiligne, etc.. pour mettre en œuvre les dispositifs suffisants afin d'éviter tout coup de bélier.</text:p>
      <text:p text:style-name="P2"/>
      <text:p text:style-name="P1">#### Repérage</text:p>
      <text:p text:style-name="P1">A proximité de chaque nourrice EF et ECS est placée une plaque gravée "coupure eau froide" ou "coupure eau chaude", visible par toute personne. Ces plaques sont placées sur la trappe de visite des gaines techniques de sanitaires en local technique et dans la gaine pour les autres trappes. Tous les départs de nourrices sont repérés par des étiquettes gravées.</text:p>
      <text:p text:style-name="P2"><text:soft-page-break/></text:p>
      <text:p text:style-name="P1">#### Réseaux d'évacuation</text:p>
      <text:p text:style-name="P1">Les réseaux sont réalisés en en tube PVC NF M1 ou techniquement équivalent.</text:p>
      <text:p text:style-name="P1">Ces évacuations sont réalisées dans les diamètres suivants</text:p>
      <text:p text:style-name="P1">DN 40 pour lavabos, éviers</text:p>
      <text:p text:style-name="P1">DN 50 pour douches et baignoires</text:p>
      <text:p text:style-name="P1">DN 100 pour W-C et toutes les évacuations en terre-plein sous dallage</text:p>
      <text:p text:style-name="P1">Les chutes ont un diamètre constant et sont réalisées soit en PVC, soit en fonte, soit en PE. L'utilisation d'un système en chute unique implique le recours à un procédé bénéficiant d'un avis technique.</text:p>
      <text:p text:style-name="P1">Les ventilations primaires sont dans la mesure du possible, toujours sorties à l'extérieur du bâtiment. La totalité des sujétions relatives à ces V.P. sont à la charge du présent lot.</text:p>
      <text:p text:style-name="P1">Excepté les mentions portées sur les plans, les réseaux d'évacuation sont toujours réalisés avec une pente de 2 cm/m.</text:p>
      <text:p text:style-name="P1">Les supportages de ce réseau doivent être conçus en fonction de la sous face de la dalle l'interaction avec d'éventuel traitement feu, isolation thermique, parement, etc.). Les coudes et piquages à 90° sont interdits sur les réseaux EU et EV. Des bouchons étanches démontables doivent permettre un entretien aisé de l'installation.</text:p>
      <text:p text:style-name="P2"/>
      <text:p text:style-name="P1">#### Prescriptions ventilation</text:p>
      <text:p text:style-name="P2"/>
      <text:p text:style-name="P1">#### Généralités</text:p>
      <text:p text:style-name="P1">Le titulaire du présent lot est soumis dans le cadre des travaux à une obligation de résultats tant sur le plan aéraulique que sur le plan acoustique. Les différentes dispositions définies dans le présent document permettant à priori, et à la condition d'une parfaite réalisation de respecter les normes et d'obtenir les résultats souhaités. Il va de soi qu'en cas de non-satisfaction (débits insuffisants, niveau sonore trop élevé), l'entreprise s'engage à remettre l'installation en stricte conformité avec le présent dossier sur demande du bureau d'études, approuvée par le maître d'ouvrage. La totalité des frais dus à ces travaux (travaux eux-mêmes, sujétions second-œuvre, frais de bureau de contrôle, d'experts, frais d'études, indemnisation, etc..) sont à la charge de l'entreprise.</text:p>
      <text:p text:style-name="P1">Gaines d'air</text:p>
      <text:p text:style-name="P1">Gaines circulaires ou ovales</text:p>
      <text:p text:style-name="P1">Les gaines circulaires ou ovales seront du type "spirale" réalisées par agrafage en spirale, serties, de 4 épaisseurs de métal, assurant aux tubes une résistance particulière, sans risque de vibration.</text:p>
      <text:p text:style-name="P1">Les épaisseurs de tôle utilisées seront en fonction du diamètre intérieur de la gaine :</text:p>
      <text:p text:style-name="P1">Diamètre inférieur ou égal à 160 mm, épaisseur 5/10 mm,</text:p>
      <text:p text:style-name="P1">Diamètre compris entre 160 et 400 mm, épaisseur 6/10 mm,</text:p>
      <text:p text:style-name="P1">Diamètre supérieur à 400 mm, épaisseur 8/10 mm.</text:p>
      <text:p text:style-name="P1">L'assemblage des tronçons de gaine entre eux devra être parfaitement étanche. Ils seront réalisés par accessoires mâles avec mastic ou bande adhésive.</text:p>
      <text:p text:style-name="P2"/>
      <text:p text:style-name="P1">#### Bouches d'extraction</text:p>
      <text:p text:style-name="P1">Les bouches seront autoréglables selon spécification dans le présent document.</text:p>
      <text:p text:style-name="P1">Principales caractéristiques</text:p>
      <text:p text:style-name="P1">Bouche en polystyrène choc de couleur blanche.</text:p>
      <text:p text:style-name="P1">Platine support muni d’un joint à lèvre pour un emboîtement direct sur le conduit.</text:p>
      <text:p text:style-name="P1">Grille amovible pour entretien aisé.</text:p>
      <text:p text:style-name="P1">Montage mural ou plafonnier.</text:p>
      <text:p text:style-name="P2"/>
      <text:p text:style-name="P1">#### Grilles de reprise</text:p>
      <text:p text:style-name="P1">Elles sont à lames métalliques fixes, entrecroisées pour former un quadrillage. Elles sont en aluminium naturel satiné. L'indice d'évaluation du bruit Nc doit être inférieur à 20. La vitesse maximale de passage d'air se situe vers 3 m/s.</text:p>
      <text:p text:style-name="P2"/>
      <text:p text:style-name="P1">#### Pièges à son</text:p>
      <text:p text:style-name="P1"><text:soft-page-break/>Des pièges à sons circulaires ou à baffles sont installés chaque fois que le niveau sonore émis par les ventilateurs, centrales, etc. est incompatible avec le niveau sonore final demandé dans les locaux ou en champ libre.</text:p>
      <text:p text:style-name="P1">Ces pièges à sons ont les caractéristiques suivantes :</text:p>
      <text:p text:style-name="P1">enveloppe et brides de fixation des deux côtés</text:p>
      <text:p text:style-name="P1">baffles installées dans cadre</text:p>
      <text:p text:style-name="P1">matériau absorbant non hydrophile recouvert d'un voile de verre, résistant à l'érosion (jusqu'à 20 m/s)</text:p>
      <text:p text:style-name="P1">vitesse de passage déterminée de manière à ne pas régénérer le bruit</text:p>
      <text:p text:style-name="P1">caisson de détente interposé, chaque fois que le piège à sons est placé contre un organe autre qu'une gaine de même section (centrale, condenseur groupe de froid, grille extérieure, caisson, etc.)</text:p>
      <text:p text:style-name="P1">perte de charge sensiblement égale à un conduit tôle de même dimension, de toutes façons inférieure à 3 mm CE</text:p>
      <text:p text:style-name="P1">matériaux composant l'enveloppe, les cadres des baffles <text:s/>et les divers caissons, en tôle de métal adapté aux conditions de fonctionnement (humidité, sel contenu dans l'air du front de mer, vapeurs corrosives, etc.).</text:p>
      <text:p text:style-name="P2"/>
      <text:p text:style-name="P1">#### Groupe d'extraction</text:p>
      <text:p text:style-name="P1">Ils sont dimensionnés afin d'avoir une courbe plate dans la plage de fonctionnement de l'installation.</text:p>
      <text:p text:style-name="P1">Toutes les précautions sont prises afin d'éviter la transmission de bruit entre les différents locaux par le comble. A cet effet, les passages de gaines au travers des refends sont soigneusement rebouchés.</text:p>
      <text:p text:style-name="P1">Les extracteurs sont définis selon les critères suivants :</text:p>
      <text:p text:style-name="P1">calculs de manière à prendre en compte 5 % de débit de fuite</text:p>
      <text:p text:style-name="P1">montage sur un socle (à charge du présent lot) avec mise en place sur plots anti-vibratiles</text:p>
      <text:p text:style-name="P1">raccordement aux différentes gaines par manchettes souples</text:p>
      <text:p text:style-name="P1">raccordement électrique : le présent lot doit l'ensemble de l'installation de la ventilation y compris les raccordements électriques des groupes depuis les attentes laissées par l'électricien ou à sa charge suivant le cas spécifié plus après dans ce document.</text:p>
      <text:p text:style-name="P1">chaque groupe d'extraction est muni d'un pressostat de sécurité. Un contact à fermeture est laissé en attente pour le report d'alarme</text:p>
      <text:p text:style-name="P1">Le présent lot doit également le dispositif de coupure à proximité immédiate du groupe, s'il n'est pas incorporé au groupe (protection des travailleurs).</text:p>
      <text:p text:style-name="P2"/>
      <text:p text:style-name="P1">### Cycle de vie et calcul carbone</text:p>
      <text:p text:style-name="P1">Les entreprises devront prévoir l’utilisation exclusive de produits/fournitures disposant de fiches de déclaration environnementales et sanitaire (FDES) conformes à la norme NF EN 15 804.</text:p>
      <text:p text:style-name="P1">En vue du respecte du calcul carbone de la RE2020 sur l’indicateur Ic construction notamment, toutes les fournitures et produits posés/mis en œuvre de toute nature devront faire l’objet d’une FDES conforme à la norme NF EN 15 804, à minima collective, au mieux individuelle, déposée et validée sur la base de données INIES (http://www.inies.fr/accueil/) et en cours de validité.</text:p>
      <text:p text:style-name="P1">Lorsque ces FDES font défaut, l’entrepreneur prendra attache avec ses fournisseurs afin qu’ils éditent des FDES conformes à la norme NF EN 15 804 sur la Base de données INIES. Ce afin d’éviter d’avoir recours à des données environnementales par défaut qui sont extrêmement pénalisantes.</text:p>
      <text:p text:style-name="P1">Les entreprises devront fournir au préalable pour avis à l’OPC, tous les documents et PV pour la justification des performances des matériaux à mettre en œuvre.</text:p>
      <text:p text:style-name="P1">La transmission de ces documents se fera au plus tard avant l’exécution des travaux.</text:p>
      <text:p text:style-name="P1">Ainsi, les entreprises devront effectuer un suivi précis et régulier relatif aux produits mis en œuvre dont elle a la charge suivant le « Tableau de suivi documentaire pour la qualité environnementale ». <text:s/>Un produit pourra être refusé s’il ne possède pas de FDES a minima selon ce qui a été prévu lors du calcul carbone de conception.</text:p>
      <text:p text:style-name="P1">L’entreprise proposera des FDES de type fiches collectives à minima sauf si lors du calcul de conception des fiches individuelles ont été retenues spécifiquement.</text:p>
      <text:p text:style-name="P2"><text:soft-page-break/></text:p>
      <text:p text:style-name="P1">## ETUDES D’EXECUTION</text:p>
      <text:p text:style-name="P1">A la charge du présent lot, les études et plans d’exécution comprenant :</text:p>
      <text:p text:style-name="P1">Le dimensionnement et notes justificatives correspondantes de l’ensemble des installations :</text:p>
      <text:p text:style-name="P1">plomberie sanitaire</text:p>
      <text:p text:style-name="P1">VMC</text:p>
      <text:p text:style-name="P1">Chauffage</text:p>
      <text:p text:style-name="P1">La réalisation des plans d’exécution ainsi que des plans d’atelier et de chantier au 1/50 ème au format dwg,</text:p>
      <text:p text:style-name="P1">La réalisation des plans de réservation au format dwg au bureau d’étude structure,</text:p>
      <text:p text:style-name="P1">La réalisation de synthèse technique spatiale avec le lot électricité,</text:p>
      <text:p text:style-name="P1">La réalisation du dossier CICM avec envoi à GRDF avant travaux.</text:p>
      <text:p text:style-name="P1">Avant toute mise en œuvre, l'entrepreneur soumettra à l'approbation les plans d'exécution. La remise sera faite suffisamment à l'avance et en tenant compte d'un délai minimum de 8 jours pour approbation. Tout matériel commandé ou installation réalisée avant approbation définitive sera considéré comme inacceptable.</text:p>
      <text:p text:style-name="P1">L'approbation des plans d'exécution n'est faite que dans le but d'aider l'entrepreneur, sans le libérer pour autant d'aucune de ses obligations et responsabilités découlant de son marché.</text:p>
      <text:p text:style-name="P2"/>
      <text:p text:style-name="P1">## BATIMENTS AB</text:p>
      <text:p text:style-name="P2"/>
      <text:p text:style-name="P1">### PLOMBERIE SANITAIRE</text:p>
      <text:p text:style-name="P2"/>
      <text:p text:style-name="P1">#### Appareils sanitaires niveaux 0 et 1 accession</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 :</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text:soft-page-break/>Set de douche Vario Ecosmart avec barre Unica Croma 65 cm 2 jets marque HANSGROHE</text:p>
      <text:p text:style-name="P1">Paroi de douche </text:p>
      <text:p text:style-name="P1">Paroi de douche marque SANSWISS GAMME DIVERA suivants plans en verre securit compris profil chromé</text:p>
      <text:p text:style-name="P2"/>
      <text:p text:style-name="P1">##### 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Appareils sanitaires attiques accession</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encastrée </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2"/>
      <text:p text:style-name="P1">##### 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text:soft-page-break/>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Appareils sanitaires BRS</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Plans vasques céramiques doubles</text:p>
      <text:p text:style-name="P1">Miroir de 120 x 105 cm</text:p>
      <text:p text:style-name="P1">Applique LED compris raccordement depuis attente</text:p>
      <text:p text:style-name="P1">Mitigeur monotrou de marque HANSGROHE série LOGIS 100 ECO C3</text:p>
      <text:p text:style-name="P2"/>
      <text:p text:style-name="P1">##### Baignoire</text:p>
      <text:p text:style-name="P1">Baignoire en acier émaillé marque ROCA type CONTESA couleur blanche, dimensions 170 x 70, compris vidage automatique, siphon, joint élastomère périphérique, plots acoustique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text:soft-page-break/>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Eau Froide</text:p>
      <text:p text:style-name="P2"/>
      <text:p text:style-name="P1">##### Alimentation générale</text:p>
      <text:p text:style-name="P1">Depuis le tube PEHD bande bleue débouchant au sous-sol à la charge du lot VRD,</text:p>
      <text:p text:style-name="P1">Mise en œuvre à la pénétration d’une vanne d’arrêt générale repérée, d’un clapet type EA, d’un détendeur NF, d’un filtre à robinet de purge</text:p>
      <text:p text:style-name="P1">Liaison aux GT en tube multicouche compris calorifuge par 13 mm de mousse de polyuréthane</text:p>
      <text:p text:style-name="P2"/>
      <text:p text:style-name="P1">##### Alimentations des logements</text:p>
      <text:p text:style-name="P1">Colonnes montantes en gaine technique palière en tube multicouche comprenant :</text:p>
      <text:p text:style-name="P1">fixations aux parois par colliers à garniture antivibratile</text:p>
      <text:p text:style-name="P1">calorifugeage par mousse de polyuréthane 9 mm</text:p>
      <text:p text:style-name="P1">fourreau aux traversées de dalles</text:p>
      <text:p text:style-name="P1">anti-bélier en haut de colonne</text:p>
      <text:p text:style-name="P1">vanne d’arrêt en pied de colonne</text:p>
      <text:p text:style-name="P1">Dérivation 20 vers chaque logement comprenant</text:p>
      <text:p text:style-name="P1">1 vannes d'arrêt 1/4 de tour repérée</text:p>
      <text:p text:style-name="P1">1 clapet anti-retour type EA</text:p>
      <text:p text:style-name="P1">1 manchette compteur compris étrier</text:p>
      <text:p text:style-name="P1">1 détendeur</text:p>
      <text:p text:style-name="P1">Nourrice de distribution préfabriquée en laiton compris vanne d’arrêt en amont</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 Chaude Sanitaire</text:p>
      <text:p text:style-name="P1">Depuis les chaudières individuelles ou PAC ,</text:p>
      <text:p text:style-name="P1">Liaison vers les nourrices en tube multicouche et tube PER sous fourreau</text:p>
      <text:p text:style-name="P1">Nourrice de distribution préfabriquée en laiton</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x Usées – Eaux Vannes</text:p>
      <text:p text:style-name="P2"/>
      <text:p text:style-name="P1">##### Evacuations apparentes</text:p>
      <text:p text:style-name="P1">Depuis les siphons des appareils jusqu’aux colonnes dans les gaines techniques logement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2"><text:soft-page-break/></text:p>
      <text:p text:style-name="P1">##### 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2"/>
      <text:p text:style-name="P1">##### Réseaux en sous-sol</text:p>
      <text:p text:style-name="P1">Réseaux en tube PVC NF M1 au sous-sol pour les collecteurs d’évacuation.</text:p>
      <text:p text:style-name="P1">Cheminements et diamètres suivant plan</text:p>
      <text:p text:style-name="P1">La pente sera d’au moins 1.5 cm/ml.</text:p>
      <text:p text:style-name="P1">Culotte avec tampon</text:p>
      <text:p text:style-name="P1">à chaque changement de direction et tous les 8 mètres sur les longueurs droites</text:p>
      <text:p text:style-name="P1">de tringlage en pied de chute</text:p>
      <text:p text:style-name="P1">Protection mécanique pour les réseaux cheminant à moins de 2 m de haut</text:p>
      <text:p text:style-name="P2"/>
      <text:p text:style-name="P1">##### Ventilation primaires</text:p>
      <text:p text:style-name="P1">La ventilation primaire des réseaux EU-EV s'effectue soit par sortie en toiture compris chapeau pare pluie équipé d’un grillage anti volatile, soit par sortie dans les souches maçonnées compris grillage anti 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sous-sol</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1">Les tests sont effectués par bâtiment, sur le logement le plus éloigné par rapport au point d’alimentation d’eau du bâtiment ainsi que sur un logement choisi aléatoirement.</text:p>
      <text:p text:style-name="P2"/>
      <text:p text:style-name="P1">#### Relevage des eaux de la rampe</text:p>
      <text:p text:style-name="P1">Fourniture et pose d'une pompe de relevage marque WILO</text:p>
      <text:p text:style-name="P1">Compris :</text:p>
      <text:p text:style-name="P1">clapet anti-retour</text:p>
      <text:p text:style-name="P1">vanne d’isolement</text:p>
      <text:p text:style-name="P1">alarme de trop plein</text:p>
      <text:p text:style-name="P1">coffret de raccordement compris raccordement depuis attente</text:p>
      <text:p text:style-name="P1">câble électrique moteur</text:p>
      <text:p text:style-name="P1">interrupteur à flotteur</text:p>
      <text:p text:style-name="P1">Raccordement de l'évacuation en tube PVC pression jusqu'au collecteur selon plan.</text:p>
      <text:p text:style-name="P2"/>
      <text:p text:style-name="P1">Raccordement électrique depuis attente du lot électricité</text:p>
      <text:p text:style-name="P2"/>
      <text:p text:style-name="P1">### VENTILATION</text:p>
      <text:p text:style-name="P2"/>
      <text:p text:style-name="P1">#### Entrées d'air</text:p>
      <text:p text:style-name="P1">Admission d’air neuf dans les pièces principales (chambres et séjour) par</text:p>
      <text:p text:style-name="P1">des entrées d’air hygroréglables type EH marque ATLANTIC (couleur au choix de l’architecte) sur les menuiseries ou coffre de VR</text:p>
      <text:p text:style-name="P1">des entrées d’air hygroréglables type EHT en maçonnerie marque ATLANTIC (couleur au choix de l’architecte) compris silencieux SCD circ</text:p>
      <text:p text:style-name="P1"><text:soft-page-break/>Le nombre et le dimensionnement des entrées d’air seront conformes à ceux indiqués dans l’Avis Technique :</text:p>
      <text:p text:style-name="P1">Performance acoustique </text:p>
      <text:p text:style-name="P1">(Dnew + Ctr ) mini = 39 dB pour les EA en menuiserie – 47 dB pour les EA en maçonnerie</text:p>
      <text:p text:style-name="P2"/>
      <text:p text:style-name="P1">#### Bouches d’extraction</text:p>
      <text:p text:style-name="P1">Bouche d’extraction en cuisine hygroréglable avec commande du débit de pointe par cordelette</text:p>
      <text:p text:style-name="P1">Bouche d’extraction en salle de bains hygroréglable</text:p>
      <text:p text:style-name="P1">Bouche d’extraction en WC hygroréglable avec commande du débit de pointe par cordelett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1">Les bouches d’extraction de la VMC satisferont un isolement acoustique normalisé [Dn,e,w+C] :</text:p>
      <text:p text:style-name="P1">[Dn,e,w+C] 53 dB en cuisines fermées</text:p>
      <text:p text:style-name="P1">[Dn,e,w+C] 54 dB en cuisines ouvertes</text:p>
      <text:p text:style-name="P1">[Dn,e,w+C] 56 dB en salles de bains</text:p>
      <text:p text:style-name="P1">Remarque</text:p>
      <text:p text:style-name="P1">L’axe des bouches d’extractions sera situé à 20 cm minimum des murs et plafonds.</text:p>
      <text:p text:style-name="P2"/>
      <text:p text:style-name="P1">#### Réseaux</text:p>
      <text:p text:style-name="P1">Le réseau rigide en acier galvanisé sera de type cylindrique ou rectangulaire selon plans de classe A au sens de la RE2020.</text:p>
      <text:p text:style-name="P1">Les conduits circulaires, en tôle d’acier galvanisé, agrafés en spirale seront conformes à la NF P 50-401. La résistance et l’épaisseur des conduits seront conformes aux normes EN 12 237 et/ou XP E 51-620. La qualité de galvanisation sera conforme à la norme EN 10-142.</text:p>
      <text:p text:style-name="P1">Les conduits seront fixés à l’aide de colliers et de feuillards, raccordés par des pièces de raccordement livrées d’usine.</text:p>
      <text:p text:style-name="P1">Les bouches d’extraction seront raccordées aux colonnes verticales par une liaison terminale M0 Ø125 si la longueur est inférieure à 1,2 m ou rigide dans le cas contraire, et par un collecteur d’étage. Les piquages express seront à proscrire pour des raisons aérauliques et acoustiques.</text:p>
      <text:p text:style-name="P1">Lorsque les conduits de liaison comportent des dévoiements, on utilisera des coudes et conduits rigides.</text:p>
      <text:p text:style-name="P1">En traversée de dalles, la liaison béton-conduit sera assurée par un joint de traversée de dalle, permettant d’amortir les vibrations dans les structures et les émissions d’ondes sonores.</text:p>
      <text:p text:style-name="P1">En pied de colonne, prévoir un tampon de ramonage amovible et accessible par une trappe de visite. Si la distance Bouche-Colonne est faible, le nettoyage pourra être pratiqué par la bouche.</text:p>
      <text:p text:style-name="P1">Au sommet de chaque colonne, prévoir un dispositif Té-souche acoustique garantissant l’accessibilité à la colonne, une forte réduction de la perte de charge.</text:p>
      <text:p text:style-name="P1">Le réseau horizontal collecte les différentes colonnes verticales par l’intermédiaire de Té.</text:p>
      <text:p text:style-name="P1">Les augmentations de diamètre seront coniques.</text:p>
      <text:p text:style-name="P1">Le support des conduits sera assuré par des colliers avec résiliant, et piétements tous les 2 mètres environ. Les piétements porteront sur un plot en béton ou élément de surface <text:s/>900cm² ; cf. DTU 68.2 § 6.464.</text:p>
      <text:p text:style-name="P1">Au raccordement entre le réseau rigide et le ventilateur, la liaison devra être désolidarisée pour des raisons acoustiques et sera assurée par une manchette souple.</text:p>
      <text:p text:style-name="P1"><text:soft-page-break/>Pour les colonnes de VMC communes à 2 logements, il sera prévu la mise en œuvre d’un piège acoustique type CRE multilogement marque ALDES.</text:p>
      <text:p text:style-name="P2"/>
      <text:p text:style-name="P1">#### Groupe d'extraction</text:p>
      <text:p text:style-name="P1">Le ventilateur d’extraction en caisson est de marque ATLANTIC type COMETE. Il est agréé 400°C ½ heure – Catégorie 4 conformément à l’arrêté du 31.03.86 sur la protection contre les risques d’incendie.</text:p>
      <text:p text:style-name="P1">Structure</text:p>
      <text:p text:style-name="P1">Caisson en tôle prélaquée (RAL 9006 pour les façades et RAL 7021 pour le corps)</text:p>
      <text:p text:style-name="P1">Interrupteur de proximité intégré</text:p>
      <text:p text:style-name="P1">Piquage circulaire à l’aspiration. Rejet libre</text:p>
      <text:p text:style-name="P1">Dépressostat de sécurité taré à 80 Pa intégré</text:p>
      <text:p text:style-name="P1">Indice de Protection IP x4</text:p>
      <text:p text:style-name="P1">Motorisation</text:p>
      <text:p text:style-name="P1">Moteur à commutation électronique EC</text:p>
      <text:p text:style-name="P1">Turbine à réaction</text:p>
      <text:p text:style-name="P1">Ensemble moteur/turbine monté sur roulement à billes, graissé à vie</text:p>
      <text:p text:style-name="P1">Alimentation Mono 230V-50Hz</text:p>
      <text:p text:style-name="P1">Accessoires</text:p>
      <text:p text:style-name="P1">Manchettes souples</text:p>
      <text:p text:style-name="P1">Pièges à son circulaires</text:p>
      <text:p text:style-name="P1">Raccordements électriques depuis les attentes du lot électricité</text:p>
      <text:p text:style-name="P2"/>
      <text:p text:style-name="P1">### CHAUFFAGE NIVEAUX 0 et 1</text:p>
      <text:p text:style-name="P2"/>
      <text:p text:style-name="P1">#### Production</text:p>
      <text:p text:style-name="P1">Chaudières 3Cep – logements à 1 salle de bain</text:p>
      <text:p text:style-name="P1">Production de chaleur par chaudière murale fonctionnant au gaz naturel à mini-accumulation de caractéristiques techniques suivantes</text:p>
      <text:p text:style-name="P1">Marque SAUNIER DUVAL modèle ThemaPlus M Condens 26</text:p>
      <text:p text:style-name="P1">Directive 92/42/CEE : classement « CONDENSATION »</text:p>
      <text:p text:style-name="P1">Chauffage : puissance modulante de 5.0 à 18.0 kW (80/60°C)</text:p>
      <text:p text:style-name="P1">Rendement jusqu’à 108.8 % sur PCI (température de chauffage réglable de 10 à 80°C)</text:p>
      <text:p text:style-name="P1">Eau chaude sanitaire : puissance modulante- puissance utile nominale : 26 kW - température réglable de 35 à 60°C</text:p>
      <text:p text:style-name="P1">Débit spécifique de 12,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5.9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Fourniture et pose d’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2 salles de bain</text:p>
      <text:p text:style-name="P1">Production de chaleur par chaudière murale fonctionnant au gaz naturel à mini-accumulation de caractéristiques techniques suivantes</text:p>
      <text:p text:style-name="P1">Marque SAUNIER DUVAL modèle ThemaPlus M Condens 31</text:p>
      <text:p text:style-name="P1">Directive 92/42/CEE : classement « CONDENSATION »</text:p>
      <text:p text:style-name="P1">Chauffage : puissance modulante de 6.2 à 25.0 kW (80/60°C)</text:p>
      <text:p text:style-name="P1">Rendement jusqu’à 108.9 % sur PCI (température de chauffage réglable de 10 à 80°C)</text:p>
      <text:p text:style-name="P1"><text:soft-page-break/>Eau chaude sanitaire : puissance modulante- puissance utile nominale : 31 kW - température réglable de 35 à 60°C</text:p>
      <text:p text:style-name="P1">Débit spécifique de 14,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7.1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Fourniture et pose d’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2"/>
      <text:p text:style-name="P1">#### Evacuation des produits de combustion des chaudières</text:p>
      <text:p text:style-name="P1">L’évacuation des produits de combustion sera assurée soit par ventouse verticale ou horizontale soit par un conduit métallique concentrique collectif pour chaudières étanches installées à l’intérieur du bâtiment.</text:p>
      <text:p text:style-name="P1">Pour les conduits collectifs, le système de conduit sera titulaire du marquage CE selon la norme NF EN 1856-1 et d’un Document Technique d’Application définissant les prescriptions d’utilisation et de mise en œuvre.</text:p>
      <text:p text:style-name="P1">Il sera constitué d’un conduit concentrique modulaire en inox (316L intérieur / 304 ou équivalent extérieur) de type 3CE P MULTI+, de marque POUJOULAT justifiant d’une garantie décennale.</text:p>
      <text:p text:style-name="P1">Le conduit sera assemblé par emboitement mâle femelle avec joint à lèvres sur le tube de fumée. Le dimensionnement sera réalisé en légère pression positive, justifié par une note de calcul conforme à la norme NF EN 13384-2.</text:p>
      <text:p text:style-name="P1">A chaque niveau, le conduit sera connecté à un maximum de 2 appareils à gaz à circuit de combustion étanche de type C4. Le débit calorifique total ne devra pas excéder 85 kW par niveau.</text:p>
      <text:p text:style-name="P1">Les appareils seront équipés d’un clapet anti-retour et identifiés comme compatible avec le système 3CE P MULTI+ par le fabricant.</text:p>
      <text:p text:style-name="P1">Une trappe de visites dans la gaine technique sera installée en pied afin de pouvoir accéder au conduit et réaliser les opérations d’entretien. Les siphons seront installés en partie basse afin de faciliter l’accès pour l’entretien de ceux-ci.</text:p>
      <text:p text:style-name="P1">Eléments constitutifs</text:p>
      <text:p text:style-name="P1">Pour chaque niveau :</text:p>
      <text:p text:style-name="P1">1 Té simple ou double piquage suivant le nombre et la position des appareils à raccorder</text:p>
      <text:p text:style-name="P1">Un élément réglable positionné sous le Té</text:p>
      <text:p text:style-name="P1">Les longueurs droites nécessaires pour constituer la hauteur d’étage</text:p>
      <text:p text:style-name="P1">Un support de conduit (mural ou plancher) permettant la reprise de charge</text:p>
      <text:p text:style-name="P1">Un conduit de liaison par appareils</text:p>
      <text:p text:style-name="P1">En pied et en tête de conduit :</text:p>
      <text:p text:style-name="P1">Un cône d’écoulement équipé de son siphon résistant à la pression et muni d’un dispositif anti-refoulement des fumées dans le réseau d’eaux usées.</text:p>
      <text:p text:style-name="P1">Un terminal vertical cylindrique (finition et couleur au choix de l’architecte) compris solin</text:p>
      <text:p text:style-name="P1">Le raccordement au conduit principal sera réalisé, dans la gaine technique, par le conduit de liaison Ø80/125 fourni avec le système 3CE P MULTI+. Ce conduit, une fois recoupé, dépassera de la gaine technique, et permettra le raccordement des conduits des chaudières. La mise en œuvre sera conforme au DTU 61.1</text:p>
      <text:p text:style-name="P1">L’ensemble, conduit de liaison et conduit de raccordement sera d’allure horizontale avec une pente ascendante d’au moins 3% vers le collecteur vertical.</text:p>
      <text:p text:style-name="P1"><text:soft-page-break/>Les conduits feront l’objet en fin de chantier d’un test d’étanchéité avant mise en service avec PV d’essais.</text:p>
      <text:p text:style-name="P2"/>
      <text:p text:style-name="P1">#### Distribution</text:p>
      <text:p text:style-name="P1">Liaisons entre la chaudière et la nourrice en tube multicouche et tube PER sous fourreau</text:p>
      <text:p text:style-name="P1">Nourrices de distribution préfabriquée. Nombre de départs adapté au nombre de radiateurs.</text:p>
      <text:p text:style-name="P1">Distribution des nourrices aux radiateurs suivant plans en tube PER à BAO sous fourreau.</text:p>
      <text:p text:style-name="P1">Une attention particulière sera apportée pour les sorties des alimentations des radiateurs (sorties encastrées dans les murs – réservation à prévoir). Le bureau d’étude se réserve le droit de refuser l’ensemble des sorties jugées inesthétiques.</text:p>
      <text:p text:style-name="P2"/>
      <text:p text:style-name="P1">#### Emission</text:p>
      <text:p text:style-name="P1">Radiateurs en acier type REGGANE 3010 marque FINIMETAL et sèche serviette type TAHITI marque FINIMETAL pour les logements BRS (les logements en accession sont équipés de sèche serviettes électriques)</text:p>
      <text:p text:style-name="P1">Peinture définitive couleur blanc cassé et emballage de protection.</text:p>
      <text:p text:style-name="P1">Prévoir retouches de finition en fin de chantier.</text:p>
      <text:p text:style-name="P1">Montage sur consoles à cheviller dans cloisons ou les murs (doublage).</text:p>
      <text:p text:style-name="P1">2 pieds de supportage pour chaque radiateur de plus de 1m de longueur</text:p>
      <text:p text:style-name="P1">Modèle, hauteur, longueur et emplacement suivant plans.</text:p>
      <text:p text:style-name="P1">Les sèches-serviettes situés dans l’air de débattement PMR devront être installés à une hauteur minimum de 70cm par rapport au sol.</text:p>
      <text:p text:style-name="P1">Bases de calcul :</text:p>
      <text:p text:style-name="P1">Température maxi de départ : 70°C pour une température extérieure de - 11°C</text:p>
      <text:p text:style-name="P1">Equipements des radiateurs :</text:p>
      <text:p text:style-name="P1">Purgeurs d'air à clé en partie haute</text:p>
      <text:p text:style-name="P1">Tés de réglages en partie basse</text:p>
      <text:p text:style-name="P1">Robinet thermostatisable et tête thermostatique marque COMAP type SENSITY dans toutes les pièces à l’exception de la pièce où est installée le thermostat :</text:p>
      <text:p text:style-name="P1">Remarque</text:p>
      <text:p text:style-name="P1">Les robinets thermostatiques bénéficieront obligatoirement du marquage Keymark. La variation temporelle des robinets thermostatiques sera obligatoirement certifiée et sera inférieure ou égale à 0,20 K</text:p>
      <text:p text:style-name="P2"/>
      <text:p text:style-name="P1">### GAZ NATUREL</text:p>
      <text:p text:style-name="P1">Depuis le coffret de détente comptage fourni par GRDF et posé par le lot GO :</text:p>
      <text:p text:style-name="P1">Liaison aux gaines techniques en tube acier noir conforme compris peinture conventionnelle, protection mécanique pour les réseaux cheminant à moins de 2 m de haut</text:p>
      <text:p text:style-name="P1">Colonnes montantes en tube acier conforme compris peinture conventionnelle, fixation aux parois par colliers isolés, vanne d’arrêt en pied de chaque colonne</text:p>
      <text:p text:style-name="P1">Chaque dérivation comprendra :</text:p>
      <text:p text:style-name="P1">1 coude, 2 robinets d’arrêt, 1 contre-coude</text:p>
      <text:p text:style-name="P1">2 raccords de compteurs</text:p>
      <text:p text:style-name="P1">la pose des compteurs fournis avec repérage</text:p>
      <text:p text:style-name="P1">1 plaque de fixation</text:p>
      <text:p text:style-name="P1">Liaisons des compteurs aux logements :</text:p>
      <text:p text:style-name="P1">par tube cuivre recuit sous fourreau <text:s/>20 pour les longueurs inférieures à 15 ml</text:p>
      <text:p text:style-name="P1">par tube onduleux en acier inoxydable pliables Tracpipe marque Banides Debeaurain certifié ATG PLT 002 CERTIGAZ sous fourreau <text:s/>26 pour les longueurs supérieures à 15 ml</text:p>
      <text:p text:style-name="P1">Alimentation de la chaudière en tube cuivre écroui</text:p>
      <text:p text:style-name="P1">Fourniture des certificats qualigaz</text:p>
      <text:p text:style-name="P1">Remarques </text:p>
      <text:p text:style-name="P1">Le personnel exécutant les assemblages doit être titulaire d'une attestation d'aptitude professionnelle, spécifique du mode d'assemblage concerné et conforme à la spécification ATG B 540-9 (article 7-10° de l'arrêté du 2 Août 1977 modifié).</text:p>
      <text:p text:style-name="P1">VENTILATION</text:p>
      <text:p text:style-name="P1">VB : par grille 100 cm² sur la porte de la GT</text:p>
      <text:p text:style-name="P1"><text:soft-page-break/>VH : conduit en acier galvanisé DN160 compris chapeau pare pluie et solin</text:p>
      <text:p text:style-name="P1">Ventilations intermédiaires par réservation (S=100cm²) au lot GO</text:p>
      <text:p text:style-name="P2"/>
      <text:p text:style-name="P1">### CHAUFFAGE NIVEAU 2</text:p>
      <text:p text:style-name="P2"/>
      <text:p text:style-name="P1">#### Production</text:p>
      <text:p text:style-name="P1">La pompe à chaleur sera de type air/eau split inverter, de marque Atlantic SYNEA ou équivalent. La pompe à chaleur se compose d’une unité extérieure reliée à un module hydraulique intérieur mural par des liaisons frigorifiques. Celui-ci sera accroché au mur par l’intermédiaire d’un dosseret. Le fluide frigorigène utilisé est du R32 (HFC).</text:p>
      <text:p text:style-name="P1">La pompe à chaleur de type « Duo » assurera la production de chauffage et d’eau chaude sanitaire. La régulation de la pompe à chaleur est calculée soit selon la température d’ambiance du logement grâce à un thermostat adapté soit selon une loi d’eau en fonction de la température extérieure mesurée par une sonde.</text:p>
      <text:p text:style-name="P1">La pompe à chaleur pourra gérer un départ de chauffage en fonction du besoin du logement. Selon le type d’émetteur, chacun des départs sera associé à une ou plusieurs zones de chauffage du bâtiment.</text:p>
      <text:p text:style-name="P1">Son fonctionnement sera piloté via une interface utilisateur sur son module hydraulique, un thermostat modulant ou une solution d’interopérabilité tierce compatible avec les exigences du fabricant.</text:p>
      <text:p text:style-name="P1">La pompe à chaleur se branche sur une alimentation monophasée 230V 50Hz.</text:p>
      <text:p text:style-name="P1">La mise en service de la pompe à chaleur devra être assurée par un technicien de la marque ou par une station technique agréée. La garantie sera alors étendue à 3 ans pour les pièces et 1 ans pour la main d’œuvre.</text:p>
      <text:p text:style-name="P1">La pompe à chaleur sera certifiée Heat Pump Keymark.</text:p>
      <text:p text:style-name="P1">Description de l’unité extérieure :</text:p>
      <text:p text:style-name="P1">L’unité extérieure de la pompe à chaleur se composera essentiellement des éléments suivants :</text:p>
      <text:p text:style-name="P1">un compresseur Inverter fonctionnant au R32 et d’un module de pilotage Inverter associé</text:p>
      <text:p text:style-name="P1">un évaporateur à surface d’échange haute performance composé de tubes en cuivre rainurés et aux ailettes en aluminium traitée anti-corrosion et hydrophiles</text:p>
      <text:p text:style-name="P1">une hélice à haut rendement et bas niveau sonore fonctionnant avec un moteur électrique à régime variable Inverter</text:p>
      <text:p text:style-name="P1">une vanne d’inversion de cycle</text:p>
      <text:p text:style-name="P1">de robinets de connexions frigorifiques avec raccord flare pour le raccordement au module intérieur</text:p>
      <text:p text:style-name="P1">de borniers de raccordement pour l’alimentation et l’interconnexion</text:p>
      <text:p text:style-name="P1">un bouton de mise au vide (pump down) avec diode de contrôle</text:p>
      <text:p text:style-name="P1">un détendeur électronique</text:p>
      <text:p text:style-name="P1">une bouteille de stockage du fluide frigorigène</text:p>
      <text:p text:style-name="P1">Pour assurer la durabilité du produit, l’unité extérieure aura une carrosserie traitée anti-corrosion permettant son implantation dans tout type d’environnement.</text:p>
      <text:p text:style-name="P1">Pose sur terrasse par l’intermédiaire de rubber foot</text:p>
      <text:p text:style-name="P1">Description du module hydraulique :</text:p>
      <text:p text:style-name="P1">Le module hydraulique de la pompe à chaleur sera mural et devra être fixé au mur via différents dosserets conçus à cet effet. Ainsi, un espace libre d’au moins 90cm sera disponible sous l’unité intérieur pour l’intégration d’un meuble ou d’appareil électroménager.</text:p>
      <text:p text:style-name="P1">Le module hydraulique de la pompe à chaleur de type « Duo » se composera essentiellement des éléments suivants :</text:p>
      <text:p text:style-name="P1">2 condenseurs de type échangeur à plaques</text:p>
      <text:p text:style-name="P1">un pot à boue filtrant magnétique, intégré de série et constitué d’un tamis et d’un barreau magnétique. Le pot à boue peut être isolé avec deux vannes présentes en amont et en aval respectivement.</text:p>
      <text:p text:style-name="P1">Un contrôleur de débit</text:p>
      <text:p text:style-name="P1">un appoint électrique chauffage de 3 kW monté de série</text:p>
      <text:p text:style-name="P1">un vase d’expansion</text:p>
      <text:p text:style-name="P1">une soupape de sécurité pour le circuit de chauffage</text:p>
      <text:p text:style-name="P1">un circulateur basse consommation</text:p>
      <text:p text:style-name="P1">une vanne directionnelle dite « 3 voies »</text:p>
      <text:p text:style-name="P1"><text:soft-page-break/>de raccords frigorifiques pour le raccordement à l’unité extérieure (un raccord « gaz » et un raccord « liquide ») placés de préférence sous le module hydraulique</text:p>
      <text:p text:style-name="P1">une régulation avec interface utilisateur présentant entre autres les fonctions suivantes :</text:p>
      <text:p text:style-name="P1">l’affichage de la température</text:p>
      <text:p text:style-name="P1">une estimation de la consommation de la pompe à chaleur</text:p>
      <text:p text:style-name="P1">la programmation hebdomadaire</text:p>
      <text:p text:style-name="P1">un robinet de vidange</text:p>
      <text:p text:style-name="P1">un manomètre</text:p>
      <text:p text:style-name="P1">des purgeurs automatiques</text:p>
      <text:p text:style-name="P1">La préparation de l’eau chaude sanitaire sera assurée par un ballon de 150L en acier émaillé protégé par une anode ACI. Un appoint électrique dédié à l’ECS est également présent dans le ballon.</text:p>
      <text:p text:style-name="P1">Description des dosserets :</text:p>
      <text:p text:style-name="P1">Le module hydraulique de la pompe à chaleur sera accroché au mur via différents dosserets conçus à cet effet. Ainsi, un espace libre d’au moins 90cm sera disponible sous l’unité intérieur pour l’intégration d’un meuble ou d’appareil électroménager.</text:p>
      <text:p text:style-name="P1">Le dosseret composé d’une barrette de pré raccordement permettra le raccordement hydraulique de l’unité intérieure et une pose de la pompe à chaleur en 2 temps.</text:p>
      <text:p text:style-name="P1">2 types de dosserets seront disponible en fonction du type de mur.</text:p>
      <text:p text:style-name="P1">Un dosseret simple permettant l’accroche sur mur dur (mur porteur) composé des éléments suivants :</text:p>
      <text:p text:style-name="P1">Un système d’accroche</text:p>
      <text:p text:style-name="P1">Une barrette de pré-raccordement avec disconnecteurs</text:p>
      <text:p text:style-name="P1">Un dosseret complet permettant l’accroche sur cloisons renforcées composé des éléments suivants :</text:p>
      <text:p text:style-name="P1">Un système d’accroche avec reprise d’effort au sol</text:p>
      <text:p text:style-name="P1">Une barrette de pré-raccordement avec disconnecteurs</text:p>
      <text:p text:style-name="P1">Un pantographe permettant de positionner facilement le ballon ECS</text:p>
      <text:p text:style-name="P1">Caractéristiques du modèle :</text:p>
      <text:p text:style-name="P1">Certifié par Heat Pump Keymark</text:p>
      <text:p text:style-name="P1">Fourniture :</text:p>
      <text:p text:style-name="P1">La pompe à chaleur sera livrée en 3 colis appairables :</text:p>
      <text:p text:style-name="P1">un colis module hydraulique</text:p>
      <text:p text:style-name="P1">un colis <text:s/>ballon ECS</text:p>
      <text:p text:style-name="P1">un colis groupe extérieur</text:p>
      <text:p text:style-name="P1">Le dosseret sera livré à part en un seul colis.</text:p>
      <text:p text:style-name="P1">Régulation Pompe à chaleur</text:p>
      <text:p text:style-name="P1">La pompe à chaleur sera associée à une sonde extérieure qui permettra le fonctionnement sur loi d’eau.</text:p>
      <text:p text:style-name="P1">A son installation, la pompe à chaleur sera paramétrée via l’interface du module hydraulique. Le paramétrage sera réalisé par un professionnel via un tunnel de programmation rapide de type EasyStart d’Atlantic.</text:p>
      <text:p text:style-name="P1">Afin de garantir confort et économies à l’utilisateur final, un thermostat modulant de marque identique sera associé à la pompe chaleur.</text:p>
      <text:p text:style-name="P1">Thermostat modulant programmable filaire de type « Navilink 105 »</text:p>
      <text:p text:style-name="P1">La pompe à chaleur sera pilotée par un thermostat modulant type NAVILINK 105 de chez Atlantic situé dans la pièce principale du logement, celui-ci permettra :</text:p>
      <text:p text:style-name="P1">Le fonctionnement optimal de la pompe à chaleur avec modulation de la température de départ</text:p>
      <text:p text:style-name="P1">La mesure et l’affichage de la température d’ambiance</text:p>
      <text:p text:style-name="P1">La modification de la température de consigne</text:p>
      <text:p text:style-name="P1">Le fonctionnement en Mode Programmé ou en Mode Basic, avec une consigne permanente et un fonctionnement simplifié</text:p>
      <text:p text:style-name="P1">La programmation hebdomadaire de la température de consigne, avec un assistant intégré sur le thermostat</text:p>
      <text:p text:style-name="P1">La fonction Anticipation en Mode Programmé : permettant d’atteindre les températures de consignes demandées aux heures programmées, pour optimiser le confort et les consommations</text:p>
      <text:p text:style-name="P1">La gestion d’une absence prolongée avec la fonction Absence</text:p>
      <text:p text:style-name="P1">Le contrôle de l’ECS</text:p>
      <text:p text:style-name="P1">L’affichage de l’estimation des consommations d’énergie de chauffage et d’ECS</text:p>
      <text:p text:style-name="P1"><text:soft-page-break/>L’utilisation de la fonction « Atlantic Smart Adapt »</text:p>
      <text:p text:style-name="P1">L’accès aux notices installateur et utilisateur grâce à un QR Code présent dans le menu du thermostat</text:p>
      <text:p text:style-name="P1">Une plaque de finition disponible en option de dimensions 15cm par 15cm permettra en cas de remplacement d’un thermostat mural, une parfaite intégration dans le logement.</text:p>
      <text:p text:style-name="P1">Accessoires</text:p>
      <text:p text:style-name="P1">L'entreprise fournira et posera</text:p>
      <text:p text:style-name="P1">Sonde extérieure</text:p>
      <text:p text:style-name="P1">Groupe de sécurité compris siphon PVC</text:p>
      <text:p text:style-name="P1">Aquastat de sécurité plancher chauffant</text:p>
      <text:p text:style-name="P1">Un système antitartre magnétique  marque BWT type Antitartre ECS</text:p>
      <text:p text:style-name="P1">Liaison frigorifique isolé de l’unité intérieure à l’unité extérieure sous goulotte pour les cheminements extérieurs et sous fourreau ventilé pour les cheminements intérieurs</text:p>
      <text:p text:style-name="P2"/>
      <text:p text:style-name="P1">#### Distribution</text:p>
      <text:p text:style-name="P1">Liaisons entre la PAC et les nourrices en tube multicouche.</text:p>
      <text:p text:style-name="P2"/>
      <text:p text:style-name="P1">#### Plancher chauffant basse température</text:p>
      <text:p text:style-name="P1">Fourniture et pose de tube polyéthylène haute densité réticulé ø13x16 mm à barrière anti-oxygène, déroulé en escargot (spirale double inversée) marque REHAU type RAUTHERM</text:p>
      <text:p text:style-name="P1">L'installation des planchers sera éprouvée avant enrobage sous pression. La pression sera maintenue pendant le coulage, avec vérification du maître d’œuvre lors du coulage du plancher. L'entreprise devra convoquer le maître d’œuvre en temps voulu. (Fourniture de l'antigel pendant la phase chantier et rinçage avant mise en service</text:p>
      <text:p text:style-name="P1">A la charge du présent lot, la mise en chauffe de la chape selon DTU avant pose des revêtements de sol.</text:p>
      <text:p text:style-name="P1">Fourniture et pose de nourrices préfabriquées insensible à la corrosion marque REHAU comprenant</text:p>
      <text:p text:style-name="P1">2 robinets de vidange</text:p>
      <text:p text:style-name="P1">2 thermomètres</text:p>
      <text:p text:style-name="P1">1 débitmètre par circuit de retour</text:p>
      <text:p text:style-name="P1">Mise en place de l’isolant sous chape à la charge du lot chape</text:p>
      <text:p text:style-name="P2"/>
      <text:p text:style-name="P1">#### Régulation terminale des chambres</text:p>
      <text:p text:style-name="P1">Régulation de type décentralisé pièce par pièce avec thermostat d’ambiance et moteur thermique avec liaison radio comprenant :</text:p>
      <text:p text:style-name="P1">Thermostat radio à pile NEA SMART 2 marque REHAU <text:s/>(variation temporelle certifiée =0.3 K)</text:p>
      <text:p text:style-name="P1">moteurs thermiques</text:p>
      <text:p text:style-name="P1">boitiers de connexion</text:p>
      <text:p text:style-name="P1">Le raccordement électrique du boitier de connexion depuis les attentes du lot électricité est à la charge du présent lot.</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text:soft-page-break/></text:p>
      <text:p text:style-name="P1">## BATIMENT C</text:p>
      <text:p text:style-name="P2"/>
      <text:p text:style-name="P1">### PLOMBERIE SANITAIRE</text:p>
      <text:p text:style-name="P2"/>
      <text:p text:style-name="P1">#### Appareils sanitaires</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Meubles évier 2 cuves</text:p>
      <text:p text:style-name="P1">Evier à poser en inox 120 x 60 cm comprenant 2 cuves, 1 égouttoir, 1 vidage</text:p>
      <text:p text:style-name="P1">Meuble sous évier marque GENTE type TOP hydrofuge 19 mm, à trois portes, chants renforcés en PVC sur pieds réglables, avec bandeau clipsé, avec fond, à charnières résistantes non apparentes, joint élastomère périphérique</text:p>
      <text:p text:style-name="P2"/>
      <text:p text:style-name="P1">Mitigeur évier type LOGIS M31, Coolstart / 2 vitesses, EcoSelection référence 71837000 compris flexible.</text:p>
      <text:p text:style-name="P1">Percement dans meuble évier pour les logements avec lave-vaisselle ou lave-linge juxtapos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Plans vasques céramiques doubles</text:p>
      <text:p text:style-name="P1">Miroir de 120 x 105 cm</text:p>
      <text:p text:style-name="P1">Applique LED compris raccordement depuis attente</text:p>
      <text:p text:style-name="P1">Mitigeur monotrou de marque HANSGROHE série LOGIS 100 ECO C3</text:p>
      <text:p text:style-name="P2"/>
      <text:p text:style-name="P1">##### Baignoire</text:p>
      <text:p text:style-name="P1">Baignoire en acier émaillé marque ROCA type CONTESA couleur blanche, dimensions 170 x 70, compris vidage automatique, siphon, joint élastomère périphérique, plots acoustiques</text:p>
      <text:p text:style-name="P1">Jupe pour dito en mélaminé sur vérins selon plan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x 1 et 2 </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text:soft-page-break/>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Eau Froide</text:p>
      <text:p text:style-name="P2"/>
      <text:p text:style-name="P1">##### Alimentation générale</text:p>
      <text:p text:style-name="P1">Depuis le tube PEHD bande bleue en attente à 1m de la façade à la charge du lot VRD,</text:p>
      <text:p text:style-name="P1">Liaison à la GT en tube PEHD bande bleue sous fourreau</text:p>
      <text:p text:style-name="P1">Mise en œuvre à la pénétration d’une vanne d’arrêt générale repérée, d’un clapet type EA, d’un détendeur NF, d’un filtre à robinet de purge</text:p>
      <text:p text:style-name="P2"/>
      <text:p text:style-name="P1">##### Alimentations des logements</text:p>
      <text:p text:style-name="P1">Colonne montante en gaine technique palière en tube multicouche comprenant :</text:p>
      <text:p text:style-name="P1">fixations aux parois par colliers à garniture antivibratile</text:p>
      <text:p text:style-name="P1">calorifugeage par mousse de polyuréthane 9 mm</text:p>
      <text:p text:style-name="P1">fourreau aux traversées de dalles</text:p>
      <text:p text:style-name="P1">anti-bélier en haut de colonne</text:p>
      <text:p text:style-name="P1">Dérivation 20 vers chaque logement comprenant</text:p>
      <text:p text:style-name="P1">1 vannes d'arrêt 1/4 de tour repérée</text:p>
      <text:p text:style-name="P1">1 clapet anti-retour type EA</text:p>
      <text:p text:style-name="P1">1 manchette compteur compris étrier</text:p>
      <text:p text:style-name="P1">1 détendeur</text:p>
      <text:p text:style-name="P1">Nourrice de distribution préfabriquée en laiton compris vanne d’arrêt en amont</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 Chaude Sanitaire</text:p>
      <text:p text:style-name="P1">Depuis les chaudières individuelles,</text:p>
      <text:p text:style-name="P1">Liaison vers les nourrices en tube multicouche et tube PER sous fourreau</text:p>
      <text:p text:style-name="P1">Nourrice de distribution préfabriquée en laiton</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x Usées – Eaux Vannes</text:p>
      <text:p text:style-name="P2"/>
      <text:p text:style-name="P1">##### Evacuations apparentes</text:p>
      <text:p text:style-name="P1">Depuis les siphons des appareils jusqu’aux colonnes dans les gaines techniques logement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2"><text:soft-page-break/></text:p>
      <text:p text:style-name="P1">##### 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2"/>
      <text:p text:style-name="P1">##### Réseaux en BLOCAGE</text:p>
      <text:p text:style-name="P1">Réseaux en tube PVC NF M1 au sous-sol pour les collecteurs d’évacuation.</text:p>
      <text:p text:style-name="P1">Cheminements et diamètres suivant plan</text:p>
      <text:p text:style-name="P1">La pente sera d’au moins 1.5 cm/ml.</text:p>
      <text:p text:style-name="P1">Culotte avec tampon de tringlage en pied de chute</text:p>
      <text:p text:style-name="P2"/>
      <text:p text:style-name="P1">##### Ventilation primaires</text:p>
      <text:p text:style-name="P1">La ventilation primaire des réseaux EU-EV s'effectue soit par sortie en toiture compris chapeau pare pluie équipé d’un grillage anti volatile, soit par sortie dans les souches maçonnées compris grillage anti 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blocage</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1">Les tests sont effectués par bâtiment, sur le logement le plus éloigné par rapport au point d’alimentation d’eau du bâtiment ainsi que sur un logement choisi aléatoirement.</text:p>
      <text:p text:style-name="P2"/>
      <text:p text:style-name="P1">### VENTILATION</text:p>
      <text:p text:style-name="P2"/>
      <text:p text:style-name="P1">#### Entrées d'air</text:p>
      <text:p text:style-name="P1">Admission d’air neuf dans les pièces principales (chambres et séjour) par</text:p>
      <text:p text:style-name="P1">des entrées d’air hygroréglables type EH marque ATLANTIC (couleur au choix de l’architecte) sur les menuiseries ou coffre de VR</text:p>
      <text:p text:style-name="P1">des entrées d’air hygroréglables type EHT en maçonnerie marque ATLANTIC (couleur au choix de l’architecte) compris silencieux SCD circ</text:p>
      <text:p text:style-name="P1">Le nombre et le dimensionnement des entrées d’air seront conformes à ceux indiqués dans l’Avis Technique :</text:p>
      <text:p text:style-name="P1">Performance acoustique </text:p>
      <text:p text:style-name="P1">(Dnew + Ctr ) mini = 39 dB pour les EA en menuiserie – 47 dB pour les EA en maçonnerie</text:p>
      <text:p text:style-name="P2"/>
      <text:p text:style-name="P1">#### Bouches d’extraction</text:p>
      <text:p text:style-name="P1">Bouche d’extraction en cuisine hygroréglable avec commande du débit de pointe par cordelette</text:p>
      <text:p text:style-name="P1">Bouche d’extraction en salle de bains hygroréglable</text:p>
      <text:p text:style-name="P1">Bouche d’extraction en WC hygroréglable avec commande du débit de pointe par cordelett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text:soft-page-break/>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1">Les bouches d’extraction de la VMC satisferont un isolement acoustique normalisé [Dn,e,w+C] :</text:p>
      <text:p text:style-name="P1">[Dn,e,w+C] 53 dB en cuisines fermées</text:p>
      <text:p text:style-name="P1">[Dn,e,w+C] 54 dB en cuisines ouvertes</text:p>
      <text:p text:style-name="P1">[Dn,e,w+C] 56 dB en salles de bains</text:p>
      <text:p text:style-name="P1">Remarque</text:p>
      <text:p text:style-name="P1">L’axe des bouches d’extractions sera situé à 20 cm minimum des murs et plafonds.</text:p>
      <text:p text:style-name="P2"/>
      <text:p text:style-name="P1">#### Réseaux</text:p>
      <text:p text:style-name="P1">Le réseau rigide en acier galvanisé sera de type cylindrique ou rectangulaire selon plans de classe A au sens de la RE2020.</text:p>
      <text:p text:style-name="P1">Les conduits circulaires, en tôle d’acier galvanisé, agrafés en spirale seront conformes à la NF P 50-401. La résistance et l’épaisseur des conduits seront conformes aux normes EN 12 237 et/ou XP E 51-620. La qualité de galvanisation sera conforme à la norme EN 10-142.</text:p>
      <text:p text:style-name="P1">Les conduits seront fixés à l’aide de colliers et de feuillards, raccordés par des pièces de raccordement livrées d’usine.</text:p>
      <text:p text:style-name="P1">Les bouches d’extraction seront raccordées aux colonnes verticales par une liaison terminale M0 Ø125 si la longueur est inférieure à 1,2 m ou rigide dans le cas contraire, et par un collecteur d’étage. Les piquages express seront à proscrire pour des raisons aérauliques et acoustiques.</text:p>
      <text:p text:style-name="P1">Lorsque les conduits de liaison comportent des dévoiements, on utilisera des coudes et conduits rigides.</text:p>
      <text:p text:style-name="P1">En traversée de dalles, la liaison béton-conduit sera assurée par un joint de traversée de dalle, permettant d’amortir les vibrations dans les structures et les émissions d’ondes sonores.</text:p>
      <text:p text:style-name="P1">En pied de colonne, prévoir un tampon de ramonage amovible et accessible par une trappe de visite. Si la distance Bouche-Colonne est faible, le nettoyage pourra être pratiqué par la bouche.</text:p>
      <text:p text:style-name="P1">Au sommet de chaque colonne, prévoir un dispositif Té-souche acoustique garantissant l’accessibilité à la colonne, une forte réduction de la perte de charge.</text:p>
      <text:p text:style-name="P1">Le réseau horizontal collecte les différentes colonnes verticales par l’intermédiaire de Té.</text:p>
      <text:p text:style-name="P1">Les augmentations de diamètre seront coniques.</text:p>
      <text:p text:style-name="P1">Le support des conduits sera assuré par des colliers avec résiliant, et piétements tous les 2 mètres environ. Les piétements porteront sur un plot en béton ou élément de surface <text:s/>900cm² ; cf. DTU 68.2 § 6.464.</text:p>
      <text:p text:style-name="P1">Au raccordement entre le réseau rigide et le ventilateur, la liaison devra être désolidarisée pour des raisons acoustiques et sera assurée par une manchette souple.</text:p>
      <text:p text:style-name="P1">Pour les colonnes de VMC communes à 2 logements, il sera prévu la mise en œuvre d’un piège acoustique type CRE multilogement marque ALDES.</text:p>
      <text:p text:style-name="P2"/>
      <text:p text:style-name="P1">#### Groupe d'extraction</text:p>
      <text:p text:style-name="P1">Le ventilateur d’extraction en caisson est de marque ATLANTIC type COMETE. Il est agréé 400°C ½ heure – Catégorie 4 conformément à l’arrêté du 31.03.86 sur la protection contre les risques d’incendie.</text:p>
      <text:p text:style-name="P1">Structure</text:p>
      <text:p text:style-name="P1">Caisson en tôle prélaquée (RAL 9006 pour les façades et RAL 7021 pour le corps)</text:p>
      <text:p text:style-name="P1">Interrupteur de proximité intégré</text:p>
      <text:p text:style-name="P1">Piquage circulaire à l’aspiration. Rejet libre</text:p>
      <text:p text:style-name="P1">Dépressostat de sécurité taré à 80 Pa intégré</text:p>
      <text:p text:style-name="P1">Indice de Protection IP x4</text:p>
      <text:p text:style-name="P1">Motorisation</text:p>
      <text:p text:style-name="P1">Moteur à commutation électronique EC</text:p>
      <text:p text:style-name="P1">Turbine à réaction</text:p>
      <text:p text:style-name="P1">Ensemble moteur/turbine monté sur roulement à billes, graissé à vie</text:p>
      <text:p text:style-name="P1"><text:soft-page-break/>Alimentation Mono 230V-50Hz</text:p>
      <text:p text:style-name="P1">Accessoires</text:p>
      <text:p text:style-name="P1">Manchettes souples</text:p>
      <text:p text:style-name="P1">Pièges à son circulaires</text:p>
      <text:p text:style-name="P1">Raccordements électriques depuis les attentes du lot électricité</text:p>
      <text:p text:style-name="P2"/>
      <text:p text:style-name="P1">### CHAUFFAGE</text:p>
      <text:p text:style-name="P2"/>
      <text:p text:style-name="P1">#### Production</text:p>
      <text:p text:style-name="P1">Chaudières ventouse – logements à 1 salle de bain</text:p>
      <text:p text:style-name="P1">Production de chaleur par chaudière murale fonctionnant au gaz naturel à mini-accumulation de caractéristiques techniques suivantes</text:p>
      <text:p text:style-name="P1">Marque SAUNIER DUVAL modèle ThemaPlus Condens 26</text:p>
      <text:p text:style-name="P1">Directive 92/42/CEE : classement « CONDENSATION »</text:p>
      <text:p text:style-name="P1">Chauffage : puissance modulante de 2.4 à 20.0 kW (80/60°C)</text:p>
      <text:p text:style-name="P1">Rendement jusqu’à 109 % sur PCI (température de chauffage réglable de 10 à 80°C)</text:p>
      <text:p text:style-name="P1">Eau chaude sanitaire : puissance modulante- puissance utile nominale : 26 kW - température réglable de 35 à 60°C</text:p>
      <text:p text:style-name="P1">Débit spécifique de 12,3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41.2 kg.</text:p>
      <text:p text:style-name="P1">Le bas de la chaudière sera positionné à 1.3m du sol</text:p>
      <text:p text:style-name="P1">Accessoires</text:p>
      <text:p text:style-name="P1">Evacuation des fumées et amenée d'air comburant par ventouse ou conduit 3Cep selon plans (couleur au choix de l’architecte)</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1 salle de bain</text:p>
      <text:p text:style-name="P1">Production de chaleur par chaudière murale fonctionnant au gaz naturel à mini-accumulation de caractéristiques techniques suivantes</text:p>
      <text:p text:style-name="P1">Marque SAUNIER DUVAL modèle ThemaPlus M Condens 26</text:p>
      <text:p text:style-name="P1">Directive 92/42/CEE : classement « CONDENSATION »</text:p>
      <text:p text:style-name="P1">Chauffage : puissance modulante de 5.0 à 18.0 kW (80/60°C)</text:p>
      <text:p text:style-name="P1">Rendement jusqu’à 108.8 % sur PCI (température de chauffage réglable de 10 à 80°C)</text:p>
      <text:p text:style-name="P1">Eau chaude sanitaire : puissance modulante- puissance utile nominale : 26 kW - température réglable de 35 à 60°C</text:p>
      <text:p text:style-name="P1">Débit spécifique de 12,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5.9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text:soft-page-break/>Remarque</text:p>
      <text:p text:style-name="P1">Le comptage RE2020 des postes chauffage et eau chaude sanitaire est réalisé par la chaudière</text:p>
      <text:p text:style-name="P1">Chaudières 3Cep – logements à 2 salles de bain</text:p>
      <text:p text:style-name="P1">Production de chaleur par chaudière murale fonctionnant au gaz naturel à mini-accumulation de caractéristiques techniques suivantes</text:p>
      <text:p text:style-name="P1">Marque SAUNIER DUVAL modèle ThemaPlus M Condens 31</text:p>
      <text:p text:style-name="P1">Directive 92/42/CEE : classement « CONDENSATION »</text:p>
      <text:p text:style-name="P1">Chauffage : puissance modulante de 6.2 à 25.0 kW (80/60°C)</text:p>
      <text:p text:style-name="P1">Rendement jusqu’à 108.9 % sur PCI (température de chauffage réglable de 10 à 80°C)</text:p>
      <text:p text:style-name="P1">Eau chaude sanitaire : puissance modulante- puissance utile nominale : 31 kW - température réglable de 35 à 60°C</text:p>
      <text:p text:style-name="P1">Débit spécifique de 14,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7.1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2"/>
      <text:p text:style-name="P1">#### Evacuation des produits de combustion des chaudières</text:p>
      <text:p text:style-name="P1">L’évacuation des produits de combustion sera assurée soit par ventouse verticale ou horizontale soit par un conduit métallique concentrique collectif pour chaudières étanches installées à l’intérieur du bâtiment.</text:p>
      <text:p text:style-name="P1">Pour les conduits collectifs, le système de conduit sera titulaire du marquage CE selon la norme NF EN 1856-1 et d’un Document Technique d’Application définissant les prescriptions d’utilisation et de mise en œuvre.</text:p>
      <text:p text:style-name="P1">Il sera constitué d’un conduit concentrique modulaire en inox (316L intérieur / 304 ou équivalent extérieur) de type 3CE P MULTI+, de marque POUJOULAT justifiant d’une garantie décennale.</text:p>
      <text:p text:style-name="P1">Le conduit sera assemblé par emboitement mâle femelle avec joint à lèvres sur le tube de fumée. Le dimensionnement sera réalisé en légère pression positive, justifié par une note de calcul conforme à la norme NF EN 13384-2.</text:p>
      <text:p text:style-name="P1">A chaque niveau, le conduit sera connecté à un maximum de 2 appareils à gaz à circuit de combustion étanche de type C4. Le débit calorifique total ne devra pas excéder 85 kW par niveau.</text:p>
      <text:p text:style-name="P1">Les appareils seront équipés d’un clapet anti-retour et identifiés comme compatible avec le système 3CE P MULTI+ par le fabricant.</text:p>
      <text:p text:style-name="P1">Une trappe de visites dans la gaine technique sera installée en pied afin de pouvoir accéder au conduit et réaliser les opérations d’entretien. Les siphons seront installés en partie basse afin de faciliter l’accès pour l’entretien de ceux-ci.</text:p>
      <text:p text:style-name="P1">Eléments constitutifs</text:p>
      <text:p text:style-name="P1">Pour chaque niveau :</text:p>
      <text:p text:style-name="P1">1 Té simple ou double piquage suivant le nombre et la position des appareils à raccorder</text:p>
      <text:p text:style-name="P1">Un élément réglable positionné sous le Té</text:p>
      <text:p text:style-name="P1">Les longueurs droites nécessaires pour constituer la hauteur d’étage</text:p>
      <text:p text:style-name="P1">Un support de conduit (mural ou plancher) permettant la reprise de charge</text:p>
      <text:p text:style-name="P1">Un conduit de liaison par appareils</text:p>
      <text:p text:style-name="P1">En pied et en tête de conduit :</text:p>
      <text:p text:style-name="P1"><text:soft-page-break/>Un cône d’écoulement équipé de son siphon résistant à la pression et muni d’un dispositif anti-refoulement des fumées dans le réseau d’eaux usées.</text:p>
      <text:p text:style-name="P1">Un terminal vertical cylindrique (finition et couleur au choix de l’architecte) compris solin</text:p>
      <text:p text:style-name="P1">Le raccordement au conduit principal sera réalisé, dans la gaine technique, par le conduit de liaison Ø80/125 fourni avec le système 3CE P MULTI+. Ce conduit, une fois recoupé, dépassera de la gaine technique, et permettra le raccordement des conduits des chaudières. La mise en œuvre sera conforme au DTU 61.1</text:p>
      <text:p text:style-name="P1">L’ensemble, conduit de liaison et conduit de raccordement sera d’allure horizontale avec une pente ascendante d’au moins 3% vers le collecteur vertical.</text:p>
      <text:p text:style-name="P1">Les conduits feront l’objet en fin de chantier d’un test d’étanchéité avant mise en service avec PV d’essais.</text:p>
      <text:p text:style-name="P2"/>
      <text:p text:style-name="P1">#### Distribution</text:p>
      <text:p text:style-name="P1">Liaisons entre la chaudière et la nourrice en tube multicouche et tube PER sous fourreau</text:p>
      <text:p text:style-name="P1">Nourrices de distribution préfabriquée. Nombre de départs adapté au nombre de radiateurs.</text:p>
      <text:p text:style-name="P1">Distribution des nourrices aux radiateurs suivant plans en tube PER à BAO sous fourreau.</text:p>
      <text:p text:style-name="P1">Une attention particulière sera apportée pour les sorties des alimentations des radiateurs (sorties encastrées dans les murs – réservation à prévoir). Le bureau d’étude se réserve le droit de refuser l’ensemble des sorties jugées inesthétiques.</text:p>
      <text:p text:style-name="P2"/>
      <text:p text:style-name="P1">#### Emission</text:p>
      <text:p text:style-name="P1">Radiateurs en acier type REGGANE 3010 marque FINIMETAL et sèche serviette marque FINIMETAL type TAHITI</text:p>
      <text:p text:style-name="P1">Peinture définitive couleur blanc cassé et emballage de protection.</text:p>
      <text:p text:style-name="P1">Prévoir retouches de finition en fin de chantier.</text:p>
      <text:p text:style-name="P1">Montage sur consoles à cheviller dans cloisons ou les murs (doublage).</text:p>
      <text:p text:style-name="P1">2 pieds de supportage pour chaque radiateur de plus de 1m de longueur</text:p>
      <text:p text:style-name="P1">Modèle, hauteur, longueur et emplacement suivant plans.</text:p>
      <text:p text:style-name="P1">Les sèches-serviettes situés dans l’air de débattement PMR devront être installés à une hauteur minimum de 70cm par rapport au sol.</text:p>
      <text:p text:style-name="P1">Bases de calcul :</text:p>
      <text:p text:style-name="P1">Température maxi de départ : 70°C pour une température extérieure de - 11°C</text:p>
      <text:p text:style-name="P1">Equipements des radiateurs :</text:p>
      <text:p text:style-name="P1">Purgeurs d'air à clé en partie haute</text:p>
      <text:p text:style-name="P1">Tés de réglages en partie basse</text:p>
      <text:p text:style-name="P1">Robinet thermostatisable et tête thermostatique marque COMAP type SENSITY dans toutes les pièces à l’exception de la pièce où est installée le thermostat :</text:p>
      <text:p text:style-name="P1">Remarque</text:p>
      <text:p text:style-name="P1">Les robinets thermostatiques bénéficieront obligatoirement du marquage Keymark. La variation temporelle des robinets thermostatiques sera obligatoirement certifiée et sera inférieure ou égale à 0,20 K</text:p>
      <text:p text:style-name="P2"/>
      <text:p text:style-name="P1">### GAZ NATUREL</text:p>
      <text:p text:style-name="P1">Depuis le coffret de détente comptage fourni par GRDF et posé par le lot GO :</text:p>
      <text:p text:style-name="P1">Liaison à la gaine technique en tube acier noir conforme compris peinture conventionnelle, protection mécanique pour les réseaux cheminant à moins de 2 m de haut</text:p>
      <text:p text:style-name="P1">Colonne montante en tube acier conforme compris peinture conventionnelle, fixation aux parois par colliers isolés</text:p>
      <text:p text:style-name="P1">Chaque dérivation comprendra :</text:p>
      <text:p text:style-name="P1">1 coude, 2 robinets d’arrêt, 1 contre-coude</text:p>
      <text:p text:style-name="P1">2 raccords de compteurs</text:p>
      <text:p text:style-name="P1">la pose des compteurs fournis avec repérage</text:p>
      <text:p text:style-name="P1">1 plaque de fixation</text:p>
      <text:p text:style-name="P1">Liaisons des compteurs aux logements :</text:p>
      <text:p text:style-name="P1">par tube cuivre recuit sous fourreau <text:s/>20 pour les longueurs inférieures à 15 ml</text:p>
      <text:p text:style-name="P1">par tube onduleux en acier inoxydable pliables Tracpipe marque Banides Debeaurain certifié ATG PLT 002 CERTIGAZ sous fourreau <text:s/>26 pour les longueurs supérieures à 15 ml</text:p>
      <text:p text:style-name="P1"><text:soft-page-break/>Alimentation de la chaudière en tube cuivre écroui</text:p>
      <text:p text:style-name="P1">Fourniture des certificats qualigaz</text:p>
      <text:p text:style-name="P1">Remarques </text:p>
      <text:p text:style-name="P1">Le personnel exécutant les assemblages doit être titulaire d'une attestation d'aptitude professionnelle, spécifique du mode d'assemblage concerné et conforme à la spécification ATG B 540-9 (article 7-10° de l'arrêté du 2 Août 1977 modifié).</text:p>
      <text:p text:style-name="P1">VENTILATION</text:p>
      <text:p text:style-name="P1">VB : par grille 100 cm² sur la porte de la GT</text:p>
      <text:p text:style-name="P1">VH : conduit en acier galvanisé DN160 compris chapeau pare pluie et solin</text:p>
      <text:p text:style-name="P1">Ventilations intermédiaires par réservation (S=100cm²) au lot GO</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BATIMENTS DE</text:p>
      <text:p text:style-name="P2"/>
      <text:p text:style-name="P1">### PLOMBERIE SANITAIRE</text:p>
      <text:p text:style-name="P2"/>
      <text:p text:style-name="P1">#### Appareils sanitaires logements locatifs sociaux E1-001 / E1-003</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1">Meubles évier 2 cuves</text:p>
      <text:p text:style-name="P1">Evier à poser en inox 120 x 60 cm comprenant 2 cuves, 1 égouttoir, 1 vidage</text:p>
      <text:p text:style-name="P1">Meuble sous évier marque GENTE type TOP hydrofuge 19 mm, à trois portes, chants renforcés en PVC sur pieds réglables, avec bandeau clipsé, avec fond, à charnières résistantes non apparentes, joint élastomère périphérique</text:p>
      <text:p text:style-name="P2"/>
      <text:p text:style-name="P1">Mitigeur évier type LOGIS M31, Coolstart / 2 vitesses, EcoSelection référence 71837000 compris flexible.</text:p>
      <text:p text:style-name="P1">Percement dans meuble évier pour les logements avec lave-vaisselle ou lave-linge juxtapos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Plans vasques céramiques doubles</text:p>
      <text:p text:style-name="P1"><text:soft-page-break/>Miroir de 120 x 105 cm</text:p>
      <text:p text:style-name="P1">Applique LED compris raccordement depuis attente</text:p>
      <text:p text:style-name="P1">Mitigeur monotrou de marque HANSGROHE série LOGIS 100 ECO C3</text:p>
      <text:p text:style-name="P2"/>
      <text:p text:style-name="P1">##### Baignoire</text:p>
      <text:p text:style-name="P1">Baignoire en acier émaillé marque ROCA type CONTESA couleur blanche, dimensions 170 x 70, compris vidage automatique, siphon, joint élastomère périphérique, plots acoustiques</text:p>
      <text:p text:style-name="P1">Jupe pour dito en mélaminé sur vérins selon plan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Appareils sanitaires BRS</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1">Meuble vasque 80 cm </text:p>
      <text:p text:style-name="P1">Meuble type ULYSSE marque PORCHER de 80 cm <text:s/>(couleurs au choix) sur pieds chromés comprenant :</text:p>
      <text:p text:style-name="P1">Caisson et portes</text:p>
      <text:p text:style-name="P1">Meuble bas 2 portes</text:p>
      <text:p text:style-name="P1">Plan vasque céramique</text:p>
      <text:p text:style-name="P1">Miroir de 80 x 105 cm</text:p>
      <text:p text:style-name="P1">Applique LED compris raccordement depuis attente</text:p>
      <text:p text:style-name="P1">Mitigeur monotrou de marque HANSGROHE série LOGIS 100 ECO C3</text:p>
      <text:p text:style-name="P1">Meuble vasque 120 cm </text:p>
      <text:p text:style-name="P1">Meuble type ULYSSE marque PORCHER de 120 cm (couleurs au choix) sur pieds chromés comprenant :</text:p>
      <text:p text:style-name="P1">Caisson et portes</text:p>
      <text:p text:style-name="P1">Meuble bas 4 portes</text:p>
      <text:p text:style-name="P1"><text:soft-page-break/>Plans vasques céramiques doubles</text:p>
      <text:p text:style-name="P1">Miroir de 120 x 105 cm</text:p>
      <text:p text:style-name="P1">Applique LED compris raccordement depuis attente</text:p>
      <text:p text:style-name="P1">Mitigeur monotrou de marque HANSGROHE série LOGIS 100 ECO C3</text:p>
      <text:p text:style-name="P2"/>
      <text:p text:style-name="P1">##### Baignoire</text:p>
      <text:p text:style-name="P1">Baignoire en acier émaillé marque ROCA type CONTESA couleur blanche, dimensions 170 x 70, compris vidage automatique, siphon, joint élastomère périphérique, plots acoustiques</text:p>
      <text:p text:style-name="P1">La baignoire sera désolidarisée des parois verticales et horizontales.</text:p>
      <text:p text:style-name="P2"/>
      <text:p text:style-name="P1">Mitigeur thermostatique bain douche murale marque HANSGROHE 1001 CL bain douche</text:p>
      <text:p text:style-name="P1">Set de douche marque HANSGROHE comprenant support, flexible 1,60 ml, douchette 2 jets Vario EcoSmart +</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WC</text:p>
      <text:p text:style-name="P1">Ensemble marque JACOB DELAFON type BRIVE comprenant :</text:p>
      <text:p text:style-name="P1">Cuvette à sortie horizontale, avec kit de fixation au sol</text:p>
      <text:p text:style-name="P1">Réservoir double-chasse 3L/6L NF</text:p>
      <text:p text:style-name="P1">Abattant doubl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Appareils sanitaires logement accession</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simples</text:p>
      <text:p text:style-name="P1">Attentes pour meubles vasques simples comprenant</text:p>
      <text:p text:style-name="P1">une attente EF <text:s/>13 avec robinet d’arrêt</text:p>
      <text:p text:style-name="P1">une attente EC <text:s/>13 avec robinet d’arrêt</text:p>
      <text:p text:style-name="P1"><text:soft-page-break/>attente EU <text:s/>40 avec siphon bouchonné</text:p>
      <text:p text:style-name="P2"/>
      <text:p text:style-name="P1">##### 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Douche encastrée niveau 1</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2"/>
      <text:p text:style-name="P1">##### 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Appareils sanitaires attiques D201</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doubles</text:p>
      <text:p text:style-name="P1">Attentes pour meubles vasques doubles comprenant</text:p>
      <text:p text:style-name="P1">une attente EF <text:s/>13 avec robinet d’arrêt</text:p>
      <text:p text:style-name="P1">une attente EC <text:s/>13 avec robinet d’arrêt</text:p>
      <text:p text:style-name="P1"><text:soft-page-break/>attente EU <text:s/>40 avec siphon bouchonné</text:p>
      <text:p text:style-name="P2"/>
      <text:p text:style-name="P1">##### Lave main</text:p>
      <text:p text:style-name="P1">Meuble lave main Métropolitain 40x52x24 cm comprenant meuble suspendu (finition au choix de l’architecte), plan vasque en résine</text:p>
      <text:p text:style-name="P1">Mitigeur monotrou de marque HANSGROHE série LOGIS 100 ECO C3</text:p>
      <text:p text:style-name="P1">Douche encastrée </text:p>
      <text:p text:style-name="P1">Receveur de douche à encastrer GEBERIT type MELUA compris bonde extra plate, joint périphérique</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2"/>
      <text:p text:style-name="P1">##### 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 terrasse et balcon logement</text:p>
      <text:p text:style-name="P1">Robinet de puisage DN15 à raccord au nez compris rosace, robinet de purge</text:p>
      <text:p text:style-name="P2"/>
      <text:p text:style-name="P1">##### Robinet de puisage terrasse sommitale</text:p>
      <text:p text:style-name="P1">Robinet de puisage DN15 à raccord au nez compris rosace, robinet de purge</text:p>
      <text:p text:style-name="P2"/>
      <text:p text:style-name="P1">#### Eau Froide</text:p>
      <text:p text:style-name="P2"/>
      <text:p text:style-name="P1">##### Alimentation générale</text:p>
      <text:p text:style-name="P1">Depuis le tube PEHD bande bleue en attente à 1m de la façade à la charge du lot VRD,</text:p>
      <text:p text:style-name="P1">Mise en œuvre à la pénétration d’une vanne d’arrêt générale repérée, d’un clapet type EA, d’un détendeur NF, d’un filtre à robinet de purge</text:p>
      <text:p text:style-name="P2"/>
      <text:p text:style-name="P1">##### Alimentations des logements</text:p>
      <text:p text:style-name="P1">Colonnes montantes en gaine technique palière en tube multicouche comprenant :</text:p>
      <text:p text:style-name="P1">fixations aux parois par colliers à garniture antivibratile</text:p>
      <text:p text:style-name="P1">calorifugeage par mousse de polyuréthane 9 mm</text:p>
      <text:p text:style-name="P1">fourreau aux traversées de dalles</text:p>
      <text:p text:style-name="P1">anti-bélier en haut de colonne</text:p>
      <text:p text:style-name="P1">Dérivation 20 vers chaque logement comprenant</text:p>
      <text:p text:style-name="P1">1 vannes d'arrêt 1/4 de tour repérée</text:p>
      <text:p text:style-name="P1">1 clapet anti-retour type EA</text:p>
      <text:p text:style-name="P1">1 manchette compteur compris étrier</text:p>
      <text:p text:style-name="P1">1 détendeur</text:p>
      <text:p text:style-name="P1">Nourrice de distribution préfabriquée en laiton compris vanne d’arrêt en amont</text:p>
      <text:p text:style-name="P1">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 Chaude Sanitaire</text:p>
      <text:p text:style-name="P1">Depuis les chaudières individuelles ou PAC ,</text:p>
      <text:p text:style-name="P1">Liaison vers les nourrices en tube multicouche et tube PER sous fourreau</text:p>
      <text:p text:style-name="P1">Nourrice de distribution préfabriquée en laiton</text:p>
      <text:p text:style-name="P1"><text:soft-page-break/>Distribution terminale des appareils depuis les nourrices du type hydro-câblée en tube PER sous fourreau compris rosace de sortie de cloison pour raccordement terminal encastré – Cheminement selon plans</text:p>
      <text:p text:style-name="P1">Diamètres minimums</text:p>
      <text:p text:style-name="P2"/>
      <text:p text:style-name="P1">#### Eaux Usées – Eaux Vannes</text:p>
      <text:p text:style-name="P2"/>
      <text:p text:style-name="P1">##### Evacuations apparentes</text:p>
      <text:p text:style-name="P1">Depuis les siphons des appareils jusqu’aux colonnes dans les gaines techniques logement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2"/>
      <text:p text:style-name="P1">##### 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2"/>
      <text:p text:style-name="P1">##### Réseaux en BLOCAGE</text:p>
      <text:p text:style-name="P1">Réseaux en tube PVC NF M1 en blocage pour les collecteurs d’évacuation.</text:p>
      <text:p text:style-name="P1">Cheminements et diamètres suivant plan</text:p>
      <text:p text:style-name="P1">La pente sera d’au moins 1.5 cm/ml.</text:p>
      <text:p text:style-name="P1">Culotte avec tampon de tringlage en pied de chute</text:p>
      <text:p text:style-name="P2"/>
      <text:p text:style-name="P1">##### Ventilation primaires</text:p>
      <text:p text:style-name="P1">La ventilation primaire des réseaux EU-EV s'effectue soit par sortie dans les souches maçonnées compris grillage anti 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sous-sol</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1">Les tests sont effectués par bâtiment, sur le logement le plus éloigné par rapport au point d’alimentation d’eau du bâtiment ainsi que sur un logement choisi aléatoirement.</text:p>
      <text:p text:style-name="P2"/>
      <text:p text:style-name="P1">#### Relevage des eaux de la rampe</text:p>
      <text:p text:style-name="P1">Sans objet</text:p>
      <text:p text:style-name="P2"/>
      <text:p text:style-name="P1">### VENTILATION</text:p>
      <text:p text:style-name="P2"/>
      <text:p text:style-name="P1">#### Entrées d'air</text:p>
      <text:p text:style-name="P1">Admission d’air neuf dans les pièces principales (chambres et séjour) par <text:s/>des entrées d’air hygroréglables type EH marque ATLANTIC (couleur au choix de l’architecte) sur les menuiseries ou coffre de VR</text:p>
      <text:p text:style-name="P1">Le nombre et le dimensionnement des entrées d’air seront conformes à ceux indiqués dans l’Avis Technique :</text:p>
      <text:p text:style-name="P1"><text:soft-page-break/>Performance acoustique </text:p>
      <text:p text:style-name="P1">(Dnew + Ctr ) mini = 39 dB pour les EA en menuiserie</text:p>
      <text:p text:style-name="P2"/>
      <text:p text:style-name="P1">#### Bouches d’extraction</text:p>
      <text:p text:style-name="P1">Bouche d’extraction en cuisine hygroréglable avec commande du débit de pointe par cordelette</text:p>
      <text:p text:style-name="P1">Bouche d’extraction en salle de bains hygroréglable</text:p>
      <text:p text:style-name="P1">Bouche d’extraction en WC hygroréglable avec commande du débit de pointe par cordelett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1">Les bouches d’extraction de la VMC satisferont un isolement acoustique normalisé [Dn,e,w+C] :</text:p>
      <text:p text:style-name="P1">[Dn,e,w+C] 53 dB en cuisines fermées</text:p>
      <text:p text:style-name="P1">[Dn,e,w+C] 54 dB en cuisines ouvertes</text:p>
      <text:p text:style-name="P1">[Dn,e,w+C] 56 dB en salles de bains</text:p>
      <text:p text:style-name="P1">Remarque</text:p>
      <text:p text:style-name="P1">L’axe des bouches d’extractions sera situé à 20 cm minimum des murs et plafonds.</text:p>
      <text:p text:style-name="P2"/>
      <text:p text:style-name="P1">#### Réseaux</text:p>
      <text:p text:style-name="P1">Le réseau rigide en acier galvanisé sera de type cylindrique ou rectangulaire selon plans de classe A au sens de la RE2020.</text:p>
      <text:p text:style-name="P1">Les conduits circulaires, en tôle d’acier galvanisé, agrafés en spirale seront conformes à la NF P 50-401. La résistance et l’épaisseur des conduits seront conformes aux normes EN 12 237 et/ou XP E 51-620. La qualité de galvanisation sera conforme à la norme EN 10-142.</text:p>
      <text:p text:style-name="P1">Les conduits seront fixés à l’aide de colliers et de feuillards, raccordés par des pièces de raccordement livrées d’usine.</text:p>
      <text:p text:style-name="P1">Les bouches d’extraction seront raccordées aux colonnes verticales par une liaison terminale M0 Ø125 si la longueur est inférieure à 1,2 m ou rigide dans le cas contraire, et par un collecteur d’étage. Les piquages express seront à proscrire pour des raisons aérauliques et acoustiques.</text:p>
      <text:p text:style-name="P1">Lorsque les conduits de liaison comportent des dévoiements, on utilisera des coudes et conduits rigides.</text:p>
      <text:p text:style-name="P1">En traversée de dalles, la liaison béton-conduit sera assurée par un joint de traversée de dalle, permettant d’amortir les vibrations dans les structures et les émissions d’ondes sonores.</text:p>
      <text:p text:style-name="P1">En pied de colonne, prévoir un tampon de ramonage amovible et accessible par une trappe de visite. Si la distance Bouche-Colonne est faible, le nettoyage pourra être pratiqué par la bouche.</text:p>
      <text:p text:style-name="P1">Au sommet de chaque colonne, prévoir un dispositif Té-souche acoustique garantissant l’accessibilité à la colonne, une forte réduction de la perte de charge.</text:p>
      <text:p text:style-name="P1">Le réseau horizontal collecte les différentes colonnes verticales par l’intermédiaire de Té.</text:p>
      <text:p text:style-name="P1">Les augmentations de diamètre seront coniques.</text:p>
      <text:p text:style-name="P1">Le support des conduits sera assuré par des colliers avec résiliant, et piétements tous les 2 mètres environ. Les piétements porteront sur un plot en béton ou élément de surface <text:s/>900cm² ; cf. DTU 68.2 § 6.464.</text:p>
      <text:p text:style-name="P1">Au raccordement entre le réseau rigide et le ventilateur, la liaison devra être désolidarisée pour des raisons acoustiques et sera assurée par une manchette souple.</text:p>
      <text:p text:style-name="P1">Pour les colonnes de VMC communes à 2 logements, il sera prévu la mise en œuvre d’un piège acoustique type CRE multilogement marque ALDES.</text:p>
      <text:p text:style-name="P2"/>
      <text:p text:style-name="P1"><text:soft-page-break/>#### Groupe d'extraction</text:p>
      <text:p text:style-name="P1">Le ventilateur d’extraction en caisson est de marque ATLANTIC type COMETE. Il est agréé 400°C ½ heure – Catégorie 4 conformément à l’arrêté du 31.03.86 sur la protection contre les risques d’incendie.</text:p>
      <text:p text:style-name="P1">Structure</text:p>
      <text:p text:style-name="P1">Caisson en tôle prélaquée (RAL 9006 pour les façades et RAL 7021 pour le corps)</text:p>
      <text:p text:style-name="P1">Interrupteur de proximité intégré</text:p>
      <text:p text:style-name="P1">Piquage circulaire à l’aspiration. Rejet libre</text:p>
      <text:p text:style-name="P1">Dépressostat de sécurité taré à 80 Pa intégré</text:p>
      <text:p text:style-name="P1">Indice de Protection IP x4</text:p>
      <text:p text:style-name="P1">Motorisation</text:p>
      <text:p text:style-name="P1">Moteur à commutation électronique EC</text:p>
      <text:p text:style-name="P1">Turbine à réaction</text:p>
      <text:p text:style-name="P1">Ensemble moteur/turbine monté sur roulement à billes, graissé à vie</text:p>
      <text:p text:style-name="P1">Alimentation Mono 230V-50Hz</text:p>
      <text:p text:style-name="P1">Accessoires</text:p>
      <text:p text:style-name="P1">Manchettes souples</text:p>
      <text:p text:style-name="P1">Pièges à son circulaires</text:p>
      <text:p text:style-name="P1">Raccordements électriques depuis les attentes du lot électricité</text:p>
      <text:p text:style-name="P2"/>
      <text:p text:style-name="P1">### CHAUFFAGE NIVEAUX 0 et 1</text:p>
      <text:p text:style-name="P2"/>
      <text:p text:style-name="P1">#### Production</text:p>
      <text:p text:style-name="P1">Chaudières 3Cep – logements à 1 salle de bain</text:p>
      <text:p text:style-name="P1">Production de chaleur par chaudière murale fonctionnant au gaz naturel à mini-accumulation de caractéristiques techniques suivantes</text:p>
      <text:p text:style-name="P1">Marque SAUNIER DUVAL modèle ThemaPlus M Condens 26</text:p>
      <text:p text:style-name="P1">Directive 92/42/CEE : classement « CONDENSATION »</text:p>
      <text:p text:style-name="P1">Chauffage : puissance modulante de 5.0 à 18.0 kW (80/60°C)</text:p>
      <text:p text:style-name="P1">Rendement jusqu’à 108.8 % sur PCI (température de chauffage réglable de 10 à 80°C)</text:p>
      <text:p text:style-name="P1">Eau chaude sanitaire : puissance modulante- puissance utile nominale : 26 kW - température réglable de 35 à 60°C</text:p>
      <text:p text:style-name="P1">Débit spécifique de 12,5 l/min selon Norme EN 13203</text:p>
      <text:p text:style-name="P1">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5.9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1">Chaudières 3Cep – logements à 2 salles de bain</text:p>
      <text:p text:style-name="P1">Production de chaleur par chaudière murale fonctionnant au gaz naturel à mini-accumulation de caractéristiques techniques suivantes</text:p>
      <text:p text:style-name="P1">Marque SAUNIER DUVAL modèle ThemaPlus M Condens 31</text:p>
      <text:p text:style-name="P1">Directive 92/42/CEE : classement « CONDENSATION »</text:p>
      <text:p text:style-name="P1">Chauffage : puissance modulante de 6.2 à 25.0 kW (80/60°C)</text:p>
      <text:p text:style-name="P1">Rendement jusqu’à 108.9 % sur PCI (température de chauffage réglable de 10 à 80°C)</text:p>
      <text:p text:style-name="P1">Eau chaude sanitaire : puissance modulante- puissance utile nominale : 31 kW - température réglable de 35 à 60°C</text:p>
      <text:p text:style-name="P1">Débit spécifique de 14,5 l/min selon Norme EN 13203</text:p>
      <text:p text:style-name="P1"><text:soft-page-break/>Régulation électronique à microprocesseur intégré avec écran LCD rétro-éclairé à menus déroulants : pilotage de la chaudière et de la production d’ECS</text:p>
      <text:p text:style-name="P1">Vase d’expansion</text:p>
      <text:p text:style-name="P1">Protection électrique IPX4D</text:p>
      <text:p text:style-name="P1">Mise en service par fabricant</text:p>
      <text:p text:style-name="P1">Dimensions (HxLxP) : 740 x 418 x 344 mm <text:s text:c="2"/>- <text:s text:c="2"/>Poids : 37.1 kg.</text:p>
      <text:p text:style-name="P1">Le bas de la chaudière sera positionné à 1.3m du sol</text:p>
      <text:p text:style-name="P1">Accessoires</text:p>
      <text:p text:style-name="P1">Evacuation des fumées et amenée d'air comburant par conduit 3CEp selon plans</text:p>
      <text:p text:style-name="P1">Commande à distance filaire marque SAUNIER DUVAL type EXACONTROL E7-C (positionnement entre 90cm et 1.3m du sol pour accessibilité PMR) <text:s/>pour les logements standards</text:p>
      <text:p text:style-name="P1">Un système antitartre magnétique  pour chaudières murales individuelles marque BWT type Antitartre ECS</text:p>
      <text:p text:style-name="P1">Evacuation des condensats, soupapes vers le réseau EU le plus proche</text:p>
      <text:p text:style-name="P1">Remarque</text:p>
      <text:p text:style-name="P1">Le comptage RE2020 des postes chauffage et eau chaude sanitaire est réalisé par la chaudière</text:p>
      <text:p text:style-name="P2"/>
      <text:p text:style-name="P1">#### Evacuation des produits de combustion des chaudières</text:p>
      <text:p text:style-name="P1">L’évacuation des produits de combustion sera assurée soit par ventouse horizontale soit par un conduit métallique concentrique collectif pour chaudières étanches installées à l’intérieur du bâtiment.</text:p>
      <text:p text:style-name="P1">Pour les conduits collectifs, le système de conduit sera titulaire du marquage CE selon la norme NF EN 1856-1 et d’un Document Technique d’Application définissant les prescriptions d’utilisation et de mise en œuvre.</text:p>
      <text:p text:style-name="P1">Il sera constitué d’un conduit concentrique modulaire en inox (316L intérieur / 304 ou équivalent extérieur) de type 3CE P MULTI+, de marque POUJOULAT justifiant d’une garantie décennale.</text:p>
      <text:p text:style-name="P1">Le conduit sera assemblé par emboitement mâle femelle avec joint à lèvres sur le tube de fumée. Le dimensionnement sera réalisé en légère pression positive, justifié par une note de calcul conforme à la norme NF EN 13384-2.</text:p>
      <text:p text:style-name="P1">A chaque niveau, le conduit sera connecté à un maximum de 2 appareils à gaz à circuit de combustion étanche de type C4. Le débit calorifique total ne devra pas excéder 85 kW par niveau.</text:p>
      <text:p text:style-name="P1">Les appareils seront équipés d’un clapet anti-retour et identifiés comme compatible avec le système 3CE P MULTI+ par le fabricant.</text:p>
      <text:p text:style-name="P1">Une trappe de visites dans la gaine technique sera installée en pied afin de pouvoir accéder au conduit et réaliser les opérations d’entretien. Les siphons seront installés en partie basse afin de faciliter l’accès pour l’entretien de ceux-ci.</text:p>
      <text:p text:style-name="P1">Eléments constitutifs</text:p>
      <text:p text:style-name="P1">Pour chaque niveau :</text:p>
      <text:p text:style-name="P1">1 Té simple ou double piquage suivant le nombre et la position des appareils à raccorder</text:p>
      <text:p text:style-name="P1">Un élément réglable positionné sous le Té</text:p>
      <text:p text:style-name="P1">Les longueurs droites nécessaires pour constituer la hauteur d’étage</text:p>
      <text:p text:style-name="P1">Un support de conduit (mural ou plancher) permettant la reprise de charge</text:p>
      <text:p text:style-name="P1">Un conduit de liaison par appareils</text:p>
      <text:p text:style-name="P1">En pied et en tête de conduit :</text:p>
      <text:p text:style-name="P1">Un cône d’écoulement équipé de son siphon résistant à la pression et muni d’un dispositif anti-refoulement des fumées dans le réseau d’eaux usées.</text:p>
      <text:p text:style-name="P1">Un terminal vertical cylindrique (finition et couleur au choix de l’architecte) compris solin</text:p>
      <text:p text:style-name="P1">Le raccordement au conduit principal sera réalisé, dans la gaine technique, par le conduit de liaison Ø80/125 fourni avec le système 3CE P MULTI+. Ce conduit, une fois recoupé, dépassera de la gaine technique, et permettra le raccordement des conduits des chaudières. La mise en œuvre sera conforme au DTU 61.1</text:p>
      <text:p text:style-name="P1">L’ensemble, conduit de liaison et conduit de raccordement sera d’allure horizontale avec une pente ascendante d’au moins 3% vers le collecteur vertical.</text:p>
      <text:p text:style-name="P1">Les conduits feront l’objet en fin de chantier d’un test d’étanchéité avant mise en service avec PV d’essais.</text:p>
      <text:p text:style-name="P2"/>
      <text:p text:style-name="P1">#### Distribution</text:p>
      <text:p text:style-name="P1"><text:soft-page-break/>Liaisons entre la chaudière et la nourrice en tube multicouche et tube PER sous fourreau</text:p>
      <text:p text:style-name="P1">Nourrices de distribution préfabriquée. Nombre de départs adapté au nombre de radiateurs.</text:p>
      <text:p text:style-name="P1">Distribution des nourrices aux radiateurs suivant plans en tube PER à BAO sous fourreau.</text:p>
      <text:p text:style-name="P1">Une attention particulière sera apportée pour les sorties des alimentations des radiateurs (sorties encastrées dans les murs – réservation à prévoir). Le bureau d’étude se réserve le droit de refuser l’ensemble des sorties jugées inesthétiques.</text:p>
      <text:p text:style-name="P2"/>
      <text:p text:style-name="P1">#### Emission</text:p>
      <text:p text:style-name="P1">Radiateurs en acier type REGGANE 3010 marque FINIMETAL et sèche serviette marque FINIMETAL type TAHITI pour les logements BRS (les logements en accession sont équipés de sèche serviettes électriques)</text:p>
      <text:p text:style-name="P1">Peinture définitive couleur blanc cassé et emballage de protection.</text:p>
      <text:p text:style-name="P1">Prévoir retouches de finition en fin de chantier.</text:p>
      <text:p text:style-name="P1">Montage sur consoles à cheviller dans cloisons ou les murs (doublage).</text:p>
      <text:p text:style-name="P1">2 pieds de supportage pour chaque radiateur de plus de 1m de longueur</text:p>
      <text:p text:style-name="P1">Modèle, hauteur, longueur et emplacement suivant plans.</text:p>
      <text:p text:style-name="P1">Les sèches-serviettes situés dans l’air de débattement PMR devront être installés à une hauteur minimum de 70cm par rapport au sol.</text:p>
      <text:p text:style-name="P1">Bases de calcul :</text:p>
      <text:p text:style-name="P1">Température maxi de départ : 70°C pour une température extérieure de - 11°C</text:p>
      <text:p text:style-name="P1">Equipements des radiateurs :</text:p>
      <text:p text:style-name="P1">Purgeurs d'air à clé en partie haute</text:p>
      <text:p text:style-name="P1">Tés de réglages en partie basse</text:p>
      <text:p text:style-name="P1">Robinet thermostatisable et tête thermostatique marque COMAP type SENSITY dans toutes les pièces à l’exception de la pièce où est installée le thermostat :</text:p>
      <text:p text:style-name="P1">Remarque</text:p>
      <text:p text:style-name="P1">Les robinets thermostatiques bénéficieront obligatoirement du marquage Keymark. La variation temporelle des robinets thermostatiques sera obligatoirement certifiée et sera inférieure ou égale à 0,20 K</text:p>
      <text:p text:style-name="P2"/>
      <text:p text:style-name="P1">### GAZ NATUREL</text:p>
      <text:p text:style-name="P1">Depuis le coffret de détente comptage fourni par GRDF et posé par le lot GO :</text:p>
      <text:p text:style-name="P1">Liaison aux gaines techniques en tube acier noir conforme compris peinture conventionnelle, protection mécanique pour les réseaux cheminant à moins de 2 m de haut</text:p>
      <text:p text:style-name="P1">Colonnes montantes en tube acier conforme compris peinture conventionnelle, fixation aux parois par colliers isolés</text:p>
      <text:p text:style-name="P1">Chaque dérivation comprendra :</text:p>
      <text:p text:style-name="P1">1 coude, 2 robinets d’arrêt, 1 contre-coude</text:p>
      <text:p text:style-name="P1">2 raccords de compteurs</text:p>
      <text:p text:style-name="P1">la pose des compteurs fournis avec repérage</text:p>
      <text:p text:style-name="P1">1 plaque de fixation</text:p>
      <text:p text:style-name="P1">Liaisons des compteurs aux logements :</text:p>
      <text:p text:style-name="P1">par tube cuivre recuit sous fourreau <text:s/>20 pour les longueurs inférieures à 15 ml</text:p>
      <text:p text:style-name="P1">par tube onduleux en acier inoxydable pliables Tracpipe marque Banides Debeaurain certifié ATG PLT 002 CERTIGAZ sous fourreau <text:s/>26 pour les longueurs supérieures à 15 ml</text:p>
      <text:p text:style-name="P1">Alimentation de la chaudière en tube cuivre écroui</text:p>
      <text:p text:style-name="P1">Fourniture des certificats qualigaz</text:p>
      <text:p text:style-name="P1">Remarques </text:p>
      <text:p text:style-name="P1">Le personnel exécutant les assemblages doit être titulaire d'une attestation d'aptitude professionnelle, spécifique du mode d'assemblage concerné et conforme à la spécification ATG B 540-9 (article 7-10° de l'arrêté du 2 Août 1977 modifié).</text:p>
      <text:p text:style-name="P1">VENTILATION</text:p>
      <text:p text:style-name="P1">VB : par grille 100 cm² sur la porte de la GT</text:p>
      <text:p text:style-name="P1">VH : conduit en acier galvanisé DN160 compris chapeau pare pluie et solin</text:p>
      <text:p text:style-name="P1">Ventilations intermédiaires par réservation (S=100cm²) au lot GO</text:p>
      <text:p text:style-name="P2"/>
      <text:p text:style-name="P1">### CHAUFFAGE NIVEAU 2</text:p>
      <text:p text:style-name="P2"><text:soft-page-break/></text:p>
      <text:p text:style-name="P1">#### Production</text:p>
      <text:p text:style-name="P1">La pompe à chaleur sera de type air/eau split inverter, de marque Atlantic SYNEA ou équivalent. La pompe à chaleur se compose d’une unité extérieure reliée à un module hydraulique intérieur mural par des liaisons frigorifiques. Celui-ci sera accroché au mur par l’intermédiaire d’un dosseret. Le fluide frigorigène utilisé est du R32 (HFC).</text:p>
      <text:p text:style-name="P1">La pompe à chaleur de type « Duo » assurera la production de chauffage et d’eau chaude sanitaire. La régulation de la pompe à chaleur est calculée soit selon la température d’ambiance du logement grâce à un thermostat adapté soit selon une loi d’eau en fonction de la température extérieure mesurée par une sonde.</text:p>
      <text:p text:style-name="P1">La pompe à chaleur pourra gérer un départ de chauffage en fonction du besoin du logement. Selon le type d’émetteur, chacun des départs sera associé à une ou plusieurs zones de chauffage du bâtiment.</text:p>
      <text:p text:style-name="P1">Son fonctionnement sera piloté via une interface utilisateur sur son module hydraulique, un thermostat modulant ou une solution d’interopérabilité tierce compatible avec les exigences du fabricant.</text:p>
      <text:p text:style-name="P1">La pompe à chaleur se branche sur une alimentation monophasée 230V 50Hz.</text:p>
      <text:p text:style-name="P1">La mise en service de la pompe à chaleur devra être assurée par un technicien de la marque ou par une station technique agréée. La garantie sera alors étendue à 3 ans pour les pièces et 1 ans pour la main d’œuvre.</text:p>
      <text:p text:style-name="P1">La pompe à chaleur sera certifiée Heat Pump Keymark.</text:p>
      <text:p text:style-name="P1">Description de l’unité extérieure :</text:p>
      <text:p text:style-name="P1">L’unité extérieure de la pompe à chaleur se composera essentiellement des éléments suivants :</text:p>
      <text:p text:style-name="P1">un compresseur Inverter fonctionnant au R32 et d’un module de pilotage Inverter associé</text:p>
      <text:p text:style-name="P1">un évaporateur à surface d’échange haute performance composé de tubes en cuivre rainurés et aux ailettes en aluminium traitée anti-corrosion et hydrophiles</text:p>
      <text:p text:style-name="P1">une hélice à haut rendement et bas niveau sonore fonctionnant avec un moteur électrique à régime variable Inverter</text:p>
      <text:p text:style-name="P1">une vanne d’inversion de cycle</text:p>
      <text:p text:style-name="P1">de robinets de connexions frigorifiques avec raccord flare pour le raccordement au module intérieur</text:p>
      <text:p text:style-name="P1">de borniers de raccordement pour l’alimentation et l’interconnexion</text:p>
      <text:p text:style-name="P1">un bouton de mise au vide (pump down) avec diode de contrôle</text:p>
      <text:p text:style-name="P1">un détendeur électronique</text:p>
      <text:p text:style-name="P1">une bouteille de stockage du fluide frigorigène</text:p>
      <text:p text:style-name="P1">Pour assurer la durabilité du produit, l’unité extérieure aura une carrosserie traitée anti-corrosion permettant son implantation dans tout type d’environnement.</text:p>
      <text:p text:style-name="P1">Pose sur terrasse par l’intermédiaire de rubber foot</text:p>
      <text:p text:style-name="P1">Description du module hydraulique :</text:p>
      <text:p text:style-name="P1">Le module hydraulique de la pompe à chaleur sera mural et devra être fixé au mur via différents dosserets conçus à cet effet. Ainsi, un espace libre d’au moins 90cm sera disponible sous l’unité intérieur pour l’intégration d’un meuble ou d’appareil électroménager.</text:p>
      <text:p text:style-name="P1">Le module hydraulique de la pompe à chaleur de type « Duo » se composera essentiellement des éléments suivants :</text:p>
      <text:p text:style-name="P1">2 condenseurs de type échangeur à plaques</text:p>
      <text:p text:style-name="P1">un pot à boue filtrant magnétique, intégré de série et constitué d’un tamis et d’un barreau magnétique. Le pot à boue peut être isolé avec deux vannes présentes en amont et en aval respectivement.</text:p>
      <text:p text:style-name="P1">Un contrôleur de débit</text:p>
      <text:p text:style-name="P1">un appoint électrique chauffage de 3 kW monté de série</text:p>
      <text:p text:style-name="P1">un vase d’expansion</text:p>
      <text:p text:style-name="P1">une soupape de sécurité pour le circuit de chauffage</text:p>
      <text:p text:style-name="P1">un circulateur basse consommation</text:p>
      <text:p text:style-name="P1">une vanne directionnelle dite « 3 voies »</text:p>
      <text:p text:style-name="P1">de raccords frigorifiques pour le raccordement à l’unité extérieure (un raccord « gaz » et un raccord « liquide ») placés de préférence sous le module hydraulique</text:p>
      <text:p text:style-name="P1">une régulation avec interface utilisateur présentant entre autres les fonctions suivantes :</text:p>
      <text:p text:style-name="P1"><text:soft-page-break/>l’affichage de la température</text:p>
      <text:p text:style-name="P1">une estimation de la consommation de la pompe à chaleur</text:p>
      <text:p text:style-name="P1">la programmation hebdomadaire</text:p>
      <text:p text:style-name="P1">un robinet de vidange</text:p>
      <text:p text:style-name="P1">un manomètre</text:p>
      <text:p text:style-name="P1">des purgeurs automatiques</text:p>
      <text:p text:style-name="P1">La préparation de l’eau chaude sanitaire sera assurée par un ballon de 150L en acier émaillé protégé par une anode ACI. Un appoint électrique dédié à l’ECS est également présent dans le ballon.</text:p>
      <text:p text:style-name="P1">Description des dosserets :</text:p>
      <text:p text:style-name="P1">Le module hydraulique de la pompe à chaleur sera accroché au mur via différents dosserets conçus à cet effet. Ainsi, un espace libre d’au moins 90cm sera disponible sous l’unité intérieur pour l’intégration d’un meuble ou d’appareil électroménager.</text:p>
      <text:p text:style-name="P1">Le dosseret composé d’une barrette de pré raccordement permettra le raccordement hydraulique de l’unité intérieure et une pose de la pompe à chaleur en 2 temps.</text:p>
      <text:p text:style-name="P1">2 types de dosserets seront disponible en fonction du type de mur.</text:p>
      <text:p text:style-name="P1">Un dosseret simple permettant l’accroche sur mur dur (mur porteur) composé des éléments suivants :</text:p>
      <text:p text:style-name="P1">Un système d’accroche</text:p>
      <text:p text:style-name="P1">Une barrette de pré-raccordement avec disconnecteurs</text:p>
      <text:p text:style-name="P1">Un dosseret complet permettant l’accroche sur cloisons renforcées composé des éléments suivants :</text:p>
      <text:p text:style-name="P1">Un système d’accroche avec reprise d’effort au sol</text:p>
      <text:p text:style-name="P1">Une barrette de pré-raccordement avec disconnecteurs</text:p>
      <text:p text:style-name="P1">Un pantographe permettant de positionner facilement le ballon ECS</text:p>
      <text:p text:style-name="P1">Caractéristiques du modèle :</text:p>
      <text:p text:style-name="P1">Certifié par Heat Pump Keymark</text:p>
      <text:p text:style-name="P1">Fourniture :</text:p>
      <text:p text:style-name="P1">La pompe à chaleur sera livrée en 3 colis appairables :</text:p>
      <text:p text:style-name="P1">un colis module hydraulique</text:p>
      <text:p text:style-name="P1">un colis <text:s/>ballon ECS</text:p>
      <text:p text:style-name="P1">un colis groupe extérieur</text:p>
      <text:p text:style-name="P1">Le dosseret sera livré à part en un seul colis.</text:p>
      <text:p text:style-name="P1">Régulation Pompe à chaleur</text:p>
      <text:p text:style-name="P1">La pompe à chaleur sera associée à une sonde extérieure qui permettra le fonctionnement sur loi d’eau.</text:p>
      <text:p text:style-name="P1">A son installation, la pompe à chaleur sera paramétrée via l’interface du module hydraulique. Le paramétrage sera réalisé par un professionnel via un tunnel de programmation rapide de type EasyStart d’Atlantic.</text:p>
      <text:p text:style-name="P1">Afin de garantir confort et économies à l’utilisateur final, un thermostat modulant de marque identique sera associé à la pompe chaleur.</text:p>
      <text:p text:style-name="P1">Thermostat modulant programmable filaire de type « Navilink 105 »</text:p>
      <text:p text:style-name="P1">La pompe à chaleur sera pilotée par un thermostat modulant type NAVILINK 105 de chez Atlantic situé dans la pièce principale du logement, celui-ci permettra :</text:p>
      <text:p text:style-name="P1">Le fonctionnement optimal de la pompe à chaleur avec modulation de la température de départ</text:p>
      <text:p text:style-name="P1">La mesure et l’affichage de la température d’ambiance</text:p>
      <text:p text:style-name="P1">La modification de la température de consigne</text:p>
      <text:p text:style-name="P1">Le fonctionnement en Mode Programmé ou en Mode Basic, avec une consigne permanente et un fonctionnement simplifié</text:p>
      <text:p text:style-name="P1">La programmation hebdomadaire de la température de consigne, avec un assistant intégré sur le thermostat</text:p>
      <text:p text:style-name="P1">La fonction Anticipation en Mode Programmé : permettant d’atteindre les températures de consignes demandées aux heures programmées, pour optimiser le confort et les consommations</text:p>
      <text:p text:style-name="P1">La gestion d’une absence prolongée avec la fonction Absence</text:p>
      <text:p text:style-name="P1">Le contrôle de l’ECS</text:p>
      <text:p text:style-name="P1">L’affichage de l’estimation des consommations d’énergie de chauffage et d’ECS</text:p>
      <text:p text:style-name="P1">L’utilisation de la fonction « Atlantic Smart Adapt »</text:p>
      <text:p text:style-name="P1">L’accès aux notices installateur et utilisateur grâce à un QR Code présent dans le menu du thermostat</text:p>
      <text:p text:style-name="P1"><text:soft-page-break/>Une plaque de finition disponible en option de dimensions 15cm par 15cm permettra en cas de remplacement d’un thermostat mural, une parfaite intégration dans le logement.</text:p>
      <text:p text:style-name="P1">Accessoires</text:p>
      <text:p text:style-name="P1">L'entreprise fournira et posera</text:p>
      <text:p text:style-name="P1">Sonde extérieure</text:p>
      <text:p text:style-name="P1">Groupe de sécurité compris siphon PVC</text:p>
      <text:p text:style-name="P1">Aquastat de sécurité plancher chauffant</text:p>
      <text:p text:style-name="P1">Un système antitartre magnétique  marque BWT type Antitartre ECS</text:p>
      <text:p text:style-name="P1">Liaison frigorifique isolé de l’unité intérieure à l’unité extérieure sous goulotte pour les cheminements extérieurs et sous fourreau ventilé pour les cheminements intérieurs</text:p>
      <text:p text:style-name="P2"/>
      <text:p text:style-name="P1">#### Distribution</text:p>
      <text:p text:style-name="P1">Liaisons entre la PAC et les nourrices en tube multicouche.</text:p>
      <text:p text:style-name="P2"/>
      <text:p text:style-name="P1">#### Plancher chauffant basse température</text:p>
      <text:p text:style-name="P1">Fourniture et pose de tube polyéthylène haute densité réticulé ø13x16 mm à barrière anti-oxygène, déroulé en escargot (spirale double inversée) marque REHAU type RAUTHERM</text:p>
      <text:p text:style-name="P1">L'installation des planchers sera éprouvée avant enrobage sous pression. La pression sera maintenue pendant le coulage, avec vérification du maître d’œuvre lors du coulage du plancher. L'entreprise devra convoquer le maître d’œuvre en temps voulu. (Fourniture de l'antigel pendant la phase chantier et rinçage avant mise en service</text:p>
      <text:p text:style-name="P1">A la charge du présent lot, la mise en chauffe de la chape selon DTU avant pose des revêtements de sol.</text:p>
      <text:p text:style-name="P1">Fourniture et pose de nourrices préfabriquées insensible à la corrosion marque REHAU comprenant</text:p>
      <text:p text:style-name="P1">2 robinets de vidange</text:p>
      <text:p text:style-name="P1">2 thermomètres</text:p>
      <text:p text:style-name="P1">1 débitmètre par circuit de retour</text:p>
      <text:p text:style-name="P1">Mise en place de l’isolant sous chape à la charge du lot chape</text:p>
      <text:p text:style-name="P2"/>
      <text:p text:style-name="P1">#### Régulation terminale des chambres</text:p>
      <text:p text:style-name="P1">Régulation de type décentralisé pièce par pièce avec thermostat d’ambiance et moteur thermique avec liaison radio comprenant :</text:p>
      <text:p text:style-name="P1">Thermostat radio à pile NEA SMART 2 marque REHAU <text:s/>(variation temporelle certifiée =0.3 K)</text:p>
      <text:p text:style-name="P1">moteurs thermiques</text:p>
      <text:p text:style-name="P1">boitiers de connexion</text:p>
      <text:p text:style-name="P1">Le raccordement électrique du boitier de connexion depuis les attentes du lot électricité est à la charge du présent lot.</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VILLAS</text:p>
      <text:p text:style-name="P2"/>
      <text:p text:style-name="P1"><text:soft-page-break/>### PLOMBERIE SANITAIRE</text:p>
      <text:p text:style-name="P1">Fourniture et pose des appareils sanitaires, de couleur blanche, comprenant :</text:p>
      <text:p text:style-name="P1">- <text:s text:c="6"/>la fixation à adapter au type de parois,</text:p>
      <text:p text:style-name="P1">- <text:s text:c="6"/>le raccordement des alimentations EC et EF, des évacuations EU et EV.</text:p>
      <text:p text:style-name="P1">La robinetterie bénéficiera d’un marquage NF A2 ou A3.</text:p>
      <text:p text:style-name="P2"/>
      <text:p text:style-name="P1">##### Attentes évier</text:p>
      <text:p text:style-name="P1">Attentes pour évier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simples</text:p>
      <text:p text:style-name="P1">Attentes pour meubles vasques simples comprenant</text:p>
      <text:p text:style-name="P1">une attente EF <text:s/>13 avec robinet d’arrêt</text:p>
      <text:p text:style-name="P1">une attente EC <text:s/>13 avec robinet d’arrêt</text:p>
      <text:p text:style-name="P1">attente EU <text:s/>40 avec siphon bouchonné</text:p>
      <text:p text:style-name="P2"/>
      <text:p text:style-name="P1">##### Attentes vasques doubles</text:p>
      <text:p text:style-name="P1">Attentes pour meubles vasques doubles comprenant</text:p>
      <text:p text:style-name="P1">une attente EF <text:s/>13 avec robinet d’arrêt</text:p>
      <text:p text:style-name="P1">une attente EC <text:s/>13 avec robinet d’arrêt</text:p>
      <text:p text:style-name="P1">attente EU <text:s/>40 avec siphon bouchonné</text:p>
      <text:p text:style-name="P1">Douche PMR rez de chaussée</text:p>
      <text:p text:style-name="P1">Douche à l’italienne à la charge du lot carrelage – raccordement EU sur la bonde du lot carrelage à la charge du présent lot</text:p>
      <text:p text:style-name="P1">Mitigeur thermostatique douche marque HANSGROHE 1001 CL douche</text:p>
      <text:p text:style-name="P1">Set de douche Vario Ecosmart avec barre Unica Croma 65 cm 2 jets marque HANSGROHE</text:p>
      <text:p text:style-name="P1">Paroi de douche </text:p>
      <text:p text:style-name="P1">Paroi de douche marque SANSWISS GAMME DIVERA suivants plans en verre securit compris profil chromé</text:p>
      <text:p text:style-name="P1">Baignoire <text:s text:c="6"/></text:p>
      <text:p text:style-name="P1">Baignoire type D-CODE marque DURAVIT couleur blanche, dimensions 170 x 75 cm, compris vidage automatique, siphon, joint élastomère périphérique. La baignoire sera désolidarisée des parois verticales et horizontales</text:p>
      <text:p text:style-name="P1">Mitigeur thermostatique bain douche murale marque HANSGROHE 1001 CL bain douche</text:p>
      <text:p text:style-name="P1">Set de douche marque HANSGROHE comprenant support, flexible 1,60 ml, douchette 2 jets Vario EcoSmart</text:p>
      <text:p text:style-name="P2"/>
      <text:p text:style-name="P1">##### WC suspendu</text:p>
      <text:p text:style-name="P1">Ensemble comprenant :</text:p>
      <text:p text:style-name="P1">Bati support marque GEBERIT autoportant compris plaque de commande blanche bi-touche</text:p>
      <text:p text:style-name="P1">Cuvette suspendue marque DURAVIT type D-Code</text:p>
      <text:p text:style-name="P1">Abattant double à frein de chute</text:p>
      <text:p text:style-name="P1">Attente LL LV</text:p>
      <text:p text:style-name="P1">Attentes pour machine à laver et lave-vaisselle</text:p>
      <text:p text:style-name="P1">attente EF <text:s/>10 avec robinet d’arrêt à raccord au nez bouchonné</text:p>
      <text:p text:style-name="P1">attente EU <text:s/>40 avec siphon bouchonné</text:p>
      <text:p text:style-name="P2"/>
      <text:p text:style-name="P1">##### Robinet de puisage</text:p>
      <text:p text:style-name="P1">Robinet de puisage DN15 à raccord au nez compris rosace, robinet de purge</text:p>
      <text:p text:style-name="P2"/>
      <text:p text:style-name="P1">#### Eau Froide</text:p>
      <text:p text:style-name="P2"/>
      <text:p text:style-name="P1">##### Alimentation générale</text:p>
      <text:p text:style-name="P1">Depuis le tube PEHD bande bleue en attente en VS,</text:p>
      <text:p text:style-name="P1">Liaison en VS en tube multicouche compris calorifuge par 13 mm de mousse de polyuréthane</text:p>
      <text:p text:style-name="P1">Mise en œuvre à la pénétration d’une vanne d’arrêt générale repérée, d’un clapet type EA, d’un détendeur NF, d’un filtre à robinet de purge</text:p>
      <text:p text:style-name="P1">Nourrice de distribution préfabriquée en laiton compris vanne d’arrêt en amont</text:p>
      <text:p text:style-name="P1"><text:soft-page-break/>Distribution terminale des appareils depuis les nourrices du type hydro-câblée en tube PER sous fourreau encastré dans la mousse de polyuréthane et en faux plafond compris rosace de sortie de cloison pour raccordement terminal encastré – Cheminement selon plans</text:p>
      <text:p text:style-name="P1">Diamètres minimums</text:p>
      <text:p text:style-name="P2"/>
      <text:p text:style-name="P1">#### Eau Chaude Sanitaire</text:p>
      <text:p text:style-name="P1">Depuis les PAC ,</text:p>
      <text:p text:style-name="P1">Liaison vers les nourrices en tube multicouche et tube PER sous fourreau</text:p>
      <text:p text:style-name="P1">Nourrice de distribution préfabriquée en laiton</text:p>
      <text:p text:style-name="P1">Distribution terminale des appareils depuis les nourrices du type hydro-câblée en tube PER sous fourreau encastré dans la mousse de polyuréthane et en faux plafond compris rosace de sortie de cloison pour raccordement terminal encastré – Cheminement selon plans</text:p>
      <text:p text:style-name="P1">Diamètres minimums</text:p>
      <text:p text:style-name="P2"/>
      <text:p text:style-name="P1">#### Eaux Usées – Eaux Vannes</text:p>
      <text:p text:style-name="P2"/>
      <text:p text:style-name="P1">##### Evacuations apparentes</text:p>
      <text:p text:style-name="P1">Depuis les siphons des appareils jusqu’aux colonnes en tubes et raccords PVC NF M1</text:p>
      <text:p text:style-name="P1">passage apparent en plinthe</text:p>
      <text:p text:style-name="P1">fixation par colliers en PVC à fixer tous les mètres</text:p>
      <text:p text:style-name="P1">bouchon de dégorgement à mettre en place à chaque changement de direction</text:p>
      <text:p text:style-name="P1">fourreau PVC à chaque traversée de paroi</text:p>
      <text:p text:style-name="P1">Diamètres minimums</text:p>
      <text:p text:style-name="P2"/>
      <text:p text:style-name="P1">##### Chutes</text:p>
      <text:p text:style-name="P1">Chutes EU-EV séparées en gaine technique en tube PVC NF M1 ou de type CHUTUNIC sous avis technique selon plan</text:p>
      <text:p text:style-name="P1">Culottes à chaque niveau avec tampons de raccordements</text:p>
      <text:p text:style-name="P1">Colliers de fixation en PVC tous les 2 mètres</text:p>
      <text:p text:style-name="P1">Fourreaux PVC de traversée de dalle avec joint élastomère entre chute et fourreau</text:p>
      <text:p text:style-name="P1">A chaque dévoiement de chute, il sera prévu un alourdissement de la canalisation par l’adjonction d’un matériau viscoélastique par collage et ligature 1m de part et d’autre de la traversée de dalle.</text:p>
      <text:p text:style-name="P2"/>
      <text:p text:style-name="P1">##### Réseaux en VIDE SANITAIRE</text:p>
      <text:p text:style-name="P1">Réseaux en tube PVC NF M1 en blocage pour les collecteurs d’évacuation.</text:p>
      <text:p text:style-name="P1">Cheminements et diamètres suivant plan</text:p>
      <text:p text:style-name="P1">La pente sera d’au moins 1.5 cm/ml.</text:p>
      <text:p text:style-name="P1">Culotte avec tampon de tringlage en pied de chute</text:p>
      <text:p text:style-name="P2"/>
      <text:p text:style-name="P1">##### Ventilation primaires</text:p>
      <text:p text:style-name="P1">La ventilation primaire des réseaux EU-EV s'effectue soit par sortie en toiture compris chapeau pare pluie et grillage antivolatile, soit par la mise en œuvre d'un clapet anti vide en gaine technique selon plans.</text:p>
      <text:p text:style-name="P2"/>
      <text:p text:style-name="P1">#### Eaux Pluviales</text:p>
      <text:p text:style-name="P1">Principes</text:p>
      <text:p text:style-name="P1">naissances hors lot</text:p>
      <text:p text:style-name="P1">chutes extérieures : hors lot</text:p>
      <text:p text:style-name="P1">Réseaux en tubes et raccords PVC NF M1 en vide sanitaire</text:p>
      <text:p text:style-name="P1">Culottes, traversées de poutres, sorties en façade, réseaux extérieurs : dito réseaux EU-EV</text:p>
      <text:p text:style-name="P2"/>
      <text:p text:style-name="P1">#### Désinfection et analyse des réseaux EF ECS</text:p>
      <text:p text:style-name="P1">Une analyse de l’eau en sortie de robinetterie après travaux et rinçage (analyse D1) sera réalisée.</text:p>
      <text:p text:style-name="P2"/>
      <text:p text:style-name="P1">### VENTILATION</text:p>
      <text:p text:style-name="P1">VMC hygroréglable type B individuelle basse consommation marque ATLANTIC type Hygrocosy BC FLEX plus</text:p>
      <text:p text:style-name="P2"><text:soft-page-break/></text:p>
      <text:p text:style-name="P1">#### Entrées d’air</text:p>
      <text:p text:style-name="P1">Admission d’air neuf dans les pièces principales (chambres et séjour) par des entrées d’air hygroréglables type EH (couleur au choix de l’architecte)</text:p>
      <text:p text:style-name="P1">Le nombre et le dimensionnement des entrées d’air seront conformes à ceux indiqués dans l’Avis Technique :</text:p>
      <text:p text:style-name="P1">Performance acoustique </text:p>
      <text:p text:style-name="P1">(Dnew + Ctr ) mini = 39 dB</text:p>
      <text:p text:style-name="P2"/>
      <text:p text:style-name="P1">#### Bouches d'extraction</text:p>
      <text:p text:style-name="P1">Bouche d’extraction en cuisine hygroréglable à pile avec commande du débit de pointe par interrupteur (interrupteur et liaison de cabale à la charge du présent lot)</text:p>
      <text:p text:style-name="P1">Bouche d’extraction en salle de bains hygroréglable</text:p>
      <text:p text:style-name="P1">Bouche d’extraction en salle de bains/ WC hygroréglable à pile</text:p>
      <text:p text:style-name="P1">Les bouches d’extraction seront placées en partie haute des pièces de service, au minimum à 1,80 m du sol et à 10 cm de toute paroi ou obstacle comme l’exige le DTU 68.2 § 5.3 .et le DTU 68.1 § 3.2.2.</text:p>
      <text:p text:style-name="P1">Afin de garantir la tenue et l’étanchéité de la liaison bouche/colonne, les bouches seront fixées par simple emboiture sur une liaison terminale étanche intégrant à son extrémité une manchette de raccordement clipsée dans la cloison de gaine technique. L’étanchéité bouche/flexible sera assurée par un joint à lèvre placé sur le fût de la bouche.</text:p>
      <text:p text:style-name="P1">Les bouches d’extraction seront très faciles à entretenir (nettoyage au lave-vaisselle) et devront comporter une notice d’information et d’entretien pour l’utilisateur.</text:p>
      <text:p text:style-name="P2"/>
      <text:p text:style-name="P1">#### Réseaux</text:p>
      <text:p text:style-name="P1">Les réseaux seront réalisés en conduit souple PVC isolé par 25 mm de laine de verre</text:p>
      <text:p text:style-name="P1">Le rejet sera réalisé en tôle d'acier galvanisé selon plans compris pose d’une sortie de toiture esthétique et solin</text:p>
      <text:p text:style-name="P2"/>
      <text:p text:style-name="P1">#### Groupes d’extraction</text:p>
      <text:p text:style-name="P1">Groupe HYGROCOSY BC FLEX + <text:s/>marque ATLANTIC</text:p>
      <text:p text:style-name="P1">groupe extra-plat (160 mm)</text:p>
      <text:p text:style-name="P1">fixation + étanchéité IPX2</text:p>
      <text:p text:style-name="P1">raccord électrique déporté</text:p>
      <text:p text:style-name="P1">Isolation acoustique entre le groupe et la paroi : silentblocs + mousse d’isolation</text:p>
      <text:p text:style-name="P1">piquages démontables pour raccord des gaines étanches Twist &amp; Go</text:p>
      <text:p text:style-name="P1">rejet démontable Ø 160mm</text:p>
      <text:p text:style-name="P1">position des piquages interchangeable pour minimiser les pertes de charges du réseau (évite croisement des gaines, longueurs et coudes)</text:p>
      <text:p text:style-name="P2"/>
      <text:p text:style-name="P1">### CHAUFFAGE</text:p>
      <text:p text:style-name="P2"/>
      <text:p text:style-name="P1">#### Production</text:p>
      <text:p text:style-name="P1">La pompe à chaleur sera de type air/eau Split Inverter, de marque Atlantic Alféa Extensa Duo A.I. R32. La pompe à chaleur se compose d’une unité extérieure reliée à un module hydraulique intérieur par des liaisons frigorifiques. Le fluide frigorigène utilisé est du R32 (HFC).</text:p>
      <text:p text:style-name="P1">La pompe à chaleur de type « Duo » assurera les fonctions de chauffage et d’eau chaude sanitaire.</text:p>
      <text:p text:style-name="P1">Son fonctionnement sera piloté via une interface utilisateur sur son module hydraulique, un thermostat modulant ou une solution d’interopérabilité tierce compatible avec les exigences du fabricant.</text:p>
      <text:p text:style-name="P1">La pompe à chaleur dispose d’un bouton marche/arrêt et se branche sur une alimentation monophasée 230V 50Hz.</text:p>
      <text:p text:style-name="P1">La mise en service de la pompe à chaleur devra être assurée par un technicien de la marque ou par une station technique agréée. La garantie sera alors étendue à 3 ans pour les pièces et 1 ans pour la main d’œuvre.</text:p>
      <text:p text:style-name="P1">La pompe à chaleur sera certifiée Heat Pump Keymark.</text:p>
      <text:p text:style-name="P1">Description de l’unité extérieure :</text:p>
      <text:p text:style-name="P1"><text:soft-page-break/>L’unité extérieure de la pompe à chaleur se composera essentiellement des éléments suivants :</text:p>
      <text:p text:style-name="P1">un compresseur de type twin rotary full Inverter fonctionnant au R32 et d’un module de pilotage associé</text:p>
      <text:p text:style-name="P1">un évaporateur à surface d’échange haute performance composé de tubes en cuivre rainurés et aux ailettes en aluminium traitée anti-corrosion et hydrophiles</text:p>
      <text:p text:style-name="P1">un ventilateur haute efficience aux pales dites « à dentelures » fonctionnant avec un moteur électrique à régime variable de type Inverter</text:p>
      <text:p text:style-name="P1">une vanne d’inversion de cycle</text:p>
      <text:p text:style-name="P1">de robinets de connexions frigorifiques avec raccord flare pour le raccordement au module intérieur</text:p>
      <text:p text:style-name="P1">de borniers de raccordement pour l’alimentation et l’interconnexion</text:p>
      <text:p text:style-name="P1">un bouton de mise au vide (pump down) avec diode de contrôle</text:p>
      <text:p text:style-name="P1">un détendeur électronique</text:p>
      <text:p text:style-name="P1">Pour assurer la durabilité du produit, l’unité extérieure aura une carrosserie traitée anti-corrosion permettant son implantation dans tout type d’environnement.</text:p>
      <text:p text:style-name="P1">Pose sur terrasse par l’intermédiaire de rubber foot</text:p>
      <text:p text:style-name="P1">Description du module hydraulique :</text:p>
      <text:p text:style-name="P1">Le module hydraulique de la pompe à chaleur de type « Duo » se composera essentiellement des éléments suivants :</text:p>
      <text:p text:style-name="P1">un condenseur type échangeur coaxial en cuivre, immergé dans une cuve en inox représentant un volume tampon de 16L et fonctionnant au R32. Une vanne de vidange du volume tampon est prévue en position basse pour les besoins de maintenance.</text:p>
      <text:p text:style-name="P1">un appoint électrique de 3 kW monté de série</text:p>
      <text:p text:style-name="P1">un vase d’expansion</text:p>
      <text:p text:style-name="P1">une soupape de sécurité raccordée à une flexible de préférence transparent pour l’évacuation</text:p>
      <text:p text:style-name="P1">un circulateur basse consommation</text:p>
      <text:p text:style-name="P1">une vanne directionnelle dite « 3 voies »</text:p>
      <text:p text:style-name="P1">de raccords frigorifiques pour le raccordement à l’unité extérieure</text:p>
      <text:p text:style-name="P1">une interface utilisateur présentant entre autres les fonctions suivantes :</text:p>
      <text:p text:style-name="P1">l’affichage de la température extérieure et de la température ambiance de chacune des zones</text:p>
      <text:p text:style-name="P1">une estimation de la consommation de la pompe à chaleur selon les usages</text:p>
      <text:p text:style-name="P1">la programmation hebdomadaire</text:p>
      <text:p text:style-name="P1">un manomètre</text:p>
      <text:p text:style-name="P1">La préparation de l’eau chaude sanitaire sera assurée par un ballon de 190L en acier émaillé protégé par une anode à courant inversé (ACI). <text:s/>L’isolation du ballon sera en polyuréthane ; le ballon sera démontable grâce à une vanne d’arrêt et une purge. Un appoint électrique dédié a l’ECS est également présent dans le ballon (1,5 kW). Les raccords diélectriques nécessaires à la durabilité du ballon seront montés d’usine.</text:p>
      <text:p text:style-name="P1">L’intérieur de la PAC sera accessible par l’avant (façade démontable) afin de faciliter la maintenance.</text:p>
      <text:p text:style-name="P1">Caractéristiques du modèle :</text:p>
      <text:p text:style-name="P1">Certifié par Heat Pump Keymark</text:p>
      <text:p text:style-name="P1">Fourniture :</text:p>
      <text:p text:style-name="P1">La pompe à chaleur sera livrée en colis :</text:p>
      <text:p text:style-name="P1">un colis module hydraulique</text:p>
      <text:p text:style-name="P1">un colis groupe extérieur</text:p>
      <text:p text:style-name="P1">Régulation Pompe à chaleur</text:p>
      <text:p text:style-name="P1">La pompe à chaleur sera associée à une sonde extérieure qui permettra l’optimisation de la loi d’eau.</text:p>
      <text:p text:style-name="P1">A son installation, la pompe à chaleur pour être par paramétrée via l’interface du module hydraulique. Le paramétrage sera réalisé par un professionnel via un tunnel de programmation rapide de type EasyStart d’Atlantic.</text:p>
      <text:p text:style-name="P1">Afin de garantir confort et économies à l’utilisateur final, un thermostat modulant de marque identique sera associé à la pompe chaleur.</text:p>
      <text:p text:style-name="P1">Thermostat modulant programmable filaire de type Navilink A75 :</text:p>
      <text:p text:style-name="P1">La pompe à chaleur sera pilotée par un thermostat modulant radio (alimentation filaire) de type Navilink A75 de la marque Atlantic situé dans la pièce principale du logement. Le thermostat modulant permettra obligatoirement :</text:p>
      <text:p text:style-name="P1"><text:soft-page-break/>La mesure de la température ambiante et son affichage</text:p>
      <text:p text:style-name="P1">La modification de la température de consigne de la zone</text:p>
      <text:p text:style-name="P1">La gestion d’une absence prolongée par la fonction absence</text:p>
      <text:p text:style-name="P1">L’accès à l’ensemble des paramètres utilisateurs de la pompe à chaleur et leur paramétrage</text:p>
      <text:p text:style-name="P1">L’accès à la programmation horaire</text:p>
      <text:p text:style-name="P1">Le fonctionnement optimal de la pompe à chaleur avec modulation de la température de départ</text:p>
      <text:p text:style-name="P1">L’affichage des estimations de consommation d’énergies par usage</text:p>
      <text:p text:style-name="P1">Accessoires</text:p>
      <text:p text:style-name="P1">L'entreprise fournira et posera</text:p>
      <text:p text:style-name="P1">un dosseret de pré-raccordement Atlantic Simplifix pour le raccordement hydraulique du module intérieur de la PAC. Ce dosseret intégrera le clapet anti-thermosiphon et le disconnecteur avec vanne de remplissage, conformément aux prescriptions Atlantic et au DTU 60.1.</text:p>
      <text:p text:style-name="P1">Groupe de sécurité compris siphon PVC</text:p>
      <text:p text:style-name="P1">Aquastat de sécurité plancher chauffant</text:p>
      <text:p text:style-name="P1">Un système antitartre magnétique  marque BWT type Antitartre ECS</text:p>
      <text:p text:style-name="P1">Liaison frigorifique isolé de l’unité intérieure à l’unité extérieure sous goulotte pour les cheminements extérieurs et sous fourreau ventilé pour les cheminements intérieurs</text:p>
      <text:p text:style-name="P2"/>
      <text:p text:style-name="P1">#### Distribution</text:p>
      <text:p text:style-name="P1">Liaisons entre la PAC et les nourrices en tube multicouche compris calorifuge par 13 mm de mousse de polyuréthane</text:p>
      <text:p text:style-name="P2"/>
      <text:p text:style-name="P1">#### Plancher chauffant basse température</text:p>
      <text:p text:style-name="P1">Fourniture et pose de tube polyéthylène haute densité réticulé ø13x16 mm à barrière anti-oxygène, déroulé en escargot (spirale double inversée) marque REHAU type RAUTHERM</text:p>
      <text:p text:style-name="P1">L'installation des planchers sera éprouvée avant enrobage sous pression. La pression sera maintenue pendant le coulage, avec vérification du maître d’œuvre lors du coulage du plancher. L'entreprise devra convoquer le maître d’œuvre en temps voulu. (Fourniture de l'antigel pendant la phase chantier et rinçage avant mise en service) .</text:p>
      <text:p text:style-name="P1">A la charge du présent lot, la mise en chauffe de la chape selon DTU avant pose des revêtements de sol.</text:p>
      <text:p text:style-name="P1">Fourniture et pose de nourrices préfabriquées insensible à la corrosion marque REHAU comprenant</text:p>
      <text:p text:style-name="P1">2 robinets de vidange</text:p>
      <text:p text:style-name="P1">2 thermomètres</text:p>
      <text:p text:style-name="P1">1 débitmètre par circuit de retour</text:p>
      <text:p text:style-name="P1">Mise en place de l’isolant sous chape à la charge du lot chape</text:p>
      <text:p text:style-name="P2"/>
      <text:p text:style-name="P1">#### Régulation terminale des chambres</text:p>
      <text:p text:style-name="P1">Régulation de type décentralisé pièce par pièce avec thermostat d’ambiance et moteur thermique avec liaison radio comprenant :</text:p>
      <text:p text:style-name="P1">Thermostat radio à pile NEA SMART 2 marque REHAU <text:s/>(variation temporelle certifiée =0.3 K)</text:p>
      <text:p text:style-name="P1">moteurs thermiques</text:p>
      <text:p text:style-name="P1">boitiers de connexion</text:p>
      <text:p text:style-name="P1">Le raccordement électrique du boitier de connexion depuis les attentes du lot électricité est à la charge du présent lot.</text:p>
      <text:p text:style-name="P2"/>
      <text:p text:style-name="P1">### TRAVAUX DE FINITION</text:p>
      <text:p text:style-name="P2"/>
      <text:p text:style-name="P1">#### Réglages - mise en service - contrôles</text:p>
      <text:p text:style-name="P1">Equilibrage des installations</text:p>
      <text:p text:style-name="P1">Fourniture d’un tableau récapitulatif des débits de réglages</text:p>
      <text:p text:style-name="P1">Contrôle des températures de chauffage</text:p>
      <text:p text:style-name="P1">Etablissement et fourniture des P.V. d'essais suivant attestations de fonctionnement AQC</text:p>
      <text:p text:style-name="P2"/>
      <text:p text:style-name="P1">#### Dossier de récolement - DOE</text:p>
      <text:p text:style-name="P1"><text:soft-page-break/>Rectification des plans conformément à l'exécution réelle des installations</text:p>
      <text:p text:style-name="P1">Fourniture des plans rectifiés en 1 exemplaire papier et 1 exemplaire au format PDF + DWG sur clé USB</text:p>
      <text:p text:style-name="P1">Fourniture des notices techniques et des garanties pour tous les appareils et équipements</text:p>
      <text:p text:style-name="P1">Le dossier DOE sera transmis 15 jours avant réception des travaux au CSPS avec bordereau d’envoi.</text:p>
      <text:p text:style-name="P2"/>
      <text:p text:style-name="P1">## ANNEXES :</text:p>
      <text:p text:style-name="P2"/>
      <text:p text:style-name="P1">### Sélection radiateurs – puissance plancher chauffant</text:p>
      <text:p text:style-name="P1">VILLAS 123</text:p>
      <text:p text:style-name="P1">VILLA 4</text:p>
      <text:p text:style-name="P2"/>
      <text:p text:style-name="P1">### Protocole de mise en service du 3Cep et d’installation et de mise en service des chaudières associées :</text:p>
      <text:p text:style-name="P2"/>
      <text:p text:style-name="P1">[TABLEAU]</text:p>
      <text:p text:style-name="P1">CONSTRUCTION DE 45 LOGEMENTS COLLECTIFS </text:p>
      <text:p text:style-name="P1">ET 4 VILLAS </text:p>
      <text:p text:style-name="P1">L’ALLEGORIE</text:p>
      <text:p text:style-name="P1">LUMBIN (38)</text:p>
      <text:p text:style-name="P1">CAHIER DES CLAUSES TECHNIQUES PARTICULIERES</text:p>
      <text:p text:style-name="P2"/>
      <text:p text:style-name="P2"/>
      <text:p text:style-name="P1">LOT 303</text:p>
      <text:p text:style-name="P1">CHAUFFAGE SANITAIRE VENTILATION</text:p>
      <text:p text:style-name="P1">Version DCE V1 – 09/03/2026</text:p>
      <text:p text:style-name="P2"/>
      <text:p text:style-name="P1">[TABLEAU]</text:p>
      <text:p text:style-name="P1">Prestations | Lot concerné</text:p>
      <text:p text:style-name="P1">1. PLOMBERIE - SANITAIRE</text:p>
      <text:p text:style-name="P1">AEP</text:p>
      <text:p text:style-name="P1">Regard général en limite de propriété compris vannes d'arrêt, manchette compteur, clapet type EA | VRD</text:p>
      <text:p text:style-name="P1">Liaison depuis le regard en tube PEHD bande bleue PN16 débouchant au sous-sol | VRD</text:p>
      <text:p text:style-name="P1">Mise en œuvre d’une vanne d’arrêt générale, d'un filtre à la pénétration, d’un détendeur | PRESENT LOT</text:p>
      <text:p text:style-name="P1">Colonnes EF en gaines techniques palières compris calorifuge | PRESENT LOT</text:p>
      <text:p text:style-name="P1">Départ vers chaque appartement compris vannes d'arrêt, manchette compteur, clapet type EA, détendeur | PRESENT LOT</text:p>
      <text:p text:style-name="P1">Fourniture et pose des compteurs divisionnaires en gaine technique palière | Concessionnaire</text:p>
      <text:p text:style-name="P1">Fourniture d’un fourreau métallique au lot GO pour la traversée du mur du sous-sol | PRESENT LOT</text:p>
      <text:p text:style-name="P1">Pose du fourreau | GO</text:p>
      <text:p text:style-name="P1">Etanchéité (mousse de polyuréthane et mastic sur les 2 faces intérieure et extérieure) | PRESENT LOT</text:p>
      <text:p text:style-name="P1">Eaux pluviales</text:p>
      <text:p text:style-name="P1">Regards, réseaux extérieurs | VRD</text:p>
      <text:p text:style-name="P1">Descente EP, cheneaux, boite à eau <text:s/>…. | Charpente <text:s/>- étanchéité</text:p>
      <text:p text:style-name="P1">Caniveau sous-sol compris liaisons vers puisard | GO</text:p>
      <text:p text:style-name="P1">Pompe de relevage pour dito | PRESENT LOT</text:p>
      <text:p text:style-name="P1">Réseaux cheminant à l'intérieur du bâtiment jusqu’à 1 m de la façade | PRESENT LOT</text:p>
      <text:p text:style-name="P1">Fourniture d’un fourreau métallique au lot GO pour la traversée du mur du sous-sol | PRESENT LOT</text:p>
      <text:p text:style-name="P1">Pose du fourreau | GO</text:p>
      <text:p text:style-name="P2"/>
      <text:p text:style-name="P1">[TABLEAU]</text:p>
      <text:p text:style-name="P1">Eaux de ruissellement sous-sol</text:p>
      <text:p text:style-name="P1">Sans objet pour le présent lot</text:p>
      <text:p text:style-name="P1">Eaux Usées</text:p>
      <text:p text:style-name="P1"><text:soft-page-break/>Regards, réseaux extérieurs enterrés | VRD | VRD</text:p>
      <text:p text:style-name="P1">Réseaux cheminant à l'intérieur du bâtiment jusqu’à 1 m de la façade | PRESENT LOT | PRESENT LOT</text:p>
      <text:p text:style-name="P1">Fourniture d’un fourreau métallique au lot GO pour chaque traversée des murs du sous-sol | PRESENT LOT | PRESENT LOT</text:p>
      <text:p text:style-name="P1">Pose du fourreau | GO | GO</text:p>
      <text:p text:style-name="P1">Etanchéités (mousse de polyuréthane et mastic sur les 2 faces intérieure et extérieure) | PRESENT LOT | PRESENT LOT</text:p>
      <text:p text:style-name="P1">Manchon type pipeco pour VP sur bac acier | Charpente | Charpente</text:p>
      <text:p text:style-name="P1">Sortie de VP compris chapeau pare pluie et grillage anti volatile | PRESENT LOT | PRESENT LOT</text:p>
      <text:p text:style-name="P1">Souche étanchée BA pour sortie VP en toiture terrasse | GO étanchéité | GO étanchéité</text:p>
      <text:p text:style-name="P1">Appareils Sanitaires</text:p>
      <text:p text:style-name="P1">Fourrure dans les cloisons pour fixations des appareils sanitaires | Cloison | Cloison</text:p>
      <text:p text:style-name="P1">Dés maçonnés au niveau des nourrices de distribution EF-ECS ( 1 / logt) | CARRELAGE | CARRELAGE</text:p>
      <text:p text:style-name="P1">Douche à l’italienne au niveau RDC | CARRELAGE | CARRELAGE</text:p>
      <text:p text:style-name="P1">2. VMC LOGEMENT</text:p>
      <text:p text:style-name="P1">Détalonnage des portes pour passage d'air VMC | Menuiserie | Menuiserie</text:p>
      <text:p text:style-name="P1">Fourniture et pose des entrées d'air et indications sur les dimensions des réservations dans les menuiseries ou coffre de VR | PRESENT LOT | PRESENT LOT</text:p>
      <text:p text:style-name="P1">Réservations pour les entrées d'air | Menuiseries | Menuiseries</text:p>
      <text:p text:style-name="P1">Fourniture et pose des entrées d'air en maçonnerie et indications sur les dimensions des réservations | PRESENT LOT | PRESENT LOT</text:p>
      <text:p text:style-name="P1">Réservation pour dito | GO | GO</text:p>
      <text:p text:style-name="P1">Socles béton sur résiliant pour pose de l’extracteur | GO | GO</text:p>
      <text:p text:style-name="P1">Raccordements sur attente électrique mono 230 V compris coupure de proximité | PRESENT LOT | PRESENT LOT</text:p>
      <text:p text:style-name="P1">Souche étanchée BA pour sortie en toiture terrasse | GO étanchéité | GO étanchéité</text:p>
      <text:p text:style-name="P1">3. CHAUFFAGE LOGEMENTS</text:p>
      <text:p text:style-name="P1">Dés maçonnés au niveau des nourrices de distribution (1 / logt) | CARRELAGE | CARRELAGE</text:p>
      <text:p text:style-name="P1">Fourniture et pose des terminaux des ventouses verticales ou conduits 3Cep compris solin | PRESENT LOT | PRESENT LOT</text:p>
      <text:p text:style-name="P1">Chevêtre abergement et fourreau étanché <text:s/>pour dito | Charpente | Charpente</text:p>
      <text:p text:style-name="P1">Souche étanchée BA pour sortie en toiture terrasse | GO étanchéité | GO étanchéité</text:p>
      <text:p text:style-name="P1">Trappe en pieds de conduit 3Cep 40x40 cm | Cloison | Cloison</text:p>
      <text:p text:style-name="P1">4. GAZ</text:p>
      <text:p text:style-name="P1">Fourniture du coffret de coupure et détente gaz | GRDF | GRDF</text:p>
      <text:p text:style-name="P1">Fourniture et pose des compteurs divisionnaires | GRDF | GRDF</text:p>
      <text:p text:style-name="P1">Liaison du coffret à la gaine technique en tube acier noir | PRESENT LOT | PRESENT LOT</text:p>
      <text:p text:style-name="P1">Décaissé BA de 30 cm au droit de la GT gaz du bâtiment A | PRESENT LOT | PRESENT LOT</text:p>
      <text:p text:style-name="P1">Ventilation gaines gaz</text:p>
      <text:p text:style-name="P1">Grille en façade de GT 100 cm² utile | Menuiserie | Menuiserie</text:p>
      <text:p text:style-name="P1">Ventilation intermédiaire par réservation en gaine technique 100 cm² | GO | GO</text:p>
      <text:p text:style-name="P1">Ventilation haute par conduit en acier galvanisé </text:p>
      <text:p text:style-name="P1">150 cm² - DN 160 | PRESENT LOT | PRESENT LOT</text:p>
      <text:p text:style-name="P1">Fourreau métallique étanchée pour sortie ventilation haute | Etanchéité | Etanchéité</text:p>
      <text:p text:style-name="P1">Caisson coupe feu 2h ventilé en sous-sol suivant plan architecte | Cloison | Cloison</text:p>
      <text:p text:style-name="P1">5. DIVERS</text:p>
      <text:p text:style-name="P1">Plans de réservations dans les ouvrages maçonnés | PRESENT LOT | PRESENT LOT</text:p>
      <text:p text:style-name="P1">Percements et rebouchements dans les parois des trous non réservés | PRESENT LOT | PRESENT LOT</text:p>
      <text:p text:style-name="P1">Percements et rebouchements de toute traversée de cloison | PRESENT LOT | PRESENT LOT</text:p>
      <text:p text:style-name="P1">Fourreau aux traversées de parois | PRESENT LOT | PRESENT LOT</text:p>
      <text:p text:style-name="P1"><text:soft-page-break/>Contrôle de la bonne position des réservations | PRESENT LOT | PRESENT LOT</text:p>
      <text:p text:style-name="P1">Mise en route et essais | PRESENT LOT | PRESENT LOT</text:p>
      <text:p text:style-name="P1">Dossier des Ouvrages Exécutés | PRESENT LOT | PRESENT LOT</text:p>
      <text:p text:style-name="P1">Rebouchements des trémies et réservations dans les murs | GO | GO</text:p>
      <text:p text:style-name="P1">Peinture sur les canalisations apparentes | Peinture | Peinture</text:p>
      <text:p text:style-name="P1">Traitement de l’étanchéité à l’air de l’ensemble des fourreaux mettant en contact les logements et les communs | PRESENT LOT | PRESENT LOT</text:p>
      <text:p text:style-name="P1">Traitement de l’étanchéité à l’air des traversées de dalle en ligaturant les <text:s/>bandes résilientes et calorifuge aux conduits | PRESENT LOT | PRESENT LOT</text:p>
      <text:p text:style-name="P2"/>
      <text:p text:style-name="P1">[TABLEAU]</text:p>
      <text:p text:style-name="P1">BATIMENT C | BATIMENT C</text:p>
      <text:p text:style-name="P1">Prestations | Lot concerné</text:p>
      <text:p text:style-name="P1">1. PLOMBERIE - SANITAIRE</text:p>
      <text:p text:style-name="P1">AEP</text:p>
      <text:p text:style-name="P1">Regard général en limite de propriété compris vannes d'arrêt, manchette compteur, clapet type EA | VRD</text:p>
      <text:p text:style-name="P1">Liaison depuis le regard en tube PEHD bande bleue PN16 en attente à 1m de la façade | VRD</text:p>
      <text:p text:style-name="P1">Liaison depuis l’attente en tube PEHD bande bleue PN16 sous fourreau | PRESENT LOT</text:p>
      <text:p text:style-name="P1">Tranché, lit de sable, remblaiement | GO</text:p>
      <text:p text:style-name="P1">Mise en œuvre d’une vanne d’arrêt générale, d'un filtre à la pénétration, d’un détendeur | PRESENT LOT</text:p>
      <text:p text:style-name="P1">Colonne EF en gaine technique palière compris calorifuge | PRESENT LOT</text:p>
      <text:p text:style-name="P1">Départ vers chaque appartement compris vannes d'arrêt, manchette compteur, clapet type EA, détendeur | PRESENT LOT</text:p>
      <text:p text:style-name="P1">Fourniture et pose des compteurs divisionnaires en gaine technique palière | Concessionnaire</text:p>
      <text:p text:style-name="P1">Eaux pluviales</text:p>
      <text:p text:style-name="P1">Regards, réseaux extérieurs | VRD</text:p>
      <text:p text:style-name="P1">Descente EP, cheneaux, boite à eau <text:s/>…. | Charpente <text:s/>- étanchéité</text:p>
      <text:p text:style-name="P1">Réseaux cheminant sous les terrasses du RDC du bâtiment j | PRESENT LOT</text:p>
      <text:p text:style-name="P1">Tranché, lit de sable, remblaiement | GO</text:p>
      <text:p text:style-name="P1">Eaux de ruissellement sous-sol</text:p>
      <text:p text:style-name="P1">Sans objet</text:p>
      <text:p text:style-name="P1">Eaux Usées</text:p>
      <text:p text:style-name="P1">Regards, réseaux extérieurs enterrés | VRD</text:p>
      <text:p text:style-name="P1">Réseaux cheminant en blocage du bâtiment jusqu’à 1 m de la façade | PRESENT LOT</text:p>
      <text:p text:style-name="P1">Tranchées, lit de sable, remblaiement pour dito | GO</text:p>
      <text:p text:style-name="P1">Manchon type pipeco pour VP sur bac acier | Charpente</text:p>
      <text:p text:style-name="P1">Sortie de VP compris chapeau pare pluie et grillage anti volatile | PRESENT LOT</text:p>
      <text:p text:style-name="P1">Souche étanchée BA pour sortie VP en toiture terrasse | GO étanchéité</text:p>
      <text:p text:style-name="P1">Appareils Sanitaires</text:p>
      <text:p text:style-name="P1">Fourrure dans les cloisons pour fixations des appareils sanitaires | Cloison</text:p>
      <text:p text:style-name="P1">Dés maçonnés au niveau des nourrices de distribution EF-ECS ( 1 / logt) | CARRELAGE</text:p>
      <text:p text:style-name="P1">Douche à l’italienne au niveau RDC | CARRELAGE</text:p>
      <text:p text:style-name="P1">2. VMC LOGEMENT</text:p>
      <text:p text:style-name="P1">Détalonnage des portes pour passage d'air VMC | Menuiserie</text:p>
      <text:p text:style-name="P1">Fourniture et pose des entrées d'air et indications sur les dimensions des réservations dans les menuiseries ou coffre de VR | PRESENT LOT</text:p>
      <text:p text:style-name="P1">Réservations pour les entrées d'air | Menuiseries</text:p>
      <text:p text:style-name="P1">Fourniture et pose des entrées d'air en maçonnerie et indications sur les dimensions des réservations | PRESENT LOT</text:p>
      <text:p text:style-name="P1">Réservation pour dito | GO</text:p>
      <text:p text:style-name="P1">Socles béton sur résiliant pour pose de l’extracteur | GO</text:p>
      <text:p text:style-name="P1">Raccordements sur attente électrique mono 230 V compris coupure de proximité | PRESENT LOT</text:p>
      <text:p text:style-name="P1">Souche étanchée BA pour sortie en toiture terrasse | GO étanchéité</text:p>
      <text:p text:style-name="P1">3. CHAUFFAGE LOGEMENTS</text:p>
      <text:p text:style-name="P1">Dés maçonnés au niveau des nourrices de distribution (1 / logt) | CARRELAGE</text:p>
      <text:p text:style-name="P1">Fourniture et pose des terminaux des ventouses verticales ou conduits 3Cep compris solin | PRESENT LOT</text:p>
      <text:p text:style-name="P1"><text:soft-page-break/>Chevêtre abergement et fourreau étanché <text:s/>pour dito | Charpente</text:p>
      <text:p text:style-name="P1">Souche étanchée BA pour sortie en toiture terrasse | GO étanchéité</text:p>
      <text:p text:style-name="P1">Trappe en pieds de conduit 3Cep 40x40 cm | Cloison</text:p>
      <text:p text:style-name="P1">4. GAZ</text:p>
      <text:p text:style-name="P1">Fourniture du coffret de coupure et détente gaz | GRDF</text:p>
      <text:p text:style-name="P1">Fourniture et pose des compteurs divisionnaires | GRDF</text:p>
      <text:p text:style-name="P1">Liaison du coffret à la gaine technique en tube acier noir | PRESENT LOT</text:p>
      <text:p text:style-name="P1">Ventilation gaines gaz</text:p>
      <text:p text:style-name="P1">Grille en façade de GT 100 cm² | Menuiserie</text:p>
      <text:p text:style-name="P1">Ventilation intermédiaire par réservation en gaine technique 100 cm² | GO</text:p>
      <text:p text:style-name="P1">Ventilation haute par conduit en acier galvanisé </text:p>
      <text:p text:style-name="P1">150 cm² - DN 160 | PRESENT LOT</text:p>
      <text:p text:style-name="P1">Fourreau métallique étanchée pour sortie ventilation haute | Etanchéité</text:p>
      <text:p text:style-name="P1">Caisson démontable ventilé verticale pour conduite immeuble | Cloison</text:p>
      <text:p text:style-name="P1">Faux démontable ajouré et ventilé pour conduite immeuble suivant plan | Cloison</text:p>
      <text:p text:style-name="P2"/>
      <text:p text:style-name="P1">[TABLEAU]</text:p>
      <text:p text:style-name="P1">5. DIVERS</text:p>
      <text:p text:style-name="P1">Plans de réservations dans les ouvrages maçonnés | PRESENT LOT</text:p>
      <text:p text:style-name="P1">Percements et rebouchements dans les parois des trous non réservés | PRESENT LOT</text:p>
      <text:p text:style-name="P1">Percements et rebouchements de toute traversée de cloison | PRESENT LOT</text:p>
      <text:p text:style-name="P1">Fourreau aux traversées de parois | PRESENT LOT</text:p>
      <text:p text:style-name="P1">Contrôle de la bonne position des réservations | PRESENT LOT</text:p>
      <text:p text:style-name="P1">Mise en route et essais | PRESENT LOT</text:p>
      <text:p text:style-name="P1">Dossier des Ouvrages Exécutés | PRESENT LOT</text:p>
      <text:p text:style-name="P1">Rebouchements des trémies et réservations dans les murs | GO</text:p>
      <text:p text:style-name="P1">Peinture sur les canalisations apparentes | Peinture</text:p>
      <text:p text:style-name="P1">Traitement de l’étanchéité à l’air de l’ensemble des fourreaux mettant en contact les logements et les communs | PRESENT LOT</text:p>
      <text:p text:style-name="P1">Traitement de l’étanchéité à l’air des traversées de dalle en ligaturant les <text:s/>bandes résilientes et calorifuge aux conduits | PRESENT LOT</text:p>
      <text:p text:style-name="P2"/>
      <text:p text:style-name="P1">[TABLEAU]</text:p>
      <text:p text:style-name="P1">BATIMENTS DE | BATIMENTS DE</text:p>
      <text:p text:style-name="P1">Prestations | Lot concerné</text:p>
      <text:p text:style-name="P1">1. PLOMBERIE - SANITAIRE</text:p>
      <text:p text:style-name="P1">AEP</text:p>
      <text:p text:style-name="P1">Regard général en limite de propriété compris vannes d'arrêt, manchette compteur, clapet type EA | VRD</text:p>
      <text:p text:style-name="P1">Liaison depuis le regard en tube PEHD bande bleue PN16 en attente à 1m de la façade | VRD</text:p>
      <text:p text:style-name="P1">Liaison depuis l’attente en tube PEHD bande bleue PN16 sous fourreau | PRESENT LOT</text:p>
      <text:p text:style-name="P1">Tranché, lit de sable, remblaiement | GO</text:p>
      <text:p text:style-name="P1">Mise en œuvre d’une vanne d’arrêt générale, d'un filtre à la pénétration, d’un détendeur | PRESENT LOT</text:p>
      <text:p text:style-name="P1">Colonnes EF en gaines techniques palières compris calorifuge | PRESENT LOT</text:p>
      <text:p text:style-name="P1">Départ vers chaque appartement compris vannes d'arrêt, manchette compteur, clapet type EA, détendeur | PRESENT LOT</text:p>
      <text:p text:style-name="P1">Fourniture et pose des compteurs divisionnaires en gaine technique palière | Concessionnaire</text:p>
      <text:p text:style-name="P1">Eaux pluviales</text:p>
      <text:p text:style-name="P1">Regards, réseaux extérieurs | VRD</text:p>
      <text:p text:style-name="P1">Descente EP, cheneaux, boite à eau <text:s/>…. | Etanchéité</text:p>
      <text:p text:style-name="P1">Réseaux cheminant sous les terrasses du RDC du bâtiment | PRESENT LOT</text:p>
      <text:p text:style-name="P1">Tranché, lit de sable, remblaiement | GO</text:p>
      <text:p text:style-name="P1">Eaux de ruissellement sous-sol</text:p>
      <text:p text:style-name="P1">Sans objet</text:p>
      <text:p text:style-name="P1">Eaux Usées</text:p>
      <text:p text:style-name="P1">Regards, réseaux extérieurs enterrés | VRD</text:p>
      <text:p text:style-name="P1">Réseaux cheminant en blocage du bâtiment jusqu’à 1 m de la façade | PRESENT LOT</text:p>
      <text:p text:style-name="P1">Tranchées, lit de sable, remblaiement pour dito | GO</text:p>
      <text:p text:style-name="P1">Sortie de VP compris chapeau pare pluie et grillage anti volatile | PRESENT LOT</text:p>
      <text:p text:style-name="P1">Souche étanchée BA pour sortie VP en toiture terrasse | GO étanchéité</text:p>
      <text:p text:style-name="P1"><text:soft-page-break/>Appareils Sanitaires</text:p>
      <text:p text:style-name="P1">Fourrure dans les cloisons pour fixations des appareils sanitaires | Cloison</text:p>
      <text:p text:style-name="P1">Dés maçonnés au niveau des nourrices de distribution EF-ECS ( 1 / logt) | CARRELAGE</text:p>
      <text:p text:style-name="P1">Douche à l’italienne au niveau RDC | CARRELAGE</text:p>
      <text:p text:style-name="P1">2. VMC LOGEMENT</text:p>
      <text:p text:style-name="P1">Détalonnage des portes pour passage d'air VMC | Menuiserie</text:p>
      <text:p text:style-name="P1">Fourniture et pose des entrées d'air et indications sur les dimensions des réservations dans les menuiseries ou coffre de VR | PRESENT LOT</text:p>
      <text:p text:style-name="P1">Réservations pour les entrées d'air | Menuiseries</text:p>
      <text:p text:style-name="P1">Socles béton sur résiliant pour pose de l’extracteur | GO</text:p>
      <text:p text:style-name="P1">Raccordements sur attente électrique mono 230 V compris coupure de proximité | PRESENT LOT</text:p>
      <text:p text:style-name="P1">Souche étanchée BA pour sortie en toiture terrasse | GO étanchéité</text:p>
      <text:p text:style-name="P1">3. CHAUFFAGE LOGEMENTS</text:p>
      <text:p text:style-name="P1">Dés maçonnés au niveau des nourrices de distribution (1 / logt) | CARRELAGE</text:p>
      <text:p text:style-name="P1">Fourniture et pose des terminaux des ventouses verticales ou conduits 3Cep compris solin | PRESENT LOT</text:p>
      <text:p text:style-name="P1">Souche étanchée BA pour sortie en toiture terrasse | GO étanchéité</text:p>
      <text:p text:style-name="P1">Trappe en pieds de conduit 3Cep 40x40 cm | Cloison</text:p>
      <text:p text:style-name="P1">4. GAZ</text:p>
      <text:p text:style-name="P1">Fourniture du coffret de coupure et détente gaz | GRDF</text:p>
      <text:p text:style-name="P1">Fourniture et pose des compteurs divisionnaires | GRDF</text:p>
      <text:p text:style-name="P1">Liaison du coffret à la gaine technique en tube acier noir | PRESENT LOT</text:p>
      <text:p text:style-name="P1">Ventilation gaines gaz</text:p>
      <text:p text:style-name="P1">Grille VB en façade de GT 100 cm² utile | Menuiserie</text:p>
      <text:p text:style-name="P1">Ventilation intermédiaire par réservation en gaine technique 100 cm² | GO</text:p>
      <text:p text:style-name="P1">Ventilation haute par conduit en acier galvanisé </text:p>
      <text:p text:style-name="P1">150 cm² - DN 160 | PRESENT LOT</text:p>
      <text:p text:style-name="P1">Fourreau métallique étanchée pour sortie ventilation haute | Etanchéité</text:p>
      <text:p text:style-name="P1">Caisson démontable ventilé pour conduite immeuble | Cloison</text:p>
      <text:p text:style-name="P1">Faux démontable ajouré et ventilé pour conduite immeuble suivant plan architecte | Cloison</text:p>
      <text:p text:style-name="P1">5. DIVERS</text:p>
      <text:p text:style-name="P1">Plans de réservations dans les ouvrages maçonnés | PRESENT LOT</text:p>
      <text:p text:style-name="P1">Percements et rebouchements dans les parois des trous non réservés | PRESENT LOT</text:p>
      <text:p text:style-name="P1">Percements et rebouchements de toute traversée de cloison | PRESENT LOT</text:p>
      <text:p text:style-name="P1">Fourreau aux traversées de parois | PRESENT LOT</text:p>
      <text:p text:style-name="P1">Contrôle de la bonne position des réservations | PRESENT LOT</text:p>
      <text:p text:style-name="P1">Mise en route et essais | PRESENT LOT</text:p>
      <text:p text:style-name="P1">Dossier des Ouvrages Exécutés | PRESENT LOT</text:p>
      <text:p text:style-name="P1">Rebouchements des trémies et réservations dans les murs | GO</text:p>
      <text:p text:style-name="P1">Peinture sur les canalisations apparentes | Peinture</text:p>
      <text:p text:style-name="P1">Traitement de l’étanchéité à l’air de l’ensemble des fourreaux mettant en contact les logements et les communs | PRESENT LOT</text:p>
      <text:p text:style-name="P1">Traitement de l’étanchéité à l’air des traversées de dalle en ligaturant les <text:s/>bandes résilientes et calorifuge aux conduits | PRESENT LOT</text:p>
      <text:p text:style-name="P2"/>
      <text:p text:style-name="P1">[TABLEAU]</text:p>
      <text:p text:style-name="P1">VILLAS | VILLAS | VILLAS | VILLAS</text:p>
      <text:p text:style-name="P1">Prestations | Prestations | Lot concerné | Lot concerné</text:p>
      <text:p text:style-name="P1">1. PLOMBERIE - SANITAIRE | 1. PLOMBERIE - SANITAIRE</text:p>
      <text:p text:style-name="P1">AEP | AEP</text:p>
      <text:p text:style-name="P1">Regard général en limite de propriété compris vannes d'arrêt, manchette compteur, clapet type EA | Regard général en limite de propriété compris vannes d'arrêt, manchette compteur, clapet type EA | VRD | VRD</text:p>
      <text:p text:style-name="P1">Liaison depuis le regard en tube PEHD bande bleue PN16 en attente en VS | Liaison depuis le regard en tube PEHD bande bleue PN16 en attente en VS | VRD | VRD</text:p>
      <text:p text:style-name="P1">Liaison depuis l’attente en tube PEHD bande bleue PN16 sous fourreau | Liaison depuis l’attente en tube PEHD bande bleue PN16 sous fourreau | PRESENT LOT | PRESENT LOT</text:p>
      <text:p text:style-name="P1"><text:soft-page-break/>Mise en œuvre d’une vanne d’arrêt générale, d'un filtre à la pénétration, d’un détendeur | Mise en œuvre d’une vanne d’arrêt générale, d'un filtre à la pénétration, d’un détendeur | PRESENT LOT | PRESENT LOT</text:p>
      <text:p text:style-name="P1">Eaux pluviales | Eaux pluviales</text:p>
      <text:p text:style-name="P1">Regards, réseaux extérieurs | Regards, réseaux extérieurs | VRD | VRD</text:p>
      <text:p text:style-name="P1">Descente EP, cheneaux, boite à eau <text:s/>…. | Descente EP, cheneaux, boite à eau <text:s/>…. | Etanchéité | Etanchéité</text:p>
      <text:p text:style-name="P1">Réseaux cheminant sous les terrasses du RDC du bâtiment | Réseaux cheminant sous les terrasses du RDC du bâtiment | PRESENT LOT | PRESENT LOT</text:p>
      <text:p text:style-name="P1">Tranchées, lit de sable, remblaiement pour dito | Tranchées, lit de sable, remblaiement pour dito | GO</text:p>
      <text:p text:style-name="P1">Eaux de ruissellement sous-sol | Eaux de ruissellement sous-sol</text:p>
      <text:p text:style-name="P1">Sans objet | Sans objet</text:p>
      <text:p text:style-name="P1">Eaux Usées | Eaux Usées</text:p>
      <text:p text:style-name="P1">Regards, réseaux extérieurs enterrés | Regards, réseaux extérieurs enterrés | VRD | VRD</text:p>
      <text:p text:style-name="P1">Réseaux cheminant en VS du bâtiment jusqu’à 1 m de la façade | Réseaux cheminant en VS du bâtiment jusqu’à 1 m de la façade | PRESENT LOT | PRESENT LOT</text:p>
      <text:p text:style-name="P1">Sortie de VP compris chapeau pare pluie et grillage anti volatile | Sortie de VP compris chapeau pare pluie et grillage anti volatile | PRESENT LOT | PRESENT LOT</text:p>
      <text:p text:style-name="P1">Manchon type pipeco pour dito | Manchon type pipeco pour dito | Etanchéité | Etanchéité</text:p>
      <text:p text:style-name="P1">Appareils Sanitaires | Appareils Sanitaires</text:p>
      <text:p text:style-name="P1">Fourrure dans les cloisons pour fixations des appareils sanitaires | Fourrure dans les cloisons pour fixations des appareils sanitaires | Cloison | Cloison</text:p>
      <text:p text:style-name="P1">Dés maçonnés au niveau des nourrices de distribution EF-ECS ( 2 / logt) | Dés maçonnés au niveau des nourrices de distribution EF-ECS ( 2 / logt) | CARRELAGE | CARRELAGE</text:p>
      <text:p text:style-name="P1">Douche à l’italienne au niveau RDC | Douche à l’italienne au niveau RDC | CARRELAGE | CARRELAGE</text:p>
      <text:p text:style-name="P1">2. VMC LOGEMENT | 2. VMC LOGEMENT</text:p>
      <text:p text:style-name="P1">Détalonnage des portes pour passage d'air VMC | Détalonnage des portes pour passage d'air VMC | Menuiserie | Menuiserie</text:p>
      <text:p text:style-name="P1">Fourniture et pose des entrées d'air et indications sur les dimensions des réservations dans les menuiseries ou coffre de VR | Fourniture et pose des entrées d'air et indications sur les dimensions des réservations dans les menuiseries ou coffre de VR | PRESENT LOT | PRESENT LOT</text:p>
      <text:p text:style-name="P1">Réservations pour les entrées d'air | Réservations pour les entrées d'air | Menuiseries | Menuiseries</text:p>
      <text:p text:style-name="P1">Trappe d’accès isolée pour accès aux extracteurs | Trappe d’accès isolée pour accès aux extracteurs | Cloison | Cloison</text:p>
      <text:p text:style-name="P1">Raccordements sur attente électrique mono 230 V compris coupure de proximité | Raccordements sur attente électrique mono 230 V compris coupure de proximité | PRESENT LOT | PRESENT LOT</text:p>
      <text:p text:style-name="P1">Souche étanchée BA pour sortie en toiture terrasse | Souche étanchée BA pour sortie en toiture terrasse | GO étanchéité | GO étanchéité</text:p>
      <text:p text:style-name="P1">3. CHAUFFAGE LOGEMENTS | 3. CHAUFFAGE LOGEMENTS</text:p>
      <text:p text:style-name="P1">Dés maçonnés au niveau des nourrices de distribution (1 / logt) | Dés maçonnés au niveau des nourrices de distribution (1 / logt) | CARRELAGE | CARRELAGE</text:p>
      <text:p text:style-name="P1">4. GAZ | 4. GAZ</text:p>
      <text:p text:style-name="P1">Sans objet | Sans objet</text:p>
      <text:p text:style-name="P1">5. DIVERS | 5. DIVERS</text:p>
      <text:p text:style-name="P1">Plans de réservations dans les ouvrages maçonnés | Plans de réservations dans les ouvrages maçonnés | PRESENT LOT | PRESENT LOT</text:p>
      <text:p text:style-name="P1">Percements et rebouchements dans les parois des trous non réservés | Percements et rebouchements dans les parois des trous non réservés | PRESENT LOT | PRESENT LOT</text:p>
      <text:p text:style-name="P1">Percements et rebouchements de toute traversée de cloison | Percements et rebouchements de toute traversée de cloison | PRESENT LOT | PRESENT LOT</text:p>
      <text:p text:style-name="P1">Fourreau aux traversées de parois | Fourreau aux traversées de parois | PRESENT LOT | PRESENT LOT</text:p>
      <text:p text:style-name="P1">Contrôle de la bonne position des réservations | Contrôle de la bonne position des réservations | PRESENT LOT | PRESENT LOT</text:p>
      <text:p text:style-name="P1">Mise en route et essais | Mise en route et essais | PRESENT LOT | PRESENT LOT</text:p>
      <text:p text:style-name="P1"><text:soft-page-break/>Dossier des Ouvrages Exécutés | Dossier des Ouvrages Exécutés | PRESENT LOT | PRESENT LOT</text:p>
      <text:p text:style-name="P1">Rebouchements des trémies et réservations dans les murs | Rebouchements des trémies et réservations dans les murs | GO | GO</text:p>
      <text:p text:style-name="P1">Peinture sur les canalisations apparentes | Peinture sur les canalisations apparentes | Peinture | Peinture</text:p>
      <text:p text:style-name="P1">Traitement de l’étanchéité à l’air de l’ensemble des fourreaux mettant en contact les logements et les communs | Traitement de l’étanchéité à l’air de l’ensemble des fourreaux mettant en contact les logements et les communs | PRESENT LOT | PRESENT LOT</text:p>
      <text:p text:style-name="P1">Traitement de l’étanchéité à l’air des traversées de dalle en ligaturant les <text:s/>bandes résilientes et calorifuge aux conduits | Traitement de l’étanchéité à l’air des traversées de dalle en ligaturant les <text:s/>bandes résilientes et calorifuge aux conduits | PRESENT LOT | PRESENT LOT</text:p>
      <text:p text:style-name="P2"/>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F1 | 2 x 5/45 | -</text:p>
      <text:p text:style-name="P1">F2 | 5/45 | 5/45</text:p>
      <text:p text:style-name="P1">F3 | 5/45 | 5/45</text:p>
      <text:p text:style-name="P1">F4 | 5/45 | 5/45</text:p>
      <text:p text:style-name="P1">F5 | 5/45 | 5/45</text:p>
      <text:p text:style-name="P2"/>
      <text:p text:style-name="P1">[TABLEAU]</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uisine | SDB 1 | SDB 2 | SDB/WC 1 | SDB/WC 2 | WC | Autre SDB | Autre SDB/WC | Autre WC | Salle d'eau (2)</text:p>
      <text:p text:style-name="P1">F1 (1 SDB/WC) (1) | 10/40-75 | - | - | 5/40-30 | - | - | 5/40 | 5/40-30 | 5/30 | 5/40</text:p>
      <text:p text:style-name="P1">F1 (1 SDB/WC) (1) | 10/40-75 | - | - | 5/40-30 | - | - | 5/40 | 5/40-30 | 5/30 | 5/40</text:p>
      <text:p text:style-name="P1">F1 (1 SDB </text:p>
      <text:p text:style-name="P1">1 WC) | 10/40-75 | 5/40 | - | - | - | 5/30 | 5/40 | 5/40-30 | 5/30 | 5/40</text:p>
      <text:p text:style-name="P1">F2 (1 SDB/WC) | 10/40-90 | - | - | 5/40-30 | - | - | 5/40 | 5/40-30 | 5/30 | 5/40</text:p>
      <text:p text:style-name="P1"><text:soft-page-break/>F2 (1 SDB/WC) | 10/40-90 | - | - | 5/40-30 | - | - | 5/40 | 5/40-30 | 5/30 | 5/40</text:p>
      <text:p text:style-name="P1">F2 (1 SDB</text:p>
      <text:p text:style-name="P1">1 WC) | 10/40-90 | 5/40 | - | - | - | 5/30 | 5/40 | 5/40-30 | 5/30 | 5/40</text:p>
      <text:p text:style-name="P1">F3 (1 SDB/WC) | 10/45-105 | - | - | 10/45-45 | - | - | 5/40 | 10/45-45 | 5/30 | 5/40</text:p>
      <text:p text:style-name="P1">F3 (1 SDB/WC) | 10/45-105 | - | - | 10/45-45 | - | - | 5/40 | 10/45-45 | 5/30 | 5/40</text:p>
      <text:p text:style-name="P1">F3 (1 SDB </text:p>
      <text:p text:style-name="P1">1 WC) | 10/45-105 | 5/40 | - | - | - | 5/30 | 5/40 | 5/40-30 | 5/30 | 5/40</text:p>
      <text:p text:style-name="P1">F4 (1 SDB/WC) | 10/45-120 | - | - | 10/45-45 | - | - | 5/40 | 10/45-45 | 5/30 | 5/40</text:p>
      <text:p text:style-name="P1">F4 (1 SDB/WC) | 10/45-120 | - | - | 10/45-45 | - | - | 5/40 | 10/45-45 | 5/30 | 5/40</text:p>
      <text:p text:style-name="P1">F4 (1 SDB</text:p>
      <text:p text:style-name="P1">1 WC) | 10/45-120 | 5/40 | - | - | - | 5/30 | 5/40 | 5/40-30 | 5/30 | 5/40</text:p>
      <text:p text:style-name="P1">F5 (1 SDB/WC) | 15/45-135 | - | - | 10/45-45 | - | - | 5/40 | 10/45-45 | 5/30 | 5/40</text:p>
      <text:p text:style-name="P1">F5 (1 SDB/WC) | 15/45-135 | - | - | 10/45-45 | - | - | 5/40 | 10/45-45 | 5/30 | 5/40</text:p>
      <text:p text:style-name="P1">F5 (1 SDB</text:p>
      <text:p text:style-name="P1">1 WC) | 15/45-135 | 5/40 | - | - | - | 5/30 | 5/40 | 5/40-30 | 5/30 | 5/40</text:p>
      <text:p text:style-name="P2"/>
      <text:p text:style-name="P1">[TABLEAU]</text:p>
      <text:p text:style-name="P1">SYNEA 3kw</text:p>
      <text:p text:style-name="P1">Caractéristiques et performances chauffage | Caractéristiques et performances chauffage | Caractéristiques et performances chauffage</text:p>
      <text:p text:style-name="P1">Classe énergétique – chauffage (35°C / 55°C) | A+++ / A++</text:p>
      <text:p text:style-name="P1">SCOP 35°C / 55°C (1) | 4,60 / 3,21</text:p>
      <text:p text:style-name="P1">Efficacité énergétique saisonnière - chauffage (35°C / 55°C) (1) | % | 181 / 125</text:p>
      <text:p text:style-name="P1">Efficacité énergétique saisonnière - chauffage (35°C / 55°C) avec sonde extérieure | % | 183 / 127</text:p>
      <text:p text:style-name="P1">Puissance acoustique (intérieur/extérieur) (1) | dB(A) | 40 / 57</text:p>
      <text:p text:style-name="P1">Caractéristiques et performances ECS | Caractéristiques et performances ECS | Caractéristiques et performances ECS</text:p>
      <text:p text:style-name="P1">Profil de soutirage - ECS (1) | L</text:p>
      <text:p text:style-name="P1">Classe énergétique - ECS | A+</text:p>
      <text:p text:style-name="P1">Efficacité énergétique ECS (1) | % | 132</text:p>
      <text:p text:style-name="P1">COP ECS | 3,3</text:p>
      <text:p text:style-name="P1">Module hydraulique intérieur | Module hydraulique intérieur | Module hydraulique intérieur</text:p>
      <text:p text:style-name="P1">Dimensions h x l x p | mm | 1474x567x616</text:p>
      <text:p text:style-name="P1">Poids à vide | kg | 101</text:p>
      <text:p text:style-name="P1">Puissance appoint électrique intégré | kW | 3 kW</text:p>
      <text:p text:style-name="P1">Unité extérieure | Unité extérieure | Unité extérieure</text:p>
      <text:p text:style-name="P1">Dimensions h x l x p | mm | 632x886x325</text:p>
      <text:p text:style-name="P1">Poids en fonctionnement | kg | 39</text:p>
      <text:p text:style-name="P1">Quantité de fluide frigorifique R32 préchargé | g | 970</text:p>
      <text:p text:style-name="P1">Longueurs de liaisons frigorifiques préchargées | m | 15</text:p>
      <text:p text:style-name="P1">Longueur de liaisons frigorifiques min / max | m | 3 / 30</text:p>
      <text:p text:style-name="P1">Dénivelé max | m | 20</text:p>
      <text:p text:style-name="P2"/>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text:soft-page-break/>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F1 | 2 x 5/45 | -</text:p>
      <text:p text:style-name="P1">F2 | 5/45 | 5/45</text:p>
      <text:p text:style-name="P1">F3 | 5/45 | 5/45</text:p>
      <text:p text:style-name="P1">F4 | 5/45 | 5/45</text:p>
      <text:p text:style-name="P1">F5 | 5/45 | 5/45</text:p>
      <text:p text:style-name="P2"/>
      <text:p text:style-name="P1">[TABLEAU]</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uisine | SDB 1 | SDB 2 | SDB/WC 1 | SDB/WC 2 | WC | Autre SDB | Autre SDB/WC | Autre WC | Salle d'eau (2)</text:p>
      <text:p text:style-name="P1">F1 (1 SDB/WC) (1) | 10/40-75 | - | - | 5/40-30 | - | - | 5/40 | 5/40-30 | 5/30 | 5/40</text:p>
      <text:p text:style-name="P1">F1 (1 SDB/WC) (1) | 10/40-75 | - | - | 5/40-30 | - | - | 5/40 | 5/40-30 | 5/30 | 5/40</text:p>
      <text:p text:style-name="P1">F1 (1 SDB </text:p>
      <text:p text:style-name="P1">1 WC) | 10/40-75 | 5/40 | - | - | - | 5/30 | 5/40 | 5/40-30 | 5/30 | 5/40</text:p>
      <text:p text:style-name="P1">F2 (1 SDB/WC) | 10/40-90 | - | - | 5/40-30 | - | - | 5/40 | 5/40-30 | 5/30 | 5/40</text:p>
      <text:p text:style-name="P1">F2 (1 SDB/WC) | 10/40-90 | - | - | 5/40-30 | - | - | 5/40 | 5/40-30 | 5/30 | 5/40</text:p>
      <text:p text:style-name="P1">F2 (1 SDB</text:p>
      <text:p text:style-name="P1">1 WC) | 10/40-90 | 5/40 | - | - | - | 5/30 | 5/40 | 5/40-30 | 5/30 | 5/40</text:p>
      <text:p text:style-name="P1">F3 (1 SDB/WC) | 10/45-105 | - | - | 10/45-45 | - | - | 5/40 | 10/45-45 | 5/30 | 5/40</text:p>
      <text:p text:style-name="P1">F3 (1 SDB/WC) | 10/45-105 | - | - | 10/45-45 | - | - | 5/40 | 10/45-45 | 5/30 | 5/40</text:p>
      <text:p text:style-name="P1">F3 (1 SDB </text:p>
      <text:p text:style-name="P1">1 WC) | 10/45-105 | 5/40 | - | - | - | 5/30 | 5/40 | 5/40-30 | 5/30 | 5/40</text:p>
      <text:p text:style-name="P1">F4 (1 SDB/WC) | 10/45-120 | - | - | 10/45-45 | - | - | 5/40 | 10/45-45 | 5/30 | 5/40</text:p>
      <text:p text:style-name="P1">F4 (1 SDB/WC) | 10/45-120 | - | - | 10/45-45 | - | - | 5/40 | 10/45-45 | 5/30 | 5/40</text:p>
      <text:p text:style-name="P1">F4 (1 SDB</text:p>
      <text:p text:style-name="P1">1 WC) | 10/45-120 | 5/40 | - | - | - | 5/30 | 5/40 | 5/40-30 | 5/30 | 5/40</text:p>
      <text:p text:style-name="P1">F5 (1 SDB/WC) | 15/45-135 | - | - | 10/45-45 | - | - | 5/40 | 10/45-45 | 5/30 | 5/40</text:p>
      <text:p text:style-name="P1">F5 (1 SDB/WC) | 15/45-135 | - | - | 10/45-45 | - | - | 5/40 | 10/45-45 | 5/30 | 5/40</text:p>
      <text:p text:style-name="P1">F5 (1 SDB</text:p>
      <text:p text:style-name="P1">1 WC) | 15/45-135 | 5/40 | - | - | - | 5/30 | 5/40 | 5/40-30 | 5/30 | 5/40</text:p>
      <text:p text:style-name="P2"/>
      <text:p text:style-name="P1">[TABLEAU]</text:p>
      <text:p text:style-name="P1">Appareil | PER</text:p>
      <text:p text:style-name="P1">lavabo | 10x12</text:p>
      <text:p text:style-name="P1">machine à laver / lave-linge | 10x12</text:p>
      <text:p text:style-name="P1"><text:soft-page-break/>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F1 | 2 x 5/45 | -</text:p>
      <text:p text:style-name="P1">F2 | 5/45 | 5/45</text:p>
      <text:p text:style-name="P1">F3 | 5/45 | 5/45</text:p>
      <text:p text:style-name="P1">F4 | 5/45 | 5/45</text:p>
      <text:p text:style-name="P1">F5 | 5/45 | 5/45</text:p>
      <text:p text:style-name="P2"/>
      <text:p text:style-name="P1">[TABLEAU]</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onfiguration de Base | Configuration de Base | Configuration de Base | Configuration de Base | Configuration de Base | Configuration de Base | Pièces techniques supplémentaires | Pièces techniques supplémentaires | Pièces techniques supplémentaires | Pièces techniques supplémentaires</text:p>
      <text:p text:style-name="P1">Logement | Cuisine | SDB 1 | SDB 2 | SDB/WC 1 | SDB/WC 2 | WC | Autre SDB | Autre SDB/WC | Autre WC | Salle d'eau (2)</text:p>
      <text:p text:style-name="P1">F1 (1 SDB/WC) (1) | 10/40-75 | - | - | 5/40-30 | - | - | 5/40 | 5/40-30 | 5/30 | 5/40</text:p>
      <text:p text:style-name="P1">F1 (1 SDB/WC) (1) | 10/40-75 | - | - | 5/40-30 | - | - | 5/40 | 5/40-30 | 5/30 | 5/40</text:p>
      <text:p text:style-name="P1">F1 (1 SDB </text:p>
      <text:p text:style-name="P1">1 WC) | 10/40-75 | 5/40 | - | - | - | 5/30 | 5/40 | 5/40-30 | 5/30 | 5/40</text:p>
      <text:p text:style-name="P1">F2 (1 SDB/WC) | 10/40-90 | - | - | 5/40-30 | - | - | 5/40 | 5/40-30 | 5/30 | 5/40</text:p>
      <text:p text:style-name="P1">F2 (1 SDB/WC) | 10/40-90 | - | - | 5/40-30 | - | - | 5/40 | 5/40-30 | 5/30 | 5/40</text:p>
      <text:p text:style-name="P1">F2 (1 SDB</text:p>
      <text:p text:style-name="P1">1 WC) | 10/40-90 | 5/40 | - | - | - | 5/30 | 5/40 | 5/40-30 | 5/30 | 5/40</text:p>
      <text:p text:style-name="P1">F3 (1 SDB/WC) | 10/45-105 | - | - | 10/45-45 | - | - | 5/40 | 10/45-45 | 5/30 | 5/40</text:p>
      <text:p text:style-name="P1">F3 (1 SDB/WC) | 10/45-105 | - | - | 10/45-45 | - | - | 5/40 | 10/45-45 | 5/30 | 5/40</text:p>
      <text:p text:style-name="P1">F3 (1 SDB </text:p>
      <text:p text:style-name="P1">1 WC) | 10/45-105 | 5/40 | - | - | - | 5/30 | 5/40 | 5/40-30 | 5/30 | 5/40</text:p>
      <text:p text:style-name="P1">F4 (1 SDB/WC) | 10/45-120 | - | - | 10/45-45 | - | - | 5/40 | 10/45-45 | 5/30 | 5/40</text:p>
      <text:p text:style-name="P1">F4 (1 SDB/WC) | 10/45-120 | - | - | 10/45-45 | - | - | 5/40 | 10/45-45 | 5/30 | 5/40</text:p>
      <text:p text:style-name="P1">F4 (1 SDB</text:p>
      <text:p text:style-name="P1">1 WC) | 10/45-120 | 5/40 | - | - | - | 5/30 | 5/40 | 5/40-30 | 5/30 | 5/40</text:p>
      <text:p text:style-name="P1">F5 (1 SDB/WC) | 15/45-135 | - | - | 10/45-45 | - | - | 5/40 | 10/45-45 | 5/30 | 5/40</text:p>
      <text:p text:style-name="P1"><text:soft-page-break/>F5 (1 SDB/WC) | 15/45-135 | - | - | 10/45-45 | - | - | 5/40 | 10/45-45 | 5/30 | 5/40</text:p>
      <text:p text:style-name="P1">F5 (1 SDB</text:p>
      <text:p text:style-name="P1">1 WC) | 15/45-135 | 5/40 | - | - | - | 5/30 | 5/40 | 5/40-30 | 5/30 | 5/40</text:p>
      <text:p text:style-name="P2"/>
      <text:p text:style-name="P1">[TABLEAU]</text:p>
      <text:p text:style-name="P1">SYNEA 3kw</text:p>
      <text:p text:style-name="P1">Caractéristiques et performances chauffage | Caractéristiques et performances chauffage | Caractéristiques et performances chauffage</text:p>
      <text:p text:style-name="P1">Classe énergétique – chauffage (35°C / 55°C) | A+++ / A++</text:p>
      <text:p text:style-name="P1">SCOP 35°C / 55°C (1) | 4,60 / 3,21</text:p>
      <text:p text:style-name="P1">Efficacité énergétique saisonnière - chauffage (35°C / 55°C) (1) | % | 181 / 125</text:p>
      <text:p text:style-name="P1">Efficacité énergétique saisonnière - chauffage (35°C / 55°C) avec sonde extérieure | % | 183 / 127</text:p>
      <text:p text:style-name="P1">Puissance acoustique (intérieur/extérieur) (1) | dB(A) | 40 / 57</text:p>
      <text:p text:style-name="P1">Caractéristiques et performances ECS | Caractéristiques et performances ECS | Caractéristiques et performances ECS</text:p>
      <text:p text:style-name="P1">Profil de soutirage - ECS (1) | L</text:p>
      <text:p text:style-name="P1">Classe énergétique - ECS | A+</text:p>
      <text:p text:style-name="P1">Efficacité énergétique ECS (1) | % | 132</text:p>
      <text:p text:style-name="P1">COP ECS | 3,3</text:p>
      <text:p text:style-name="P1">Module hydraulique intérieur | Module hydraulique intérieur | Module hydraulique intérieur</text:p>
      <text:p text:style-name="P1">Dimensions h x l x p | mm | 1474x567x616</text:p>
      <text:p text:style-name="P1">Poids à vide | kg | 101</text:p>
      <text:p text:style-name="P1">Puissance appoint électrique intégré | kW | 3 kW</text:p>
      <text:p text:style-name="P1">Unité extérieure | Unité extérieure | Unité extérieure</text:p>
      <text:p text:style-name="P1">Dimensions h x l x p | mm | 632x886x325</text:p>
      <text:p text:style-name="P1">Poids en fonctionnement | kg | 39</text:p>
      <text:p text:style-name="P1">Quantité de fluide frigorifique R32 préchargé | g | 970</text:p>
      <text:p text:style-name="P1">Longueurs de liaisons frigorifiques préchargées | m | 15</text:p>
      <text:p text:style-name="P1">Longueur de liaisons frigorifiques min / max | m | 3 / 30</text:p>
      <text:p text:style-name="P1">Dénivelé max | m | 20</text:p>
      <text:p text:style-name="P2"/>
      <text:p text:style-name="P1">[TABLEAU]</text:p>
      <text:p text:style-name="P1">Appareil | PER</text:p>
      <text:p text:style-name="P1">lavabo | 10x12</text:p>
      <text:p text:style-name="P1">machine à laver / lave-linge | 10x12</text:p>
      <text:p text:style-name="P1">évier | 13x16</text:p>
      <text:p text:style-name="P1">WC | 10x12</text:p>
      <text:p text:style-name="P1">douche / baignoire | 13x16</text:p>
      <text:p text:style-name="P2"/>
      <text:p text:style-name="P1">[TABLEAU]</text:p>
      <text:p text:style-name="P1">Appareil | PER</text:p>
      <text:p text:style-name="P1">lavabo | 10x12</text:p>
      <text:p text:style-name="P1">évier | 13x16</text:p>
      <text:p text:style-name="P1">douche / baignoire | 13x16</text:p>
      <text:p text:style-name="P2"/>
      <text:p text:style-name="P1">[TABLEAU]</text:p>
      <text:p text:style-name="P1">Appareil | PVC</text:p>
      <text:p text:style-name="P1">lavabo | 40</text:p>
      <text:p text:style-name="P1">machine à laver / lave-linge | 40</text:p>
      <text:p text:style-name="P1">évier | 40</text:p>
      <text:p text:style-name="P1">douche/ baignoire | 50</text:p>
      <text:p text:style-name="P1">WC | 100</text:p>
      <text:p text:style-name="P2"/>
      <text:p text:style-name="P1">[TABLEAU]</text:p>
      <text:p text:style-name="P1">Séjour | Chambre</text:p>
      <text:p text:style-name="P1">5/45 | 5/45</text:p>
      <text:p text:style-name="P2"/>
      <text:p text:style-name="P1">[TABLEAU]</text:p>
      <text:p text:style-name="P1">Alféa Extensa Duo A.I. 5 R32</text:p>
      <text:p text:style-name="P1">Caractéristiques et performances chauffage | Caractéristiques et performances chauffage | Caractéristiques et performances chauffage</text:p>
      <text:p text:style-name="P1"><text:soft-page-break/>Classe énergétique – chauffage (35°C / 55°C) | Classe énergétique – chauffage (35°C / 55°C) | A+++ / A++</text:p>
      <text:p text:style-name="P1">SCOP 35°C / 55°C (1) | SCOP 35°C / 55°C (1) | 4,45 / 3,20</text:p>
      <text:p text:style-name="P1">Efficacité énergétique saisonnière - chauffage (35°C / 55°C) (1) | Efficacité énergétique saisonnière - chauffage (35°C / 55°C) (1) | % | 175 / 125</text:p>
      <text:p text:style-name="P1">Efficacité énergétique saisonnière - chauffage (35°C / 55°C) avec sonde extérieure | Efficacité énergétique saisonnière - chauffage (35°C / 55°C) avec sonde extérieure | % | 177 / 127</text:p>
      <text:p text:style-name="P1">Puissance acoustique (intérieur/extérieur) (1) | Puissance acoustique (intérieur/extérieur) (1) | dB(A) | 40 / 57</text:p>
      <text:p text:style-name="P1">Caractéristiques et performances ECS | Caractéristiques et performances ECS | Caractéristiques et performances ECS</text:p>
      <text:p text:style-name="P1">Profil de soutirage - ECS (1) | Profil de soutirage - ECS (1) | L</text:p>
      <text:p text:style-name="P1">Classe énergétique - ECS | Classe énergétique - ECS | A+</text:p>
      <text:p text:style-name="P1">Efficacité énergétique ECS (1) | Efficacité énergétique ECS (1) | % | 130</text:p>
      <text:p text:style-name="P1">COP ECS | COP ECS | 3,1</text:p>
      <text:p text:style-name="P1">Module hydraulique intérieur | Module hydraulique intérieur | Module hydraulique intérieur</text:p>
      <text:p text:style-name="P1">Dimensions h x l x p | Dimensions h x l x p | mm | 1841 x 648 x 684</text:p>
      <text:p text:style-name="P1">Poids à vide | Poids à vide | kg | 145</text:p>
      <text:p text:style-name="P1">Puissance appoint électrique intégré | Puissance appoint électrique intégré | kW | 3 (6kW en option)</text:p>
      <text:p text:style-name="P1">Unité extérieure | Unité extérieure | Unité extérieure</text:p>
      <text:p text:style-name="P1">Dimensions h x l x p | Dimensions h x l x p | mm | 830 x 977 x 372</text:p>
      <text:p text:style-name="P1">Poids en fonctionnement | Poids en fonctionnement | kg | 62</text:p>
      <text:p text:style-name="P1">Quantité de fluide frigorifique R32 préchargé | Quantité de fluide frigorifique R32 préchargé | g | 1630</text:p>
      <text:p text:style-name="P1">Longueurs de liaisons frigorifiques préchargées | Longueurs de liaisons frigorifiques préchargées | m | 20</text:p>
      <text:p text:style-name="P1">Longueur de liaisons frigorifiques min / max | Longueur de liaisons frigorifiques min / max | m | 3 / 30</text:p>
      <text:p text:style-name="P1">Dénivelé max | Dénivelé max | m | 20</text:p>
      <text:p text:style-name="P2"/>
      <text:p text:style-name="P1">[TABLEAU]</text:p>
      <text:p text:style-name="P1">NUM | PIECE | DEPER (W) | Radiateur | Nombre</text:p>
      <text:p text:style-name="P1">A1-1 | SE | 2728 | 22K750-1200 | 1</text:p>
      <text:p text:style-name="P1">A1-1 | SE HALL | 22K750-0720 | 1</text:p>
      <text:p text:style-name="P1">A1-1 | CH1 | 468 | 22K750-0400 | 1</text:p>
      <text:p text:style-name="P1">A1-1 | CH2 | 475 | 22K750-0400 | 1</text:p>
      <text:p text:style-name="P1">A1-1 | CH3 | 723 | 22K750-0520 | 1</text:p>
      <text:p text:style-name="P1">A1-1 | CH4 | 440 | 22K750-0400 | 1</text:p>
      <text:p text:style-name="P1">A1-1 | SDB WC 1 | 46 | SS ELEC | 1</text:p>
      <text:p text:style-name="P1">A1-1 | SDB WC 2 | 58 | SS ELEC | 1</text:p>
      <text:p text:style-name="P1">A1-1 | Total | 4938</text:p>
      <text:p text:style-name="P1">A2-1 | SE | 1749 | 22K750-1200 | 1</text:p>
      <text:p text:style-name="P1">A2-1 | CH1 | 639 | 22K750-0520 | 1</text:p>
      <text:p text:style-name="P1">A2-1 | CH2 | 615 | 22K750-0520 | 1</text:p>
      <text:p text:style-name="P1">A2-1 | SDB | 111 | SS ELEC | 1</text:p>
      <text:p text:style-name="P1">A2-1 | Total | 3114</text:p>
      <text:p text:style-name="P1">A2-2 | SE | 1202 | 22K750-0920 | 1</text:p>
      <text:p text:style-name="P1">A2-2 | CH1 | 588 | 22K750-0400 | 1</text:p>
      <text:p text:style-name="P1">A2-2 | SdB | 36 | SS ELEC | 1</text:p>
      <text:p text:style-name="P1">A2-2 | Total | 1826</text:p>
      <text:p text:style-name="P1">A2-3 | SE | 1532 | 22K750-1120 | 1</text:p>
      <text:p text:style-name="P1">A2-3 | CH1 | 745 | 22K750-0520 | 1</text:p>
      <text:p text:style-name="P1">A2-3 | CH2 | 472 | 22K750-0400 | 1</text:p>
      <text:p text:style-name="P1">A2-3 | CH3 | 591 | 22K750-0400 | 1</text:p>
      <text:p text:style-name="P1">A2-3 | SDB <text:s/>WC | 41 | SS ELEC | 1</text:p>
      <text:p text:style-name="P1">A2-3 | Total | 3381</text:p>
      <text:p text:style-name="P1">A01-101 | SE | 2311 | 22K750-1200 | 1</text:p>
      <text:p text:style-name="P1">A01-101 | SE | 22K750-0400 | 1</text:p>
      <text:p text:style-name="P1">A01-101 | CH1 | 577 | 22K750-0400 | 1</text:p>
      <text:p text:style-name="P1">A01-101 | CH2 | 835 | 22K750-0600 | 1</text:p>
      <text:p text:style-name="P1">A01-101 | CH3 | 502 | 22K750-0400 | 1</text:p>
      <text:p text:style-name="P1"><text:soft-page-break/>A01-101 | SDB WC | 31 | T05SEC | 1</text:p>
      <text:p text:style-name="P1">A01-101 | Total | 4256</text:p>
      <text:p text:style-name="P1">A02-101 | SE | 1703 | 22K750-1200 | 1</text:p>
      <text:p text:style-name="P1">A02-101 | CH1 | 613 | 22K750-0520 | 1</text:p>
      <text:p text:style-name="P1">A02-101 | CH2 | 543 | 22K750-0400 | 1</text:p>
      <text:p text:style-name="P1">A02-101 | SDB | 64 | SS ELEC | 1</text:p>
      <text:p text:style-name="P1">A02-101 | Total | 2923</text:p>
      <text:p text:style-name="P1">A02-102 | SE | 1103 | 22K750-0800 | 1</text:p>
      <text:p text:style-name="P1">A02-102 | CH1 | 644 | 22K750-0520 | 1</text:p>
      <text:p text:style-name="P1">A02-102 | SDB | 3 | SS ELEC | 1</text:p>
      <text:p text:style-name="P1">A02-102 | Total | 1750</text:p>
      <text:p text:style-name="P1">A02-103 | SE | 1517 | 22K750-1120 | 1</text:p>
      <text:p text:style-name="P1">A02-103 | CH1 | 729 | 22K750-0520 | 1</text:p>
      <text:p text:style-name="P1">A02-103 | CH2 | 416 | 22K750-0400 | 1</text:p>
      <text:p text:style-name="P1">A02-103 | CH3 | 529 | 22K750-0400 | 1</text:p>
      <text:p text:style-name="P1">A02-103 | SDB | 3 | SS ELEC | 1</text:p>
      <text:p text:style-name="P1">A02-103 | Total | 3194</text:p>
      <text:p text:style-name="P1">A02-201 | SE | 2070 | Plancher Chauffant | 0</text:p>
      <text:p text:style-name="P1">A02-201 | CH1 | 644 | Plancher Chauffant | 0</text:p>
      <text:p text:style-name="P1">A02-201 | CH2 | 644 | Plancher Chauffant | 0</text:p>
      <text:p text:style-name="P1">A02-201 | CH3 | 768 | Plancher Chauffant | 0</text:p>
      <text:p text:style-name="P1">A02-201 | SDB | 98 | Plancher Chauffant | 0</text:p>
      <text:p text:style-name="P1">A02-201 | SDB <text:s/>WC | 25 | Plancher Chauffant | 0</text:p>
      <text:p text:style-name="P1">A02-201 | Total | 4249</text:p>
      <text:p text:style-name="P1">A02-202 | SE | 1941 | Plancher Chauffant | 0</text:p>
      <text:p text:style-name="P1">A02-202 | CH1 | 818 | Plancher Chauffant | 0</text:p>
      <text:p text:style-name="P1">A02-202 | CH2 | 512 | Plancher Chauffant | 0</text:p>
      <text:p text:style-name="P1">A02-202 | CH3 | 595 | Plancher Chauffant | 0</text:p>
      <text:p text:style-name="P1">A02-202 | SDB | 73 | Plancher Chauffant | 0</text:p>
      <text:p text:style-name="P1">A02-202 | Total | 3939</text:p>
      <text:p text:style-name="P2"/>
      <text:p text:style-name="P1">[TABLEAU]</text:p>
      <text:p text:style-name="P1">NUM | PIECE | DEPER (W) | Radiateur | Nombre</text:p>
      <text:p text:style-name="P1">B001 | SE | 1674 | 22K750-1120 | 1</text:p>
      <text:p text:style-name="P1">B001 | CH1 | 620 | 22K750-0520 | 1</text:p>
      <text:p text:style-name="P1">B001 | CH2 | 596 | 22K750-0400 | 1</text:p>
      <text:p text:style-name="P1">B001 | SDB | 101 | T05SEC | 1</text:p>
      <text:p text:style-name="P1">B001 | Total | 2991</text:p>
      <text:p text:style-name="P1">B002 | SE | 1166 | 22K750-0800 | 1</text:p>
      <text:p text:style-name="P1">B002 | CH1 | 558 | 22K750-0400 | 1</text:p>
      <text:p text:style-name="P1">B002 | SDB | 26 | T05SEC | 1</text:p>
      <text:p text:style-name="P1">B002 | Total | 1750</text:p>
      <text:p text:style-name="P1">B003 | SE | 1666 | 22K750-1120 | 1</text:p>
      <text:p text:style-name="P1">B003 | CH1 | 716 | 22K750-0520 | 1</text:p>
      <text:p text:style-name="P1">B003 | CH2 | 457 | 22K750-0400 | 1</text:p>
      <text:p text:style-name="P1">B003 | CH3 | 602 | 22K750-0520 | 1</text:p>
      <text:p text:style-name="P1">B003 | SDB | 103 | T05SEC | 1</text:p>
      <text:p text:style-name="P1">B003 | Total | 3544</text:p>
      <text:p text:style-name="P1">B101 | SE | 1709 | 22K750-1200 | 1</text:p>
      <text:p text:style-name="P1">B101 | CH1 | 612 | 22K750-0520 | 1</text:p>
      <text:p text:style-name="P1">B101 | CH2 | 547 | 22K750-0400 | 1</text:p>
      <text:p text:style-name="P1">B101 | SDB | 67 | SS ELEC | 1</text:p>
      <text:p text:style-name="P1">B101 | Total | 2935</text:p>
      <text:p text:style-name="P1">B102 | SE | 1122 | 22K750-0800 | 1</text:p>
      <text:p text:style-name="P1">B102 | CH1 | 635 | 22K750-0520 | 1</text:p>
      <text:p text:style-name="P1">B102 | SDB | 3 | SS ELEC | 1</text:p>
      <text:p text:style-name="P1">B102 | Total | 1760</text:p>
      <text:p text:style-name="P1">B103 | SE | 1645 | 22K750-1120 | 1</text:p>
      <text:p text:style-name="P1">B103 | CH1 | 722 | 22K750-0520 | 1</text:p>
      <text:p text:style-name="P1">B103 | CH2 | 421 | 22K750-0400 | 1</text:p>
      <text:p text:style-name="P1">B103 | CH3 | 551 | 22K750-0400 | 1</text:p>
      <text:p text:style-name="P1">B103 | SDB | 65 | SS ELEC | 1</text:p>
      <text:p text:style-name="P1">B103 | Total | 3404</text:p>
      <text:p text:style-name="P1">B201 | SE | 2064 | Plancher Chauffant | 0</text:p>
      <text:p text:style-name="P1"><text:soft-page-break/>B201 | CH1 | 648 | Plancher Chauffant | 0</text:p>
      <text:p text:style-name="P1">B201 | CH2 | 640 | Plancher Chauffant | 0</text:p>
      <text:p text:style-name="P1">B201 | CH3 | 783 | Plancher Chauffant | 0</text:p>
      <text:p text:style-name="P1">B201 | SDB | 94 | Plancher Chauffant | 0</text:p>
      <text:p text:style-name="P1">B201 | SDB <text:s/>CH | 24 | Plancher Chauffant | 0</text:p>
      <text:p text:style-name="P1">B201 | Total | 4253</text:p>
      <text:p text:style-name="P1">B202 | SE | 1984 | Plancher Chauffant | 0</text:p>
      <text:p text:style-name="P1">B202 | CH1 | 797 | Plancher Chauffant | 0</text:p>
      <text:p text:style-name="P1">B202 | CH2 | 511 | Plancher Chauffant | 0</text:p>
      <text:p text:style-name="P1">B202 | CH3 | 611 | Plancher Chauffant | 0</text:p>
      <text:p text:style-name="P1">B202 | SDB | 88 | Plancher Chauffant | 0</text:p>
      <text:p text:style-name="P1">B202 | Total | 3991</text:p>
      <text:p text:style-name="P2"/>
      <text:p text:style-name="P1">[TABLEAU]</text:p>
      <text:p text:style-name="P1">NUM | PIECE | DEPER (W) | Radiateur | Nombre</text:p>
      <text:p text:style-name="P1">C001 | SE | 1453 | 22K750-1000 | 1</text:p>
      <text:p text:style-name="P1">C001 | SE HALL | 1</text:p>
      <text:p text:style-name="P1">C001 | CH1 | 578 | 22K750-0400 | 1</text:p>
      <text:p text:style-name="P1">C001 | CH2 | 544 | 22K750-0400 | 1</text:p>
      <text:p text:style-name="P1">C001 | SDB | 76 | T05SEC | 1</text:p>
      <text:p text:style-name="P1">C001 | Total | 2651</text:p>
      <text:p text:style-name="P1">C002 | SE | 1057 | 22K750-0720 | 1</text:p>
      <text:p text:style-name="P1">C002 | CH1 | 518 | 22K750-0400 | 1</text:p>
      <text:p text:style-name="P1">C002 | SdB | 19 | T05SEC | 1</text:p>
      <text:p text:style-name="P1">C002 | Total | 1594</text:p>
      <text:p text:style-name="P1">C003 | SE | 1481 | 22K750-1000 | 1</text:p>
      <text:p text:style-name="P1">C003 | CH1 | 569 | 22K750-0400 | 1</text:p>
      <text:p text:style-name="P1">C003 | CH2 | 453 | 22K750-0400 | 1</text:p>
      <text:p text:style-name="P1">C003 | CH3 | 564 | 22K750-0400 | 1</text:p>
      <text:p text:style-name="P1">C003 | SDB | 75 | T05SEC | 1</text:p>
      <text:p text:style-name="P1">C003 | Total | 3142</text:p>
      <text:p text:style-name="P1">C101 | SE | 1666 | 22K750-1120 | 1</text:p>
      <text:p text:style-name="P1">C101 | CH1 | 577 | 22K750-0400 | 1</text:p>
      <text:p text:style-name="P1">C101 | CH2 | 543 | 22K750-0400 | 1</text:p>
      <text:p text:style-name="P1">C101 | SDB | 67 | T05SEC | 1</text:p>
      <text:p text:style-name="P1">C101 | Total | 2853</text:p>
      <text:p text:style-name="P1">C102 | SE | 1126 | 22K750-0800 | 1</text:p>
      <text:p text:style-name="P1">C102 | CH1 | 648 | 22K750-0520 | 1</text:p>
      <text:p text:style-name="P1">C102 | SDB | 2 | T05SEC | 1</text:p>
      <text:p text:style-name="P1">C102 | Total | 1776</text:p>
      <text:p text:style-name="P1">C103 | SE | 1709 | 22K750-1200 | 1</text:p>
      <text:p text:style-name="P1">C103 | CH1 | 583 | 22K750-0400 | 1</text:p>
      <text:p text:style-name="P1">C103 | CH2 | 426 | 22K750-0400 | 1</text:p>
      <text:p text:style-name="P1">C103 | CH3 | 551 | 22K750-0400 | 1</text:p>
      <text:p text:style-name="P1">C103 | SDB | 67 | T05SEC | 1</text:p>
      <text:p text:style-name="P1">C103 | Total | 3336</text:p>
      <text:p text:style-name="P1">C201 | SE | 1572 | 22K750-1120 | 1</text:p>
      <text:p text:style-name="P1">C201 | CH1 | 626 | 22K750-0520 | 1</text:p>
      <text:p text:style-name="P1">C201 | CH2 | 588 | 22K750-0400 | 1</text:p>
      <text:p text:style-name="P1">C201 | CH3 | 558 | 22K750-0400 | 1</text:p>
      <text:p text:style-name="P1">C201 | CH4 | 621 | 22K750-0520 | 1</text:p>
      <text:p text:style-name="P1">C201 | SDB <text:s/>WC | 96 | T05SEC | 1</text:p>
      <text:p text:style-name="P1">C201 | SDB | 22 | T05SEC | 1</text:p>
      <text:p text:style-name="P1">C201 | Total | 4083</text:p>
      <text:p text:style-name="P1">C202 | SE | 1969 | 22K750-0920 | 1</text:p>
      <text:p text:style-name="P1">C202 | SE | 22K750-0400 | 1</text:p>
      <text:p text:style-name="P1">C202 | CH1 | 738 | 22K750-0520 | 1</text:p>
      <text:p text:style-name="P1">C202 | CH2 | 477 | 22K750-0400 | 1</text:p>
      <text:p text:style-name="P1">C202 | CH3 | 582 | 22K750-0400 | 1</text:p>
      <text:p text:style-name="P1">C202 | SDB CH3 | 74 | T05SEC | 1</text:p>
      <text:p text:style-name="P1">C202 | SDB | 29 | T05SEC | 1</text:p>
      <text:p text:style-name="P1">C202 | Total | 3869</text:p>
      <text:p text:style-name="P2"/>
      <text:p text:style-name="P1">[TABLEAU]</text:p>
      <text:p text:style-name="P1"><text:soft-page-break/>NUM | PIECE | DEPER (W) | Radiateur | Nombre</text:p>
      <text:p text:style-name="P1">D001 | SE | 1585 | 22K750-1120 | 1</text:p>
      <text:p text:style-name="P1">D001 | CH1 | 539 | 22K750-0400 | 1</text:p>
      <text:p text:style-name="P1">D001 | CH2 | 470 | 22K750-0400 | 1</text:p>
      <text:p text:style-name="P1">D001 | SDB | 34 | T05SEC | 1</text:p>
      <text:p text:style-name="P1">D001 | Total | 2628</text:p>
      <text:p text:style-name="P1">D002 | SE | 1215 | 22K750-0920 | 1</text:p>
      <text:p text:style-name="P1">D002 | CH1 | 592 | 22K750-0400 | 1</text:p>
      <text:p text:style-name="P1">D002 | SdB | 35 | T05SEC | 1</text:p>
      <text:p text:style-name="P1">D002 | Total | 1842</text:p>
      <text:p text:style-name="P1">D003 | SE | 1788 | 22K750-1200 | 1</text:p>
      <text:p text:style-name="P1">D003 | CH1 | 575 | 22K750-0400 | 1</text:p>
      <text:p text:style-name="P1">D003 | CH2 | 458 | 22K750-0400 | 1</text:p>
      <text:p text:style-name="P1">D003 | CH3 | 546 | 22K750-0400 | 1</text:p>
      <text:p text:style-name="P1">D003 | SDB | 98 | T05SEC | 1</text:p>
      <text:p text:style-name="P1">D003 | Total | 3465</text:p>
      <text:p text:style-name="P1">D101 | SE | 1460 | 22K750-1000 | 1</text:p>
      <text:p text:style-name="P1">D101 | CH1 | 503 | 22K750-0400 | 1</text:p>
      <text:p text:style-name="P1">D101 | CH2 | 433 | 22K750-0400 | 1</text:p>
      <text:p text:style-name="P1">D101 | SDB | 3 | SS ELEC | 1</text:p>
      <text:p text:style-name="P1">D101 | Total | 2399</text:p>
      <text:p text:style-name="P1">D102 | SE | 1224 | 22K750-0920 | 1</text:p>
      <text:p text:style-name="P1">D102 | CH1 | 540 | 22K750-0400 | 1</text:p>
      <text:p text:style-name="P1">D102 | SDB | 3 | SS ELEC | 1</text:p>
      <text:p text:style-name="P1">D102 | Total | 1767</text:p>
      <text:p text:style-name="P1">D103 | SE | 2155 | 22K750-1120 | 1</text:p>
      <text:p text:style-name="P1">D103 | SE | 22K750-0400 | 1</text:p>
      <text:p text:style-name="P1">D103 | CH1 | 733 | 22K750-0520 | 1</text:p>
      <text:p text:style-name="P1">D103 | CH2 | 519 | 22K750-0400 | 1</text:p>
      <text:p text:style-name="P1">D103 | CH3 | 602 | 22K750-0400 | 1</text:p>
      <text:p text:style-name="P1">D103 | SDB | 143 | SS ELEC | 1</text:p>
      <text:p text:style-name="P1">D103 | Total | 4152</text:p>
      <text:p text:style-name="P1">D201 | SE | 2231 | Plancher Chauffant | 0</text:p>
      <text:p text:style-name="P1">D201 | CH1 | 653 | Plancher Chauffant | 0</text:p>
      <text:p text:style-name="P1">D201 | CH2 | 743 | Plancher Chauffant | 0</text:p>
      <text:p text:style-name="P1">D201 | CH3 | 593 | Plancher Chauffant | 0</text:p>
      <text:p text:style-name="P1">D201 | CH4 | 581 | Plancher Chauffant | 0</text:p>
      <text:p text:style-name="P1">D201 | SDB | 81 | Plancher Chauffant | 0</text:p>
      <text:p text:style-name="P1">D201 | SDB <text:s/>CH | 71 | Plancher Chauffant | 0</text:p>
      <text:p text:style-name="P1">D201 | Total | 4953</text:p>
      <text:p text:style-name="P2"/>
      <text:p text:style-name="P1">[TABLEAU]</text:p>
      <text:p text:style-name="P1">NUM | PIECE | DEPER (W) | Radiateur | Nombre</text:p>
      <text:p text:style-name="P1">E001 | SE | 1641 | 22K750-1120 | 1</text:p>
      <text:p text:style-name="P1">E001 | CH1 | 477 | 22K750-0400 | 1</text:p>
      <text:p text:style-name="P1">E001 | CH2 | 458 | 22K750-0400 | 1</text:p>
      <text:p text:style-name="P1">E001 | CH3 | 544 | 22K750-0400 | 1</text:p>
      <text:p text:style-name="P1">E001 | SDB | 35 | T05SEC | 1</text:p>
      <text:p text:style-name="P1">E001 | Total | 3155</text:p>
      <text:p text:style-name="P1">E002 | SE | 1208 | 22K750-0920 | 1</text:p>
      <text:p text:style-name="P1">E002 | CH1 | 578 | 22K750-0400 | 1</text:p>
      <text:p text:style-name="P1">E002 | SdB | 34 | SS ELEC | 1</text:p>
      <text:p text:style-name="P1">E002 | Total | 1820</text:p>
      <text:p text:style-name="P1">E003 | SE | 1401 | 22K750-1000 | 1</text:p>
      <text:p text:style-name="P1">E003 | CH1 | 566 | 22K750-0400 | 1</text:p>
      <text:p text:style-name="P1">E003 | CH2 | 544 | 22K750-0400 | 1</text:p>
      <text:p text:style-name="P1">E003 | SDB | 51 | T05SEC | 1</text:p>
      <text:p text:style-name="P1">E003 | Total | 2562</text:p>
      <text:p text:style-name="P1">E101 | SE | 1577 | 22K750-1120 | 1</text:p>
      <text:p text:style-name="P1">E101 | CH1 | 466 | 22K750-0400 | 1</text:p>
      <text:p text:style-name="P1">E101 | CH2 | 417 | 22K750-0400 | 1</text:p>
      <text:p text:style-name="P1">E101 | CH3 | 504 | 22K750-0400 | 1</text:p>
      <text:p text:style-name="P1">E101 | SDB | 18 | T05SEC | 1</text:p>
      <text:p text:style-name="P1">E101 | Total | 2982</text:p>
      <text:p text:style-name="P1"><text:soft-page-break/>E102 | SE | 1100 | 22K750-0800 | 1</text:p>
      <text:p text:style-name="P1">E102 | CH1 | 655 | 22K750-0520 | 1</text:p>
      <text:p text:style-name="P1">E102 | SDB | 3 | T05SEC | 1</text:p>
      <text:p text:style-name="P1">E102 | Total | 1758</text:p>
      <text:p text:style-name="P1">E103 | SE | 1211 | 22K750-0920 | 1</text:p>
      <text:p text:style-name="P1">E103 | CH1 | 541 | 22K750-0400 | 1</text:p>
      <text:p text:style-name="P1">E103 | CH2 | 507 | 22K750-0400 | 1</text:p>
      <text:p text:style-name="P1">E103 | SDB | 5 | T05SEC | 1</text:p>
      <text:p text:style-name="P1">E103 | Total | 2264</text:p>
      <text:p text:style-name="P1">E201 | SE | 1826 | 22K750-0920 | 1</text:p>
      <text:p text:style-name="P1">E201 | SE | 22K750-0400 | 1</text:p>
      <text:p text:style-name="P1">E201 | CH1 | 644 | 22K750-0520 | 1</text:p>
      <text:p text:style-name="P1">E201 | CH2 | 499 | 22K750-0400 | 1</text:p>
      <text:p text:style-name="P1">E201 | CH3 | 570 | 22K750-0400 | 1</text:p>
      <text:p text:style-name="P1">E201 | SDB <text:s/>CH | 68 | T05SEC | 1</text:p>
      <text:p text:style-name="P1">E201 | Total | 3607</text:p>
      <text:p text:style-name="P1">E202 | SE | 1646 | 22K750-1120 | 1</text:p>
      <text:p text:style-name="P1">E202 | CH1 | 589 | 22K750-0400 | 1</text:p>
      <text:p text:style-name="P1">E202 | CH2 | 588 | 22K750-0400 | 1</text:p>
      <text:p text:style-name="P1">E202 | CH3 | 679 | 22K750-0520 | 1</text:p>
      <text:p text:style-name="P1">E202 | SDB | 55 | T05SEC | 1</text:p>
      <text:p text:style-name="P1">E202</text:p>
      <text:p text:style-name="P1">E202 | Total | 3557</text:p>
      <text:p text:style-name="P2"/>
      <text:p text:style-name="P1">[TABLEAU]</text:p>
      <text:p text:style-name="P1">NUM | PIECE | DEPER (W) | Radiateur | Nombre</text:p>
      <text:p text:style-name="P1">E001 | SE | 1703 | 22K750-1200 | 1</text:p>
      <text:p text:style-name="P1">E001 | CH1 | 569 | 22K750-0400 | 1</text:p>
      <text:p text:style-name="P1">E001 | CH2 | 527 | 22K750-0400 | 1</text:p>
      <text:p text:style-name="P1">E001 | SDB | 114 | SS ELEC | 1</text:p>
      <text:p text:style-name="P1">E001 | Total | 2913</text:p>
      <text:p text:style-name="P1">E002 | SE | 1613 | 22K750-1120 | 1</text:p>
      <text:p text:style-name="P1">E002 | CH1 | 501 | 22K750-0400 | 1</text:p>
      <text:p text:style-name="P1">E002 | CH2 | 529 | 22K750-0400 | 1</text:p>
      <text:p text:style-name="P1">E002 | SdB | 39 | SS ELEC | 1</text:p>
      <text:p text:style-name="P1">E002 | Total | 2682</text:p>
      <text:p text:style-name="P1">E101 | SE | 1723 | 22K750-1200 | 1</text:p>
      <text:p text:style-name="P1">E101 | CH1 | 696 | 22K750-0520 | 1</text:p>
      <text:p text:style-name="P1">E101 | CH2 | 578 | 22K750-0400 | 1</text:p>
      <text:p text:style-name="P1">E101 | SDB | 159 | T05SEC | 1</text:p>
      <text:p text:style-name="P1">E101 | Total | 3156</text:p>
      <text:p text:style-name="P1">E102 | SE | 1590 | 22K750-1120 | 1</text:p>
      <text:p text:style-name="P1">E102 | CH1 | 588 | 22K750-0400 | 1</text:p>
      <text:p text:style-name="P1">E102 | CH2 | 580 | 22K750-0400 | 1</text:p>
      <text:p text:style-name="P1">E102 | SDB | 48 | T05SEC | 1</text:p>
      <text:p text:style-name="P1">E102 | Total | 2806</text:p>
      <text:p text:style-name="P2"/>
      <text:p text:style-name="P1">[TABLEAU]</text:p>
      <text:p text:style-name="P1">Pièce | Total | Total Partie</text:p>
      <text:p text:style-name="P1">RDC - 1 - CH <text:s/>1 | 629 | 4 876</text:p>
      <text:p text:style-name="P1">RDC - 3 - WC | 187 | 4 876</text:p>
      <text:p text:style-name="P1">R+1 - 4 - CH <text:s/>5 | 496 | 4 876</text:p>
      <text:p text:style-name="P1">R+1 - 5 - CH <text:s/>4 | 440 | 4 876</text:p>
      <text:p text:style-name="P1">R+1 - 6 - CH <text:s/>3 | 495 | 4 876</text:p>
      <text:p text:style-name="P1">R+1 - 7 - BUANDERIE | 26 | 4 876</text:p>
      <text:p text:style-name="P1">R+1 - 9 - CH <text:s/>2 | 481 | 4 876</text:p>
      <text:p text:style-name="P1">R+1 - 10 - SDB | 159 | 4 876</text:p>
      <text:p text:style-name="P1">R+1 - 11 - WC | 28 | 4 876</text:p>
      <text:p text:style-name="P1">RDC - 2 - SE | 1 936 | 4 876</text:p>
      <text:p text:style-name="P2"/>
      <text:p text:style-name="P1">[TABLEAU]</text:p>
      <text:p text:style-name="P1">Pièce | Total | Total Partie</text:p>
      <text:p text:style-name="P1">RDC - 1 - SE | 1 718 | 4 767</text:p>
      <text:p text:style-name="P1">RDC - 2 - CH <text:s/>1 | 625 | 4 767</text:p>
      <text:p text:style-name="P1"><text:soft-page-break/>RDC - 3 - SDB CH | 159 | 4 767</text:p>
      <text:p text:style-name="P1">RDC - 4 - CH <text:s/>1_3 | 40 | 4 767</text:p>
      <text:p text:style-name="P1">R+1 - 5 - CH <text:s/>5 | 505 | 4 767</text:p>
      <text:p text:style-name="P1">R+1 - 6 - CH <text:s/>4 | 435 | 4 767</text:p>
      <text:p text:style-name="P1">R+1 - 7 - CH <text:s/>3 | 496 | 4 767</text:p>
      <text:p text:style-name="P1">R+1 - 8 - CH <text:s/>2 | 481 | 4 767</text:p>
      <text:p text:style-name="P1">R+1 - 9 - DGT | 120 | 4 767</text:p>
      <text:p text:style-name="P1">R+1 - 10 - SDB 1 | 159 | 4 767</text:p>
      <text:p text:style-name="P1">R+1 - 11 - WC 1 | 29 | 4 767</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22:00:23.820188000</meta:creation-date>
    <dc:date>2026-03-13T22:11:25.513534000</dc:date>
    <meta:editing-duration>PT11M2S</meta:editing-duration>
    <meta:editing-cycles>2</meta:editing-cycles>
    <meta:generator>LibreOffice/26.2.1.2$MacOSX_AARCH64 LibreOffice_project/8399f6259d8c87f40e7255cdb3c9b958f5e08948</meta:generator>
    <meta:document-statistic meta:table-count="0" meta:image-count="0" meta:object-count="0" meta:page-count="63" meta:paragraph-count="2623" meta:word-count="29592" meta:character-count="176322" meta:non-whitespace-character-count="148945"/>
  </office:meta>
</office:document-meta>
</file>